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1in"/>
    </style:style>
    <style:style style:name="co7" style:family="table-column">
      <style:table-column-properties fo:break-before="auto" style:column-width="0.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cell-protect="none" style:print-content="true"/>
    </style:style>
    <style:style style:name="ce6" style:family="table-cell" style:parent-style-name="Default">
      <style:table-cell-properties style:cell-protect="none" style:print-content="true"/>
      <style:text-properties style:font-name="Liberation Sans" style:font-name-asian="DejaVu Sans" style:font-name-complex="Lohit Hindi"/>
    </style:style>
    <style:style style:name="ce7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cell-protect="none" style:print-content="true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2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04">
      <style:table-cell-properties style:cell-protect="none" style:print-content="true"/>
    </style:style>
    <style:style style:name="ce15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4"/>
    <style:style style:name="ce17" style:family="table-cell" style:parent-style-name="Default" style:data-style-name="N104">
      <style:table-cell-properties style:cell-protect="none" style:print-content="true"/>
      <style:text-properties fo:font-size="8pt" style:font-size-asian="8pt" style:font-size-complex="8pt"/>
    </style:style>
    <style:style style:name="ce18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104">
      <style:text-properties fo:font-size="8pt" style:font-size-asian="8pt" style:font-size-complex="8pt"/>
    </style:style>
    <style:style style:name="ce20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value-type" style:repeat-content="fals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6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ce12"/>
        <table:table-column table:style-name="co4" table:default-cell-style-name="ce16"/>
        <table:table-column table:style-name="co3" table:default-cell-style-name="ce19"/>
        <table:table-column table:style-name="co4" table:default-cell-style-name="ce16"/>
        <table:table-column table:style-name="co3" table:default-cell-style-name="ce19"/>
        <table:table-column table:style-name="co4" table:default-cell-style-name="ce16"/>
        <table:table-column table:style-name="co3" table:default-cell-style-name="ce19"/>
        <table:table-column table:style-name="co4" table:default-cell-style-name="ce16"/>
        <table:table-column table:style-name="co3" table:default-cell-style-name="ce19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5" table:number-columns-repeated="13" table:default-cell-style-name="ce16"/>
        <table:table-column table:style-name="co7" table:default-cell-style-name="ce22"/>
        <table:table-column table:style-name="co6" table:default-cell-style-name="Default"/>
        <table:table-column table:style-name="co5" table:default-cell-style-name="Default"/>
        <table:table-column table:style-name="co5" table:number-columns-repeated="5" table:default-cell-style-name="ce24"/>
        <table:table-column table:style-name="co1" table:number-columns-repeated="989" table:default-cell-style-name="Default"/>
        <table:table-row table:style-name="ro1"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8" table:formula="of:=[.B101]" office:value-type="string" office:string-value="Jameco" table:number-columns-spanned="2" table:number-rows-spanned="1">
            <text:p>Jameco</text:p>
          </table:table-cell>
          <table:covered-table-cell table:style-name="ce13"/>
          <table:table-cell table:style-name="ce13" table:formula="of:=[.B102]" office:value-type="string" office:string-value="Mouser" table:number-columns-spanned="2" table:number-rows-spanned="1">
            <text:p>Mouser</text:p>
          </table:table-cell>
          <table:covered-table-cell table:style-name="ce13"/>
          <table:table-cell table:style-name="ce13" table:formula="of:=[.B103]" office:value-type="string" office:string-value="Adafruit" table:number-columns-spanned="2" table:number-rows-spanned="1">
            <text:p>Adafruit</text:p>
          </table:table-cell>
          <table:covered-table-cell table:style-name="ce13"/>
          <table:table-cell table:style-name="ce13" table:formula="of:=[.B104]" office:value-type="string" office:string-value="Digikey" table:number-columns-spanned="2" table:number-rows-spanned="1">
            <text:p>Digikey</text:p>
          </table:table-cell>
          <table:covered-table-cell table:style-name="ce13"/>
          <table:table-cell table:style-name="ce13" table:formula="of:=[.B105]" office:value-type="string" office:string-value="Newark" table:number-columns-spanned="2" table:number-rows-spanned="1">
            <text:p>Newark</text:p>
          </table:table-cell>
          <table:covered-table-cell table:style-name="ce13"/>
          <table:table-cell table:style-name="ce20" office:value-type="string">
            <text:p>BEST</text:p>
          </table:table-cell>
          <table:table-cell table:style-name="ce20"/>
          <table:table-cell table:style-name="ce20" office:value-type="string">
            <text:p>Total</text:p>
          </table:table-cell>
          <table:table-cell table:style-name="ce20" office:value-type="string">
            <text:p>Running</text:p>
          </table:table-cell>
          <table:table-cell table:style-name="ce20" table:formula="of:=[.C1]" office:value-type="string" office:string-value="Jameco">
            <text:p>Jameco</text:p>
          </table:table-cell>
          <table:table-cell table:style-name="ce20" table:formula="of:=[.E1]" office:value-type="string" office:string-value="Mouser">
            <text:p>Mouser</text:p>
          </table:table-cell>
          <table:table-cell table:style-name="ce20" table:formula="of:=[.G1]" office:value-type="string" office:string-value="Adafruit">
            <text:p>Adafruit</text:p>
          </table:table-cell>
          <table:table-cell table:style-name="ce20" table:formula="of:=[.I1]" office:value-type="string" office:string-value="Digikey">
            <text:p>Digikey</text:p>
          </table:table-cell>
          <table:table-cell table:style-name="ce20" table:formula="of:=[.K1]" office:value-type="string" office:string-value="Newark">
            <text:p>Newark</text:p>
          </table:table-cell>
          <table:table-cell table:style-name="ce20" table:formula="of:=[.Q1]" office:value-type="string" office:string-value="Jameco">
            <text:p>Jameco</text:p>
          </table:table-cell>
          <table:table-cell table:style-name="ce20" table:formula="of:=[.R1]" office:value-type="string" office:string-value="Mouser">
            <text:p>Mouser</text:p>
          </table:table-cell>
          <table:table-cell table:style-name="ce20" table:formula="of:=[.S1]" office:value-type="string" office:string-value="Adafruit">
            <text:p>Adafruit</text:p>
          </table:table-cell>
          <table:table-cell table:style-name="ce20" table:formula="of:=[.T1]" office:value-type="string" office:string-value="Digikey">
            <text:p>Digikey</text:p>
          </table:table-cell>
          <table:table-cell table:style-name="ce20" table:formula="of:=[.U1]" office:value-type="string" office:string-value="Newark">
            <text:p>Newark</text:p>
          </table:table-cell>
          <table:table-cell table:style-name="ce20" office:value-type="string">
            <text:p>Total</text:p>
          </table:table-cell>
          <table:table-cell table:style-name="ce20" office:value-type="string">
            <text:p>Order</text:p>
          </table:table-cell>
          <table:table-cell table:style-name="ce1" table:number-columns-repeated="7"/>
          <table:table-cell table:style-name="ce25" table:number-columns-repeated="988"/>
          <table:table-cell table:style-name="ce2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Industrial &amp; ASIC</text:p>
          </table:table-cell>
          <table:table-cell table:style-name="ce9" office:value-type="string">
            <text:p><text:a xlink:href="http://www.jameco.com/webapp/wcs/stores/servlet/Product_10001_10001_1341966_-1">link</text:a></text:p>
          </table:table-cell>
          <table:table-cell table:style-name="ce14" office:value-type="currency" office:currency="USD" office:value="2.95">
            <text:p>$2.95</text:p>
          </table:table-cell>
          <table:table-cell table:style-name="ce17" office:value-type="string">
            <text:p><text:a xlink:href="http://www.mouser.com/ProductDetail/Texas-Instruments/L293DNE/?qs=sGAEpiMZZMtYFXwiBRPs0wSafWlCmJbc" office:target-frame-name="_blank">link</text:a></text:p>
          </table:table-cell>
          <table:table-cell table:style-name="ce14" office:value-type="currency" office:currency="USD" office:value="3.75">
            <text:p>$3.75</text:p>
          </table:table-cell>
          <table:table-cell table:style-name="ce17" office:value-type="string">
            <text:p><text:a xlink:href="http://www.adafruit.com/products/807">link</text:a></text:p>
          </table:table-cell>
          <table:table-cell table:style-name="ce14" office:value-type="currency" office:currency="USD" office:value="2.5">
            <text:p>$2.50</text:p>
          </table:table-cell>
          <table:table-cell table:style-name="ce17" office:value-type="string">
            <text:p><text:a xlink:href="http://www.digikey.com/product-search/en?pv69=80&amp;pv1291=920&amp;k=L293D&amp;mnonly=0&amp;newproducts=0&amp;ColumnSort=0&amp;page=1&amp;quantity=0&amp;ptm=0&amp;fid=0&amp;pageSize=25">link</text:a></text:p>
          </table:table-cell>
          <table:table-cell table:style-name="ce14" office:value-type="currency" office:currency="USD" office:value="3.75">
            <text:p>$3.75</text:p>
          </table:table-cell>
          <table:table-cell table:style-name="ce17" office:value-type="string">
            <text:p><text:a xlink:href="http://www.newark.com/texas-instruments/l293ne/ic-motor-driver-half-h-1a-dip/dp/06F9524">link</text:a></text:p>
          </table:table-cell>
          <table:table-cell table:style-name="ce14" office:value-type="currency" office:currency="USD" office:value="2.24">
            <text:p>$2.24</text:p>
          </table:table-cell>
          <table:table-cell table:formula="of:=IF([.A2]&lt;&gt;&quot;&quot;;MIN([.Q2:.U2]);&quot;&quot;)" office:value-type="currency" office:currency="USD" office:value="2.24">
            <text:p>$2.24</text:p>
          </table:table-cell>
          <table:table-cell/>
          <table:table-cell table:formula="of:=IF([.A2]&lt;&gt;&quot;&quot;;[.A2]*[.M2];&quot;&quot;)" office:value-type="currency" office:currency="USD" office:value="2.24">
            <text:p>$2.24</text:p>
          </table:table-cell>
          <table:table-cell table:formula="of:=IF([.A2]&lt;&gt;&quot;&quot;;[.AA2];&quot;&quot;)" office:value-type="currency" office:currency="USD" office:value="2.24">
            <text:p>$2.24</text:p>
          </table:table-cell>
          <table:table-cell table:formula="of:=IF(AND([.$A2]&lt;&gt;&quot;&quot;;[.$A$101]=&quot;Y&quot;;[.D2]&lt;&gt;&quot;&quot;);[.D2];&quot;&quot;)">
            <text:p/>
          </table:table-cell>
          <table:table-cell table:formula="of:=IF(AND([.$A2]&lt;&gt;&quot;&quot;;[.$A$102]=&quot;Y&quot;;[.F2]&lt;&gt;&quot;&quot;);[.F2];&quot;&quot;)">
            <text:p/>
          </table:table-cell>
          <table:table-cell table:formula="of:=IF(AND([.$A2]&lt;&gt;&quot;&quot;;[.$A$103]=&quot;Y&quot;;[.H2]&lt;&gt;&quot;&quot;);[.H2];&quot;&quot;)">
            <text:p/>
          </table:table-cell>
          <table:table-cell table:formula="of:=IF(AND([.$A2]&lt;&gt;&quot;&quot;;[.$A$104]=&quot;Y&quot;;[.J2]&lt;&gt;&quot;&quot;);[.J2];&quot;&quot;)" office:value-type="currency" office:currency="USD" office:value="3.75">
            <text:p>$3.75</text:p>
          </table:table-cell>
          <table:table-cell table:formula="of:=IF(AND([.$A2]&lt;&gt;&quot;&quot;;[.$A$105]=&quot;Y&quot;;[.L2]&lt;&gt;&quot;&quot;);[.L2];&quot;&quot;)" office:value-type="currency" office:currency="USD" office:value="2.24">
            <text:p>$2.24</text:p>
          </table:table-cell>
          <table:table-cell table:formula="of:=IF(AND([.$A2]&lt;&gt;&quot;&quot;;[.$M2]=[.Q2]);[.$A2]*[.Q2];&quot;&quot;)">
            <text:p/>
          </table:table-cell>
          <table:table-cell table:formula="of:=IF(AND([.$A2]&lt;&gt;&quot;&quot;;[.$M2]=[.R2]);[.$A2]*[.R2];&quot;&quot;)">
            <text:p/>
          </table:table-cell>
          <table:table-cell table:formula="of:=IF(AND([.$A2]&lt;&gt;&quot;&quot;;[.$M2]=[.S2]);[.$A2]*[.S2];&quot;&quot;)">
            <text:p/>
          </table:table-cell>
          <table:table-cell table:formula="of:=IF(AND([.$A2]&lt;&gt;&quot;&quot;;[.$M2]=[.T2]);[.$A2]*[.T2];&quot;&quot;)">
            <text:p/>
          </table:table-cell>
          <table:table-cell table:formula="of:=IF(AND([.$A2]&lt;&gt;&quot;&quot;;[.$M2]=[.U2]);[.$A2]*[.U2];&quot;&quot;)" office:value-type="currency" office:currency="USD" office:value="2.24">
            <text:p>$2.24</text:p>
          </table:table-cell>
          <table:table-cell table:formula="of:=IF([.O2]&lt;&gt;&quot;&quot;;[.O2];0)" office:value-type="currency" office:currency="USD" office:value="2.24">
            <text:p>$2.24</text:p>
          </table:table-cell>
          <table:table-cell office:value-type="string">
            <text:p>N01</text:p>
          </table:table-cell>
          <table:table-cell table:number-columns-repeated="2"/>
          <table:table-cell table:style-name="Default" table:number-columns-repeated="4"/>
          <table:table-cell table:number-columns-repeated="99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IC, I/O EXPANDER, 16BIT, 1.7MHZ, DIP-28</text:p>
          </table:table-cell>
          <table:table-cell table:style-name="ce9"/>
          <table:table-cell table:style-name="ce14"/>
          <table:table-cell table:style-name="ce17" office:value-type="string">
            <text:p><text:a xlink:href="http://www.mouser.com/ProductDetail/Microchip-Technology/MCP23017-E-SP/?qs=sGAEpiMZZMtLck3p7ZBovcWu3APnHHes">link</text:a></text:p>
          </table:table-cell>
          <table:table-cell table:style-name="ce14" office:value-type="currency" office:currency="USD" office:value="1.26">
            <text:p>$1.26</text:p>
          </table:table-cell>
          <table:table-cell table:style-name="ce17" office:value-type="string">
            <text:p><text:a xlink:href="http://www.adafruit.com/search?q=MCP23017">link</text:a></text:p>
          </table:table-cell>
          <table:table-cell table:style-name="ce14" office:value-type="currency" office:currency="USD" office:value="2.95">
            <text:p>$2.95</text:p>
          </table:table-cell>
          <table:table-cell table:style-name="ce17" office:value-type="string">
            <text:p><text:a xlink:href="http://www.digikey.com/product-detail/en/MCP23017-E/SP/MCP23017-E/SP-ND/894272">link</text:a></text:p>
          </table:table-cell>
          <table:table-cell table:style-name="ce14" office:value-type="currency" office:currency="USD" office:value="1.44">
            <text:p>$1.44</text:p>
          </table:table-cell>
          <table:table-cell table:style-name="ce17" office:value-type="string">
            <text:p><text:a xlink:href="http://www.newark.com/microchip/mcp23017-e-sp/ic-i-o-expander-16bit-1-7mhz-dip/dp/31K2959?ost=MCP23017-E/SP">link</text:a></text:p>
          </table:table-cell>
          <table:table-cell table:style-name="ce14" office:value-type="currency" office:currency="USD" office:value="1.2">
            <text:p>$1.20</text:p>
          </table:table-cell>
          <table:table-cell table:formula="of:=IF([.A3]&lt;&gt;&quot;&quot;;MIN([.Q3:.U3]);&quot;&quot;)" office:value-type="currency" office:currency="USD" office:value="1.2">
            <text:p>$1.20</text:p>
          </table:table-cell>
          <table:table-cell/>
          <table:table-cell table:formula="of:=IF([.A3]&lt;&gt;&quot;&quot;;[.A3]*[.M3];&quot;&quot;)" office:value-type="currency" office:currency="USD" office:value="1.2">
            <text:p>$1.20</text:p>
          </table:table-cell>
          <table:table-cell table:formula="of:=IF([.A3]&lt;&gt;&quot;&quot;;[.AA3];&quot;&quot;)" office:value-type="currency" office:currency="USD" office:value="3.44">
            <text:p>$3.44</text:p>
          </table:table-cell>
          <table:table-cell table:formula="of:=IF(AND([.$A3]&lt;&gt;&quot;&quot;;[.$A$101]=&quot;Y&quot;;[.D3]&lt;&gt;&quot;&quot;);[.D3];&quot;&quot;)">
            <text:p/>
          </table:table-cell>
          <table:table-cell table:formula="of:=IF(AND([.$A3]&lt;&gt;&quot;&quot;;[.$A$102]=&quot;Y&quot;;[.F3]&lt;&gt;&quot;&quot;);[.F3];&quot;&quot;)">
            <text:p/>
          </table:table-cell>
          <table:table-cell table:formula="of:=IF(AND([.$A3]&lt;&gt;&quot;&quot;;[.$A$103]=&quot;Y&quot;;[.H3]&lt;&gt;&quot;&quot;);[.H3];&quot;&quot;)">
            <text:p/>
          </table:table-cell>
          <table:table-cell table:formula="of:=IF(AND([.$A3]&lt;&gt;&quot;&quot;;[.$A$104]=&quot;Y&quot;;[.J3]&lt;&gt;&quot;&quot;);[.J3];&quot;&quot;)" office:value-type="currency" office:currency="USD" office:value="1.44">
            <text:p>$1.44</text:p>
          </table:table-cell>
          <table:table-cell table:formula="of:=IF(AND([.$A3]&lt;&gt;&quot;&quot;;[.$A$105]=&quot;Y&quot;;[.L3]&lt;&gt;&quot;&quot;);[.L3];&quot;&quot;)" office:value-type="currency" office:currency="USD" office:value="1.2">
            <text:p>$1.20</text:p>
          </table:table-cell>
          <table:table-cell table:formula="of:=IF(AND([.$A3]&lt;&gt;&quot;&quot;;[.$M3]=[.Q3]);[.$A3]*[.Q3];&quot;&quot;)">
            <text:p/>
          </table:table-cell>
          <table:table-cell table:formula="of:=IF(AND([.$A3]&lt;&gt;&quot;&quot;;[.$M3]=[.R3]);[.$A3]*[.R3];&quot;&quot;)">
            <text:p/>
          </table:table-cell>
          <table:table-cell table:formula="of:=IF(AND([.$A3]&lt;&gt;&quot;&quot;;[.$M3]=[.S3]);[.$A3]*[.S3];&quot;&quot;)">
            <text:p/>
          </table:table-cell>
          <table:table-cell table:formula="of:=IF(AND([.$A3]&lt;&gt;&quot;&quot;;[.$M3]=[.T3]);[.$A3]*[.T3];&quot;&quot;)">
            <text:p/>
          </table:table-cell>
          <table:table-cell table:formula="of:=IF(AND([.$A3]&lt;&gt;&quot;&quot;;[.$M3]=[.U3]);[.$A3]*[.U3];&quot;&quot;)" office:value-type="currency" office:currency="USD" office:value="1.2">
            <text:p>$1.20</text:p>
          </table:table-cell>
          <table:table-cell table:formula="of:=IF([.O3]&lt;&gt;&quot;&quot;;[.O3];0)+[.AA2]" office:value-type="currency" office:currency="USD" office:value="3.44">
            <text:p>$3.44</text:p>
          </table:table-cell>
          <table:table-cell office:value-type="string">
            <text:p>N07</text:p>
          </table:table-cell>
          <table:table-cell table:number-columns-repeated="2"/>
          <table:table-cell table:style-name="Default" table:number-columns-repeated="4"/>
          <table:table-cell table:number-columns-repeated="99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Stacking Header for Raspberry Pi</text:p>
          </table:table-cell>
          <table:table-cell table:style-name="ce9"/>
          <table:table-cell table:style-name="ce14"/>
          <table:table-cell table:style-name="ce17"/>
          <table:table-cell table:style-name="ce14"/>
          <table:table-cell table:style-name="ce17" office:value-type="string">
            <text:p><text:a xlink:href="http://www.adafruit.com/products/1112">link</text:a></text:p>
          </table:table-cell>
          <table:table-cell table:style-name="ce14" office:value-type="currency" office:currency="USD" office:value="1.95">
            <text:p>$1.95</text:p>
          </table:table-cell>
          <table:table-cell table:style-name="ce17"/>
          <table:table-cell table:style-name="ce14"/>
          <table:table-cell table:style-name="ce17" office:value-type="string">
            <text:p><text:a xlink:href="http://www.newark.com/adafruit-industries/1112/stacking-header-raspberry-pi/dp/53W5726?ost=stacking+header+raspberry+pi">link</text:a></text:p>
          </table:table-cell>
          <table:table-cell table:style-name="ce14" office:value-type="currency" office:currency="USD" office:value="1.95">
            <text:p>$1.95</text:p>
          </table:table-cell>
          <table:table-cell table:formula="of:=IF([.A4]&lt;&gt;&quot;&quot;;MIN([.Q4:.U4]);&quot;&quot;)" office:value-type="currency" office:currency="USD" office:value="1.95">
            <text:p>$1.95</text:p>
          </table:table-cell>
          <table:table-cell/>
          <table:table-cell table:formula="of:=IF([.A4]&lt;&gt;&quot;&quot;;[.A4]*[.M4];&quot;&quot;)" office:value-type="currency" office:currency="USD" office:value="1.95">
            <text:p>$1.95</text:p>
          </table:table-cell>
          <table:table-cell table:formula="of:=IF([.A4]&lt;&gt;&quot;&quot;;[.AA4];&quot;&quot;)" office:value-type="currency" office:currency="USD" office:value="5.39">
            <text:p>$5.39</text:p>
          </table:table-cell>
          <table:table-cell table:formula="of:=IF(AND([.$A4]&lt;&gt;&quot;&quot;;[.$A$101]=&quot;Y&quot;;[.D4]&lt;&gt;&quot;&quot;);[.D4];&quot;&quot;)">
            <text:p/>
          </table:table-cell>
          <table:table-cell table:formula="of:=IF(AND([.$A4]&lt;&gt;&quot;&quot;;[.$A$102]=&quot;Y&quot;;[.F4]&lt;&gt;&quot;&quot;);[.F4];&quot;&quot;)">
            <text:p/>
          </table:table-cell>
          <table:table-cell table:formula="of:=IF(AND([.$A4]&lt;&gt;&quot;&quot;;[.$A$103]=&quot;Y&quot;;[.H4]&lt;&gt;&quot;&quot;);[.H4];&quot;&quot;)">
            <text:p/>
          </table:table-cell>
          <table:table-cell table:formula="of:=IF(AND([.$A4]&lt;&gt;&quot;&quot;;[.$A$104]=&quot;Y&quot;;[.J4]&lt;&gt;&quot;&quot;);[.J4];&quot;&quot;)">
            <text:p/>
          </table:table-cell>
          <table:table-cell table:formula="of:=IF(AND([.$A4]&lt;&gt;&quot;&quot;;[.$A$105]=&quot;Y&quot;;[.L4]&lt;&gt;&quot;&quot;);[.L4];&quot;&quot;)" office:value-type="currency" office:currency="USD" office:value="1.95">
            <text:p>$1.95</text:p>
          </table:table-cell>
          <table:table-cell table:formula="of:=IF(AND([.$A4]&lt;&gt;&quot;&quot;;[.$M4]=[.Q4]);[.$A4]*[.Q4];&quot;&quot;)">
            <text:p/>
          </table:table-cell>
          <table:table-cell table:formula="of:=IF(AND([.$A4]&lt;&gt;&quot;&quot;;[.$M4]=[.R4]);[.$A4]*[.R4];&quot;&quot;)">
            <text:p/>
          </table:table-cell>
          <table:table-cell table:formula="of:=IF(AND([.$A4]&lt;&gt;&quot;&quot;;[.$M4]=[.S4]);[.$A4]*[.S4];&quot;&quot;)">
            <text:p/>
          </table:table-cell>
          <table:table-cell table:formula="of:=IF(AND([.$A4]&lt;&gt;&quot;&quot;;[.$M4]=[.T4]);[.$A4]*[.T4];&quot;&quot;)">
            <text:p/>
          </table:table-cell>
          <table:table-cell table:formula="of:=IF(AND([.$A4]&lt;&gt;&quot;&quot;;[.$M4]=[.U4]);[.$A4]*[.U4];&quot;&quot;)" office:value-type="currency" office:currency="USD" office:value="1.95">
            <text:p>$1.95</text:p>
          </table:table-cell>
          <table:table-cell table:formula="of:=IF([.O4]&lt;&gt;&quot;&quot;;[.O4];0)+[.AA3]" office:value-type="currency" office:currency="USD" office:value="5.39">
            <text:p>$5.39</text:p>
          </table:table-cell>
          <table:table-cell office:value-type="string">
            <text:p>N09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16 PIN DIL IC SOCKET (2x8)</text:p>
          </table:table-cell>
          <table:table-cell table:style-name="ce9" office:value-type="string">
            <text:p><text:a xlink:href="http://www.jameco.com/webapp/wcs/stores/servlet/Product_10001_10001_37372_-1">link</text:a></text:p>
          </table:table-cell>
          <table:table-cell table:style-name="ce14" office:value-type="currency" office:currency="USD" office:value="0.12">
            <text:p>$0.12</text:p>
          </table:table-cell>
          <table:table-cell table:style-name="ce17" office:value-type="string">
            <text:p><text:a xlink:href="http://www.mouser.com/ProductDetail/Microchip-Technology/MCP23017-E-SP/?qs=sGAEpiMZZMtLck3p7ZBovcWu3APnHHes">link</text:a></text:p>
          </table:table-cell>
          <table:table-cell table:style-name="ce14" office:value-type="currency" office:currency="USD" office:value="0.1">
            <text:p>$0.10</text:p>
          </table:table-cell>
          <table:table-cell table:style-name="ce17"/>
          <table:table-cell table:style-name="ce14"/>
          <table:table-cell table:style-name="ce17" office:value-type="string">
            <text:p><text:a xlink:href="http://www.digikey.com/product-detail/en/DILB16P-223TLF/609-4713-ND/4292068">link</text:a></text:p>
          </table:table-cell>
          <table:table-cell table:style-name="ce14" office:value-type="currency" office:currency="USD" office:value="0.28">
            <text:p>$0.28</text:p>
          </table:table-cell>
          <table:table-cell table:style-name="ce17" office:value-type="string">
            <text:p><text:a xlink:href="http://www.newark.com/multicomp-formerly-from-spc/spc15498/dip-socket-16pos-through-hole/dp/82K7788">link</text:a></text:p>
          </table:table-cell>
          <table:table-cell table:style-name="ce14" office:value-type="currency" office:currency="USD" office:value="0.181">
            <text:p>$0.18</text:p>
          </table:table-cell>
          <table:table-cell table:formula="of:=IF([.A5]&lt;&gt;&quot;&quot;;MIN([.Q5:.U5]);&quot;&quot;)" office:value-type="currency" office:currency="USD" office:value="0.181">
            <text:p>$0.18</text:p>
          </table:table-cell>
          <table:table-cell/>
          <table:table-cell table:formula="of:=IF([.A5]&lt;&gt;&quot;&quot;;[.A5]*[.M5];&quot;&quot;)" office:value-type="currency" office:currency="USD" office:value="0.181">
            <text:p>$0.18</text:p>
          </table:table-cell>
          <table:table-cell table:formula="of:=IF([.A5]&lt;&gt;&quot;&quot;;[.AA5];&quot;&quot;)" office:value-type="currency" office:currency="USD" office:value="5.571">
            <text:p>$5.57</text:p>
          </table:table-cell>
          <table:table-cell table:formula="of:=IF(AND([.$A5]&lt;&gt;&quot;&quot;;[.$A$101]=&quot;Y&quot;;[.D5]&lt;&gt;&quot;&quot;);[.D5];&quot;&quot;)">
            <text:p/>
          </table:table-cell>
          <table:table-cell table:formula="of:=IF(AND([.$A5]&lt;&gt;&quot;&quot;;[.$A$102]=&quot;Y&quot;;[.F5]&lt;&gt;&quot;&quot;);[.F5];&quot;&quot;)">
            <text:p/>
          </table:table-cell>
          <table:table-cell table:formula="of:=IF(AND([.$A5]&lt;&gt;&quot;&quot;;[.$A$103]=&quot;Y&quot;;[.H5]&lt;&gt;&quot;&quot;);[.H5];&quot;&quot;)">
            <text:p/>
          </table:table-cell>
          <table:table-cell table:formula="of:=IF(AND([.$A5]&lt;&gt;&quot;&quot;;[.$A$104]=&quot;Y&quot;;[.J5]&lt;&gt;&quot;&quot;);[.J5];&quot;&quot;)" office:value-type="currency" office:currency="USD" office:value="0.28">
            <text:p>$0.28</text:p>
          </table:table-cell>
          <table:table-cell table:formula="of:=IF(AND([.$A5]&lt;&gt;&quot;&quot;;[.$A$105]=&quot;Y&quot;;[.L5]&lt;&gt;&quot;&quot;);[.L5];&quot;&quot;)" office:value-type="currency" office:currency="USD" office:value="0.181">
            <text:p>$0.18</text:p>
          </table:table-cell>
          <table:table-cell table:formula="of:=IF(AND([.$A5]&lt;&gt;&quot;&quot;;[.$M5]=[.Q5]);[.$A5]*[.Q5];&quot;&quot;)">
            <text:p/>
          </table:table-cell>
          <table:table-cell table:formula="of:=IF(AND([.$A5]&lt;&gt;&quot;&quot;;[.$M5]=[.R5]);[.$A5]*[.R5];&quot;&quot;)">
            <text:p/>
          </table:table-cell>
          <table:table-cell table:formula="of:=IF(AND([.$A5]&lt;&gt;&quot;&quot;;[.$M5]=[.S5]);[.$A5]*[.S5];&quot;&quot;)">
            <text:p/>
          </table:table-cell>
          <table:table-cell table:formula="of:=IF(AND([.$A5]&lt;&gt;&quot;&quot;;[.$M5]=[.T5]);[.$A5]*[.T5];&quot;&quot;)">
            <text:p/>
          </table:table-cell>
          <table:table-cell table:formula="of:=IF(AND([.$A5]&lt;&gt;&quot;&quot;;[.$M5]=[.U5]);[.$A5]*[.U5];&quot;&quot;)" office:value-type="currency" office:currency="USD" office:value="0.181">
            <text:p>$0.18</text:p>
          </table:table-cell>
          <table:table-cell table:formula="of:=IF([.O5]&lt;&gt;&quot;&quot;;[.O5];0)+[.AA4]" office:value-type="currency" office:currency="USD" office:value="5.571">
            <text:p>$5.57</text:p>
          </table:table-cell>
          <table:table-cell office:value-type="string">
            <text:p>N02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99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28 PIN DIL IC SOCKET (2x14)</text:p>
          </table:table-cell>
          <table:table-cell table:style-name="ce9" office:value-type="string">
            <text:p><text:a xlink:href="http://www.jameco.com/webapp/wcs/stores/servlet/Product_10001_10001_112272_-1">link</text:a></text:p>
          </table:table-cell>
          <table:table-cell table:style-name="ce14" office:value-type="currency" office:currency="USD" office:value="0.25">
            <text:p>$0.25</text:p>
          </table:table-cell>
          <table:table-cell table:style-name="ce17" office:value-type="string">
            <text:p><text:a xlink:href="http://www.mouser.com/ProductDetail/TE-Connectivity-AMP/1-2199298-3/?qs=sGAEpiMZZMs/Sh/kjph1tg2rzwRe0qPTlCvrbVvUSVs=">link</text:a></text:p>
          </table:table-cell>
          <table:table-cell table:style-name="ce14" office:value-type="currency" office:currency="USD" office:value="0.14">
            <text:p>$0.14</text:p>
          </table:table-cell>
          <table:table-cell table:style-name="ce17"/>
          <table:table-cell table:style-name="ce14"/>
          <table:table-cell table:style-name="ce17" office:value-type="string">
            <text:p><text:a xlink:href="http://www.digikey.com/product-search/en/connectors-interconnects/sockets-for-ics-transistors/1442972?k=28%20pin%20dil%20ic%20socket">link</text:a></text:p>
          </table:table-cell>
          <table:table-cell table:style-name="ce14" office:value-type="currency" office:currency="USD" office:value="0.47">
            <text:p>$0.47</text:p>
          </table:table-cell>
          <table:table-cell table:style-name="ce17" office:value-type="string">
            <text:p><text:a xlink:href="http://www.newark.com/te-connectivity-amp/1-390261-9/dip-socket-28pos-through-hole/dp/52K3282?MER=PPSO_N_P_ICAndComponentSockets_None">link</text:a></text:p>
          </table:table-cell>
          <table:table-cell table:style-name="ce14" office:value-type="currency" office:currency="USD" office:value="0.453">
            <text:p>$0.45</text:p>
          </table:table-cell>
          <table:table-cell table:formula="of:=IF([.A6]&lt;&gt;&quot;&quot;;MIN([.Q6:.U6]);&quot;&quot;)" office:value-type="currency" office:currency="USD" office:value="0.453">
            <text:p>$0.45</text:p>
          </table:table-cell>
          <table:table-cell/>
          <table:table-cell table:formula="of:=IF([.A6]&lt;&gt;&quot;&quot;;[.A6]*[.M6];&quot;&quot;)" office:value-type="currency" office:currency="USD" office:value="0.453">
            <text:p>$0.45</text:p>
          </table:table-cell>
          <table:table-cell table:formula="of:=IF([.A6]&lt;&gt;&quot;&quot;;[.AA6];&quot;&quot;)" office:value-type="currency" office:currency="USD" office:value="6.024">
            <text:p>$6.02</text:p>
          </table:table-cell>
          <table:table-cell table:formula="of:=IF(AND([.$A6]&lt;&gt;&quot;&quot;;[.$A$101]=&quot;Y&quot;;[.D6]&lt;&gt;&quot;&quot;);[.D6];&quot;&quot;)">
            <text:p/>
          </table:table-cell>
          <table:table-cell table:formula="of:=IF(AND([.$A6]&lt;&gt;&quot;&quot;;[.$A$102]=&quot;Y&quot;;[.F6]&lt;&gt;&quot;&quot;);[.F6];&quot;&quot;)">
            <text:p/>
          </table:table-cell>
          <table:table-cell table:formula="of:=IF(AND([.$A6]&lt;&gt;&quot;&quot;;[.$A$103]=&quot;Y&quot;;[.H6]&lt;&gt;&quot;&quot;);[.H6];&quot;&quot;)">
            <text:p/>
          </table:table-cell>
          <table:table-cell table:formula="of:=IF(AND([.$A6]&lt;&gt;&quot;&quot;;[.$A$104]=&quot;Y&quot;;[.J6]&lt;&gt;&quot;&quot;);[.J6];&quot;&quot;)" office:value-type="currency" office:currency="USD" office:value="0.47">
            <text:p>$0.47</text:p>
          </table:table-cell>
          <table:table-cell table:formula="of:=IF(AND([.$A6]&lt;&gt;&quot;&quot;;[.$A$105]=&quot;Y&quot;;[.L6]&lt;&gt;&quot;&quot;);[.L6];&quot;&quot;)" office:value-type="currency" office:currency="USD" office:value="0.453">
            <text:p>$0.45</text:p>
          </table:table-cell>
          <table:table-cell table:formula="of:=IF(AND([.$A6]&lt;&gt;&quot;&quot;;[.$M6]=[.Q6]);[.$A6]*[.Q6];&quot;&quot;)">
            <text:p/>
          </table:table-cell>
          <table:table-cell table:formula="of:=IF(AND([.$A6]&lt;&gt;&quot;&quot;;[.$M6]=[.R6]);[.$A6]*[.R6];&quot;&quot;)">
            <text:p/>
          </table:table-cell>
          <table:table-cell table:formula="of:=IF(AND([.$A6]&lt;&gt;&quot;&quot;;[.$M6]=[.S6]);[.$A6]*[.S6];&quot;&quot;)">
            <text:p/>
          </table:table-cell>
          <table:table-cell table:formula="of:=IF(AND([.$A6]&lt;&gt;&quot;&quot;;[.$M6]=[.T6]);[.$A6]*[.T6];&quot;&quot;)">
            <text:p/>
          </table:table-cell>
          <table:table-cell table:formula="of:=IF(AND([.$A6]&lt;&gt;&quot;&quot;;[.$M6]=[.U6]);[.$A6]*[.U6];&quot;&quot;)" office:value-type="currency" office:currency="USD" office:value="0.453">
            <text:p>$0.45</text:p>
          </table:table-cell>
          <table:table-cell table:formula="of:=IF([.O6]&lt;&gt;&quot;&quot;;[.O6];0)+[.AA5]" office:value-type="currency" office:currency="USD" office:value="6.024">
            <text:p>$6.02</text:p>
          </table:table-cell>
          <table:table-cell office:value-type="string">
            <text:p>N08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990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5" office:value-type="string">
            <text:p>Break-away 0.1" right angle strip male header</text:p>
          </table:table-cell>
          <table:table-cell table:style-name="ce9" office:value-type="string">
            <text:p><text:a xlink:href="http://www.jameco.com/webapp/wcs/stores/servlet/Product_10001_10001_690865_-1">link</text:a></text:p>
          </table:table-cell>
          <table:table-cell table:style-name="ce14" table:formula="of:=(0.29/26)" office:value-type="currency" office:currency="USD" office:value="0.0111538461538462">
            <text:p>$0.01</text:p>
          </table:table-cell>
          <table:table-cell table:style-name="ce17" office:value-type="string">
            <text:p><text:a xlink:href="http://www.mouser.com/ProductDetail/KOA-Speer/CF1-4CT52A102J/?qs=sGAEpiMZZMu61qfTUdNhGzp6EGxOyudVhjapP1h0W9k=">link</text:a></text:p>
          </table:table-cell>
          <table:table-cell table:style-name="ce14" table:formula="of:=(1.87/28)" office:value-type="currency" office:currency="USD" office:value="0.0667857142857143">
            <text:p>$0.07</text:p>
          </table:table-cell>
          <table:table-cell table:style-name="ce17" office:value-type="string">
            <text:p><text:a xlink:href="http://www.adafruit.com/products/1769">link</text:a></text:p>
          </table:table-cell>
          <table:table-cell table:style-name="ce14" table:formula="of:=(5.95/360)" office:value-type="currency" office:currency="USD" office:value="0.0165277777777778">
            <text:p>$0.02</text:p>
          </table:table-cell>
          <table:table-cell table:style-name="ce17" office:value-type="string">
            <text:p><text:a xlink:href="http://www.digikey.com/product-detail/en/CF14JT1K00/CF14JT1K00CT-ND/1830350">link</text:a></text:p>
          </table:table-cell>
          <table:table-cell table:style-name="ce14" table:formula="of:=(1.964/36)" office:value-type="currency" office:currency="USD" office:value="0.0545555555555556">
            <text:p>$0.05</text:p>
          </table:table-cell>
          <table:table-cell table:style-name="ce17"/>
          <table:table-cell table:style-name="ce14"/>
          <table:table-cell table:formula="of:=IF([.A7]&lt;&gt;&quot;&quot;;MIN([.Q7:.U7]);&quot;&quot;)" office:value-type="currency" office:currency="USD" office:value="0.0545555555555556">
            <text:p>$0.05</text:p>
          </table:table-cell>
          <table:table-cell/>
          <table:table-cell table:formula="of:=IF([.A7]&lt;&gt;&quot;&quot;;[.A7]*[.M7];&quot;&quot;)" office:value-type="currency" office:currency="USD" office:value="0.763777777777778">
            <text:p>$0.76</text:p>
          </table:table-cell>
          <table:table-cell table:formula="of:=IF([.A7]&lt;&gt;&quot;&quot;;[.AA7];&quot;&quot;)" office:value-type="currency" office:currency="USD" office:value="6.78777777777778">
            <text:p>$6.79</text:p>
          </table:table-cell>
          <table:table-cell table:formula="of:=IF(AND([.$A7]&lt;&gt;&quot;&quot;;[.$A$101]=&quot;Y&quot;;[.D7]&lt;&gt;&quot;&quot;);[.D7];&quot;&quot;)">
            <text:p/>
          </table:table-cell>
          <table:table-cell table:formula="of:=IF(AND([.$A7]&lt;&gt;&quot;&quot;;[.$A$102]=&quot;Y&quot;;[.F7]&lt;&gt;&quot;&quot;);[.F7];&quot;&quot;)">
            <text:p/>
          </table:table-cell>
          <table:table-cell table:formula="of:=IF(AND([.$A7]&lt;&gt;&quot;&quot;;[.$A$103]=&quot;Y&quot;;[.H7]&lt;&gt;&quot;&quot;);[.H7];&quot;&quot;)">
            <text:p/>
          </table:table-cell>
          <table:table-cell table:formula="of:=IF(AND([.$A7]&lt;&gt;&quot;&quot;;[.$A$104]=&quot;Y&quot;;[.J7]&lt;&gt;&quot;&quot;);[.J7];&quot;&quot;)" office:value-type="currency" office:currency="USD" office:value="0.0545555555555556">
            <text:p>$0.05</text:p>
          </table:table-cell>
          <table:table-cell table:formula="of:=IF(AND([.$A7]&lt;&gt;&quot;&quot;;[.$A$105]=&quot;Y&quot;;[.L7]&lt;&gt;&quot;&quot;);[.L7];&quot;&quot;)">
            <text:p/>
          </table:table-cell>
          <table:table-cell table:formula="of:=IF(AND([.$A7]&lt;&gt;&quot;&quot;;[.$M7]=[.Q7]);[.$A7]*[.Q7];&quot;&quot;)">
            <text:p/>
          </table:table-cell>
          <table:table-cell table:formula="of:=IF(AND([.$A7]&lt;&gt;&quot;&quot;;[.$M7]=[.R7]);[.$A7]*[.R7];&quot;&quot;)">
            <text:p/>
          </table:table-cell>
          <table:table-cell table:formula="of:=IF(AND([.$A7]&lt;&gt;&quot;&quot;;[.$M7]=[.S7]);[.$A7]*[.S7];&quot;&quot;)">
            <text:p/>
          </table:table-cell>
          <table:table-cell table:formula="of:=IF(AND([.$A7]&lt;&gt;&quot;&quot;;[.$M7]=[.T7]);[.$A7]*[.T7];&quot;&quot;)" office:value-type="currency" office:currency="USD" office:value="0.763777777777778">
            <text:p>$0.76</text:p>
          </table:table-cell>
          <table:table-cell table:formula="of:=IF(AND([.$A7]&lt;&gt;&quot;&quot;;[.$M7]=[.U7]);[.$A7]*[.U7];&quot;&quot;)">
            <text:p/>
          </table:table-cell>
          <table:table-cell table:formula="of:=IF([.O7]&lt;&gt;&quot;&quot;;[.O7];0)+[.AA6]" office:value-type="currency" office:currency="USD" office:value="6.78777777777778">
            <text:p>$6.79</text:p>
          </table:table-cell>
          <table:table-cell office:value-type="string">
            <text:p>D02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99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string">
            <text:p>Right angle board connector</text:p>
          </table:table-cell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 office:value-type="string">
            <text:p><text:a xlink:href="http://www.digikey.com/product-search/en?x=0&amp;y=0&amp;lang=en&amp;site=us&amp;keywords=S2B-XH-A(LF)(SN)">link</text:a></text:p>
          </table:table-cell>
          <table:table-cell table:style-name="ce14" office:value-type="currency" office:currency="USD" office:value="0.132">
            <text:p>$0.13</text:p>
          </table:table-cell>
          <table:table-cell table:style-name="ce17" office:value-type="string">
            <text:p><text:a xlink:href="http://www.newark.com/jst-japan-solderless-terminals/s2b-xh-a-lf-sn/connector-header-tht-r-a-2-5mm/dp/74M4739?ost=S2B-XH-A(LF)(SN)">link</text:a></text:p>
          </table:table-cell>
          <table:table-cell table:style-name="ce14" office:value-type="currency" office:currency="USD" office:value="0.287">
            <text:p>$0.29</text:p>
          </table:table-cell>
          <table:table-cell table:formula="of:=IF([.A8]&lt;&gt;&quot;&quot;;MIN([.Q8:.U8]);&quot;&quot;)" office:value-type="currency" office:currency="USD" office:value="0.132">
            <text:p>$0.13</text:p>
          </table:table-cell>
          <table:table-cell/>
          <table:table-cell table:formula="of:=IF([.A8]&lt;&gt;&quot;&quot;;[.A8]*[.M8];&quot;&quot;)" office:value-type="currency" office:currency="USD" office:value="0.792">
            <text:p>$0.79</text:p>
          </table:table-cell>
          <table:table-cell table:formula="of:=IF([.A8]&lt;&gt;&quot;&quot;;[.AA8];&quot;&quot;)" office:value-type="currency" office:currency="USD" office:value="7.57977777777778">
            <text:p>$7.58</text:p>
          </table:table-cell>
          <table:table-cell table:formula="of:=IF(AND([.$A8]&lt;&gt;&quot;&quot;;[.$A$101]=&quot;Y&quot;;[.D8]&lt;&gt;&quot;&quot;);[.D8];&quot;&quot;)">
            <text:p/>
          </table:table-cell>
          <table:table-cell table:formula="of:=IF(AND([.$A8]&lt;&gt;&quot;&quot;;[.$A$102]=&quot;Y&quot;;[.F8]&lt;&gt;&quot;&quot;);[.F8];&quot;&quot;)">
            <text:p/>
          </table:table-cell>
          <table:table-cell table:formula="of:=IF(AND([.$A8]&lt;&gt;&quot;&quot;;[.$A$103]=&quot;Y&quot;;[.H8]&lt;&gt;&quot;&quot;);[.H8];&quot;&quot;)">
            <text:p/>
          </table:table-cell>
          <table:table-cell table:formula="of:=IF(AND([.$A8]&lt;&gt;&quot;&quot;;[.$A$104]=&quot;Y&quot;;[.J8]&lt;&gt;&quot;&quot;);[.J8];&quot;&quot;)" office:value-type="currency" office:currency="USD" office:value="0.132">
            <text:p>$0.13</text:p>
          </table:table-cell>
          <table:table-cell table:formula="of:=IF(AND([.$A8]&lt;&gt;&quot;&quot;;[.$A$105]=&quot;Y&quot;;[.L8]&lt;&gt;&quot;&quot;);[.L8];&quot;&quot;)" office:value-type="currency" office:currency="USD" office:value="0.287">
            <text:p>$0.29</text:p>
          </table:table-cell>
          <table:table-cell table:formula="of:=IF(AND([.$A8]&lt;&gt;&quot;&quot;;[.$M8]=[.Q8]);[.$A8]*[.Q8];&quot;&quot;)">
            <text:p/>
          </table:table-cell>
          <table:table-cell table:formula="of:=IF(AND([.$A8]&lt;&gt;&quot;&quot;;[.$M8]=[.R8]);[.$A8]*[.R8];&quot;&quot;)">
            <text:p/>
          </table:table-cell>
          <table:table-cell table:formula="of:=IF(AND([.$A8]&lt;&gt;&quot;&quot;;[.$M8]=[.S8]);[.$A8]*[.S8];&quot;&quot;)">
            <text:p/>
          </table:table-cell>
          <table:table-cell table:formula="of:=IF(AND([.$A8]&lt;&gt;&quot;&quot;;[.$M8]=[.T8]);[.$A8]*[.T8];&quot;&quot;)" office:value-type="currency" office:currency="USD" office:value="0.792">
            <text:p>$0.79</text:p>
          </table:table-cell>
          <table:table-cell table:formula="of:=IF(AND([.$A8]&lt;&gt;&quot;&quot;;[.$M8]=[.U8]);[.$A8]*[.U8];&quot;&quot;)">
            <text:p/>
          </table:table-cell>
          <table:table-cell table:formula="of:=IF([.O8]&lt;&gt;&quot;&quot;;[.O8];0)+[.AA7]" office:value-type="currency" office:currency="USD" office:value="7.57977777777778">
            <text:p>$7.58</text:p>
          </table:table-cell>
          <table:table-cell office:value-type="string">
            <text:p>D01</text:p>
          </table:table-cell>
          <table:table-cell table:number-columns-repeated="3"/>
          <table:table-cell table:style-name="Default" table:number-columns-repeated="3"/>
          <table:table-cell table:number-columns-repeated="990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string">
            <text:p>Crimp end connectors</text:p>
          </table:table-cell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 office:value-type="string">
            <text:p><text:a xlink:href="http://www.digikey.com/product-detail/en/SXH-001T-P0.6/455-1135-1-ND/527370">link</text:a></text:p>
          </table:table-cell>
          <table:table-cell table:style-name="ce14" office:value-type="currency" office:currency="USD" office:value="0.1">
            <text:p>$0.10</text:p>
          </table:table-cell>
          <table:table-cell table:style-name="ce9" office:value-type="string">
            <text:p><text:a xlink:href="http://www.newark.com/jst-japan-solderless-terminals/bxh-001t-p0-6/contact-crimp-socket-28-22awg/dp/73M9274">link</text:a></text:p>
          </table:table-cell>
          <table:table-cell table:style-name="ce14" office:value-type="currency" office:currency="USD" office:value="0.024">
            <text:p>$0.02</text:p>
          </table:table-cell>
          <table:table-cell table:formula="of:=IF([.A9]&lt;&gt;&quot;&quot;;MIN([.Q9:.U9]);&quot;&quot;)" office:value-type="currency" office:currency="USD" office:value="0.024">
            <text:p>$0.02</text:p>
          </table:table-cell>
          <table:table-cell/>
          <table:table-cell table:formula="of:=IF([.A9]&lt;&gt;&quot;&quot;;[.A9]*[.M9];&quot;&quot;)" office:value-type="currency" office:currency="USD" office:value="0.144">
            <text:p>$0.14</text:p>
          </table:table-cell>
          <table:table-cell table:formula="of:=IF([.A9]&lt;&gt;&quot;&quot;;[.AA9];&quot;&quot;)" office:value-type="currency" office:currency="USD" office:value="7.72377777777778">
            <text:p>$7.72</text:p>
          </table:table-cell>
          <table:table-cell table:formula="of:=IF(AND([.$A9]&lt;&gt;&quot;&quot;;[.$A$101]=&quot;Y&quot;;[.D9]&lt;&gt;&quot;&quot;);[.D9];&quot;&quot;)">
            <text:p/>
          </table:table-cell>
          <table:table-cell table:formula="of:=IF(AND([.$A9]&lt;&gt;&quot;&quot;;[.$A$102]=&quot;Y&quot;;[.F9]&lt;&gt;&quot;&quot;);[.F9];&quot;&quot;)">
            <text:p/>
          </table:table-cell>
          <table:table-cell table:formula="of:=IF(AND([.$A9]&lt;&gt;&quot;&quot;;[.$A$103]=&quot;Y&quot;;[.H9]&lt;&gt;&quot;&quot;);[.H9];&quot;&quot;)">
            <text:p/>
          </table:table-cell>
          <table:table-cell table:formula="of:=IF(AND([.$A9]&lt;&gt;&quot;&quot;;[.$A$104]=&quot;Y&quot;;[.J9]&lt;&gt;&quot;&quot;);[.J9];&quot;&quot;)" office:value-type="currency" office:currency="USD" office:value="0.1">
            <text:p>$0.10</text:p>
          </table:table-cell>
          <table:table-cell table:formula="of:=IF(AND([.$A9]&lt;&gt;&quot;&quot;;[.$A$105]=&quot;Y&quot;;[.L9]&lt;&gt;&quot;&quot;);[.L9];&quot;&quot;)" office:value-type="currency" office:currency="USD" office:value="0.024">
            <text:p>$0.02</text:p>
          </table:table-cell>
          <table:table-cell table:formula="of:=IF(AND([.$A9]&lt;&gt;&quot;&quot;;[.$M9]=[.Q9]);[.$A9]*[.Q9];&quot;&quot;)">
            <text:p/>
          </table:table-cell>
          <table:table-cell table:formula="of:=IF(AND([.$A9]&lt;&gt;&quot;&quot;;[.$M9]=[.R9]);[.$A9]*[.R9];&quot;&quot;)">
            <text:p/>
          </table:table-cell>
          <table:table-cell table:formula="of:=IF(AND([.$A9]&lt;&gt;&quot;&quot;;[.$M9]=[.S9]);[.$A9]*[.S9];&quot;&quot;)">
            <text:p/>
          </table:table-cell>
          <table:table-cell table:formula="of:=IF(AND([.$A9]&lt;&gt;&quot;&quot;;[.$M9]=[.T9]);[.$A9]*[.T9];&quot;&quot;)">
            <text:p/>
          </table:table-cell>
          <table:table-cell table:formula="of:=IF(AND([.$A9]&lt;&gt;&quot;&quot;;[.$M9]=[.U9]);[.$A9]*[.U9];&quot;&quot;)" office:value-type="currency" office:currency="USD" office:value="0.144">
            <text:p>$0.14</text:p>
          </table:table-cell>
          <table:table-cell table:formula="of:=IF([.O9]&lt;&gt;&quot;&quot;;[.O9];0)+[.AA8]" office:value-type="currency" office:currency="USD" office:value="7.72377777777778">
            <text:p>$7.72</text:p>
          </table:table-cell>
          <table:table-cell office:value-type="string">
            <text:p>N03</text:p>
          </table:table-cell>
          <table:table-cell table:number-columns-repeated="4"/>
          <table:table-cell table:style-name="Default"/>
          <table:table-cell table:number-columns-repeated="99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string">
            <text:p>Terminal connector</text:p>
          </table:table-cell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 office:value-type="string">
            <text:p><text:a xlink:href="http://www.digikey.com/product-detail/en/XHP-2/455-2266-ND/555485">link</text:a></text:p>
          </table:table-cell>
          <table:table-cell table:style-name="ce14" office:value-type="currency" office:currency="USD" office:value="0.1">
            <text:p>$0.10</text:p>
          </table:table-cell>
          <table:table-cell table:style-name="ce17" office:value-type="string">
            <text:p><text:a xlink:href="http://www.newark.com/jst-japan-solderless-terminals/xhp-2/wire-to-board-conn-recpt-2pos/dp/72M6922">link</text:a></text:p>
          </table:table-cell>
          <table:table-cell table:style-name="ce14" office:value-type="currency" office:currency="USD" office:value="0.046">
            <text:p>$0.05</text:p>
          </table:table-cell>
          <table:table-cell table:formula="of:=IF([.A10]&lt;&gt;&quot;&quot;;MIN([.Q10:.U10]);&quot;&quot;)" office:value-type="currency" office:currency="USD" office:value="0.046">
            <text:p>$0.05</text:p>
          </table:table-cell>
          <table:table-cell/>
          <table:table-cell table:formula="of:=IF([.A10]&lt;&gt;&quot;&quot;;[.A10]*[.M10];&quot;&quot;)" office:value-type="currency" office:currency="USD" office:value="0.276">
            <text:p>$0.28</text:p>
          </table:table-cell>
          <table:table-cell table:formula="of:=IF([.A10]&lt;&gt;&quot;&quot;;[.AA10];&quot;&quot;)" office:value-type="currency" office:currency="USD" office:value="7.99977777777778">
            <text:p>$8.00</text:p>
          </table:table-cell>
          <table:table-cell table:formula="of:=IF(AND([.$A10]&lt;&gt;&quot;&quot;;[.$A$101]=&quot;Y&quot;;[.D10]&lt;&gt;&quot;&quot;);[.D10];&quot;&quot;)">
            <text:p/>
          </table:table-cell>
          <table:table-cell table:formula="of:=IF(AND([.$A10]&lt;&gt;&quot;&quot;;[.$A$102]=&quot;Y&quot;;[.F10]&lt;&gt;&quot;&quot;);[.F10];&quot;&quot;)">
            <text:p/>
          </table:table-cell>
          <table:table-cell table:formula="of:=IF(AND([.$A10]&lt;&gt;&quot;&quot;;[.$A$103]=&quot;Y&quot;;[.H10]&lt;&gt;&quot;&quot;);[.H10];&quot;&quot;)">
            <text:p/>
          </table:table-cell>
          <table:table-cell table:formula="of:=IF(AND([.$A10]&lt;&gt;&quot;&quot;;[.$A$104]=&quot;Y&quot;;[.J10]&lt;&gt;&quot;&quot;);[.J10];&quot;&quot;)" office:value-type="currency" office:currency="USD" office:value="0.1">
            <text:p>$0.10</text:p>
          </table:table-cell>
          <table:table-cell table:formula="of:=IF(AND([.$A10]&lt;&gt;&quot;&quot;;[.$A$105]=&quot;Y&quot;;[.L10]&lt;&gt;&quot;&quot;);[.L10];&quot;&quot;)" office:value-type="currency" office:currency="USD" office:value="0.046">
            <text:p>$0.05</text:p>
          </table:table-cell>
          <table:table-cell table:formula="of:=IF(AND([.$A10]&lt;&gt;&quot;&quot;;[.$M10]=[.Q10]);[.$A10]*[.Q10];&quot;&quot;)">
            <text:p/>
          </table:table-cell>
          <table:table-cell table:formula="of:=IF(AND([.$A10]&lt;&gt;&quot;&quot;;[.$M10]=[.R10]);[.$A10]*[.R10];&quot;&quot;)">
            <text:p/>
          </table:table-cell>
          <table:table-cell table:formula="of:=IF(AND([.$A10]&lt;&gt;&quot;&quot;;[.$M10]=[.S10]);[.$A10]*[.S10];&quot;&quot;)">
            <text:p/>
          </table:table-cell>
          <table:table-cell table:formula="of:=IF(AND([.$A10]&lt;&gt;&quot;&quot;;[.$M10]=[.T10]);[.$A10]*[.T10];&quot;&quot;)">
            <text:p/>
          </table:table-cell>
          <table:table-cell table:formula="of:=IF(AND([.$A10]&lt;&gt;&quot;&quot;;[.$M10]=[.U10]);[.$A10]*[.U10];&quot;&quot;)" office:value-type="currency" office:currency="USD" office:value="0.276">
            <text:p>$0.28</text:p>
          </table:table-cell>
          <table:table-cell table:formula="of:=IF([.O10]&lt;&gt;&quot;&quot;;[.O10];0)+[.AA9]" office:value-type="currency" office:currency="USD" office:value="7.99977777777778">
            <text:p>$8.00</text:p>
          </table:table-cell>
          <table:table-cell office:value-type="string">
            <text:p>N04</text:p>
          </table:table-cell>
          <table:table-cell table:number-columns-repeated="4"/>
          <table:table-cell table:style-name="Default" table:number-columns-repeated="2"/>
          <table:table-cell table:number-columns-repeated="99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0805 SMD 1kΩ Resistor</text:p>
          </table:table-cell>
          <table:table-cell table:style-name="ce9" office:value-type="string">
            <text:p><text:a xlink:href="http://www.jameco.com/webapp/wcs/stores/servlet/Product_10001_10001_2078590_-1">link</text:a></text:p>
          </table:table-cell>
          <table:table-cell table:style-name="ce14" office:value-type="currency" office:currency="USD" office:value="0.03">
            <text:p>$0.03</text:p>
          </table:table-cell>
          <table:table-cell table:style-name="ce17" office:value-type="string">
            <text:p><text:a xlink:href="http://www.mouser.com/ProductDetail/Vishay-Dale/CRCW08051K00FKEA/?qs=sGAEpiMZZMukHu%2BjC5l7YTVXpHrBH8arxQJUrJGHVGY=">link</text:a></text:p>
          </table:table-cell>
          <table:table-cell table:style-name="ce14" office:value-type="currency" office:currency="USD" office:value="0.048">
            <text:p>$0.05</text:p>
          </table:table-cell>
          <table:table-cell table:style-name="ce17"/>
          <table:table-cell table:style-name="ce14"/>
          <table:table-cell table:style-name="ce17" office:value-type="string">
            <text:p><text:a xlink:href="http://www.digikey.com/product-detail/en/RNCP0805FTD1K00/RNCP0805FTD1K00CT-ND/2240568">link</text:a></text:p>
          </table:table-cell>
          <table:table-cell table:style-name="ce14" office:value-type="currency" office:currency="USD" office:value="0.07">
            <text:p>$0.07</text:p>
          </table:table-cell>
          <table:table-cell table:style-name="ce17" office:value-type="string">
            <text:p><text:a xlink:href="http://www.newark.com/multicomp/mc01w080511k/resistor-1k-0-1w-1-0805/dp/58K4690">link</text:a></text:p>
          </table:table-cell>
          <table:table-cell table:style-name="ce14" office:value-type="currency" office:currency="USD" office:value="0.017">
            <text:p>$0.02</text:p>
          </table:table-cell>
          <table:table-cell table:formula="of:=IF([.A11]&lt;&gt;&quot;&quot;;MIN([.Q11:.U11]);&quot;&quot;)" office:value-type="currency" office:currency="USD" office:value="0.017">
            <text:p>$0.02</text:p>
          </table:table-cell>
          <table:table-cell/>
          <table:table-cell table:formula="of:=IF([.A11]&lt;&gt;&quot;&quot;;[.A11]*[.M11];&quot;&quot;)" office:value-type="currency" office:currency="USD" office:value="0.034">
            <text:p>$0.03</text:p>
          </table:table-cell>
          <table:table-cell table:formula="of:=IF([.A11]&lt;&gt;&quot;&quot;;[.AA11];&quot;&quot;)" office:value-type="currency" office:currency="USD" office:value="8.03377777777778">
            <text:p>$8.03</text:p>
          </table:table-cell>
          <table:table-cell table:formula="of:=IF(AND([.$A11]&lt;&gt;&quot;&quot;;[.$A$101]=&quot;Y&quot;;[.D11]&lt;&gt;&quot;&quot;);[.D11];&quot;&quot;)">
            <text:p/>
          </table:table-cell>
          <table:table-cell table:formula="of:=IF(AND([.$A11]&lt;&gt;&quot;&quot;;[.$A$102]=&quot;Y&quot;;[.F11]&lt;&gt;&quot;&quot;);[.F11];&quot;&quot;)">
            <text:p/>
          </table:table-cell>
          <table:table-cell table:formula="of:=IF(AND([.$A11]&lt;&gt;&quot;&quot;;[.$A$103]=&quot;Y&quot;;[.H11]&lt;&gt;&quot;&quot;);[.H11];&quot;&quot;)">
            <text:p/>
          </table:table-cell>
          <table:table-cell table:formula="of:=IF(AND([.$A11]&lt;&gt;&quot;&quot;;[.$A$104]=&quot;Y&quot;;[.J11]&lt;&gt;&quot;&quot;);[.J11];&quot;&quot;)" office:value-type="currency" office:currency="USD" office:value="0.07">
            <text:p>$0.07</text:p>
          </table:table-cell>
          <table:table-cell table:formula="of:=IF(AND([.$A11]&lt;&gt;&quot;&quot;;[.$A$105]=&quot;Y&quot;;[.L11]&lt;&gt;&quot;&quot;);[.L11];&quot;&quot;)" office:value-type="currency" office:currency="USD" office:value="0.017">
            <text:p>$0.02</text:p>
          </table:table-cell>
          <table:table-cell table:formula="of:=IF(AND([.$A11]&lt;&gt;&quot;&quot;;[.$M11]=[.Q11]);[.$A11]*[.Q11];&quot;&quot;)">
            <text:p/>
          </table:table-cell>
          <table:table-cell table:formula="of:=IF(AND([.$A11]&lt;&gt;&quot;&quot;;[.$M11]=[.R11]);[.$A11]*[.R11];&quot;&quot;)">
            <text:p/>
          </table:table-cell>
          <table:table-cell table:formula="of:=IF(AND([.$A11]&lt;&gt;&quot;&quot;;[.$M11]=[.S11]);[.$A11]*[.S11];&quot;&quot;)">
            <text:p/>
          </table:table-cell>
          <table:table-cell table:formula="of:=IF(AND([.$A11]&lt;&gt;&quot;&quot;;[.$M11]=[.T11]);[.$A11]*[.T11];&quot;&quot;)">
            <text:p/>
          </table:table-cell>
          <table:table-cell table:formula="of:=IF(AND([.$A11]&lt;&gt;&quot;&quot;;[.$M11]=[.U11]);[.$A11]*[.U11];&quot;&quot;)" office:value-type="currency" office:currency="USD" office:value="0.034">
            <text:p>$0.03</text:p>
          </table:table-cell>
          <table:table-cell table:formula="of:=IF([.O11]&lt;&gt;&quot;&quot;;[.O11];0)+[.AA10]" office:value-type="currency" office:currency="USD" office:value="8.03377777777778">
            <text:p>$8.03</text:p>
          </table:table-cell>
          <table:table-cell office:value-type="string">
            <text:p>N05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99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0805 SMD 10kΩ Resistor</text:p>
          </table:table-cell>
          <table:table-cell table:style-name="ce9" office:value-type="string">
            <text:p><text:a xlink:href="http://www.jameco.com/webapp/wcs/stores/servlet/Product_10001_10001_1989949_-1">link</text:a></text:p>
          </table:table-cell>
          <table:table-cell table:style-name="ce14" office:value-type="currency" office:currency="USD" office:value="0.05">
            <text:p>$0.05</text:p>
          </table:table-cell>
          <table:table-cell table:style-name="ce17" office:value-type="string">
            <text:p><text:a xlink:href="http://www.mouser.com/ProductDetail/Yageo/SR0805JR-0710KL/?qs=sGAEpiMZZMsozux2/wCmWxClxBCY5422">link</text:a></text:p>
          </table:table-cell>
          <table:table-cell table:style-name="ce14" office:value-type="currency" office:currency="USD" office:value="0.04">
            <text:p>$0.04</text:p>
          </table:table-cell>
          <table:table-cell table:style-name="ce17"/>
          <table:table-cell table:style-name="ce14"/>
          <table:table-cell table:style-name="ce17" office:value-type="string">
            <text:p><text:a xlink:href="http://www.digikey.com/product-detail/en/RMCF0805JT10K0/RMCF0805JT10K0CT-ND/1942577">link</text:a></text:p>
          </table:table-cell>
          <table:table-cell table:style-name="ce14" office:value-type="currency" office:currency="USD" office:value="0.03">
            <text:p>$0.03</text:p>
          </table:table-cell>
          <table:table-cell table:style-name="ce17" office:value-type="string">
            <text:p><text:a xlink:href="http://www.newark.com/multicomp/mc01w0805110k/resistor-10k-0-1w-1-0805/dp/58K4692">link</text:a></text:p>
          </table:table-cell>
          <table:table-cell table:style-name="ce14" office:value-type="currency" office:currency="USD" office:value="0.017">
            <text:p>$0.02</text:p>
          </table:table-cell>
          <table:table-cell table:formula="of:=IF([.A12]&lt;&gt;&quot;&quot;;MIN([.Q12:.U12]);&quot;&quot;)" office:value-type="currency" office:currency="USD" office:value="0.017">
            <text:p>$0.02</text:p>
          </table:table-cell>
          <table:table-cell/>
          <table:table-cell table:formula="of:=IF([.A12]&lt;&gt;&quot;&quot;;[.A12]*[.M12];&quot;&quot;)" office:value-type="currency" office:currency="USD" office:value="0.034">
            <text:p>$0.03</text:p>
          </table:table-cell>
          <table:table-cell table:formula="of:=IF([.A12]&lt;&gt;&quot;&quot;;[.AA12];&quot;&quot;)" office:value-type="currency" office:currency="USD" office:value="8.06777777777778">
            <text:p>$8.07</text:p>
          </table:table-cell>
          <table:table-cell table:formula="of:=IF(AND([.$A12]&lt;&gt;&quot;&quot;;[.$A$101]=&quot;Y&quot;;[.D12]&lt;&gt;&quot;&quot;);[.D12];&quot;&quot;)">
            <text:p/>
          </table:table-cell>
          <table:table-cell table:formula="of:=IF(AND([.$A12]&lt;&gt;&quot;&quot;;[.$A$102]=&quot;Y&quot;;[.F12]&lt;&gt;&quot;&quot;);[.F12];&quot;&quot;)">
            <text:p/>
          </table:table-cell>
          <table:table-cell table:formula="of:=IF(AND([.$A12]&lt;&gt;&quot;&quot;;[.$A$103]=&quot;Y&quot;;[.H12]&lt;&gt;&quot;&quot;);[.H12];&quot;&quot;)">
            <text:p/>
          </table:table-cell>
          <table:table-cell table:formula="of:=IF(AND([.$A12]&lt;&gt;&quot;&quot;;[.$A$104]=&quot;Y&quot;;[.J12]&lt;&gt;&quot;&quot;);[.J12];&quot;&quot;)" office:value-type="currency" office:currency="USD" office:value="0.03">
            <text:p>$0.03</text:p>
          </table:table-cell>
          <table:table-cell table:formula="of:=IF(AND([.$A12]&lt;&gt;&quot;&quot;;[.$A$105]=&quot;Y&quot;;[.L12]&lt;&gt;&quot;&quot;);[.L12];&quot;&quot;)" office:value-type="currency" office:currency="USD" office:value="0.017">
            <text:p>$0.02</text:p>
          </table:table-cell>
          <table:table-cell table:formula="of:=IF(AND([.$A12]&lt;&gt;&quot;&quot;;[.$M12]=[.Q12]);[.$A12]*[.Q12];&quot;&quot;)">
            <text:p/>
          </table:table-cell>
          <table:table-cell table:formula="of:=IF(AND([.$A12]&lt;&gt;&quot;&quot;;[.$M12]=[.R12]);[.$A12]*[.R12];&quot;&quot;)">
            <text:p/>
          </table:table-cell>
          <table:table-cell table:formula="of:=IF(AND([.$A12]&lt;&gt;&quot;&quot;;[.$M12]=[.S12]);[.$A12]*[.S12];&quot;&quot;)">
            <text:p/>
          </table:table-cell>
          <table:table-cell table:formula="of:=IF(AND([.$A12]&lt;&gt;&quot;&quot;;[.$M12]=[.T12]);[.$A12]*[.T12];&quot;&quot;)">
            <text:p/>
          </table:table-cell>
          <table:table-cell table:formula="of:=IF(AND([.$A12]&lt;&gt;&quot;&quot;;[.$M12]=[.U12]);[.$A12]*[.U12];&quot;&quot;)" office:value-type="currency" office:currency="USD" office:value="0.034">
            <text:p>$0.03</text:p>
          </table:table-cell>
          <table:table-cell table:formula="of:=IF([.O12]&lt;&gt;&quot;&quot;;[.O12];0)+[.AA11]" office:value-type="currency" office:currency="USD" office:value="8.06777777777778">
            <text:p>$8.07</text:p>
          </table:table-cell>
          <table:table-cell office:value-type="string">
            <text:p>N06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99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0805 SMD 4.7kΩ Resistor</text:p>
          </table:table-cell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 office:value-type="string">
            <text:p><text:a xlink:href="http://www.digikey.com/product-detail/en/RMCF0805FT4K70/RMCF0805FT4K70CT-ND/1942412">link</text:a></text:p>
          </table:table-cell>
          <table:table-cell table:style-name="ce14" office:value-type="currency" office:currency="USD" office:value="0.029">
            <text:p>$0.03</text:p>
          </table:table-cell>
          <table:table-cell table:style-name="ce17"/>
          <table:table-cell table:style-name="ce14"/>
          <table:table-cell table:formula="of:=IF([.A13]&lt;&gt;&quot;&quot;;MIN([.Q13:.U13]);&quot;&quot;)" office:value-type="currency" office:currency="USD" office:value="0.029">
            <text:p>$0.03</text:p>
          </table:table-cell>
          <table:table-cell/>
          <table:table-cell table:formula="of:=IF([.A13]&lt;&gt;&quot;&quot;;[.A13]*[.M13];&quot;&quot;)" office:value-type="currency" office:currency="USD" office:value="0.058">
            <text:p>$0.06</text:p>
          </table:table-cell>
          <table:table-cell table:formula="of:=IF([.A13]&lt;&gt;&quot;&quot;;[.AA13];&quot;&quot;)" office:value-type="currency" office:currency="USD" office:value="8.12577777777778">
            <text:p>$8.13</text:p>
          </table:table-cell>
          <table:table-cell table:formula="of:=IF(AND([.$A13]&lt;&gt;&quot;&quot;;[.$A$101]=&quot;Y&quot;;[.D13]&lt;&gt;&quot;&quot;);[.D13];&quot;&quot;)">
            <text:p/>
          </table:table-cell>
          <table:table-cell table:formula="of:=IF(AND([.$A13]&lt;&gt;&quot;&quot;;[.$A$102]=&quot;Y&quot;;[.F13]&lt;&gt;&quot;&quot;);[.F13];&quot;&quot;)">
            <text:p/>
          </table:table-cell>
          <table:table-cell table:formula="of:=IF(AND([.$A13]&lt;&gt;&quot;&quot;;[.$A$103]=&quot;Y&quot;;[.H13]&lt;&gt;&quot;&quot;);[.H13];&quot;&quot;)">
            <text:p/>
          </table:table-cell>
          <table:table-cell table:formula="of:=IF(AND([.$A13]&lt;&gt;&quot;&quot;;[.$A$104]=&quot;Y&quot;;[.J13]&lt;&gt;&quot;&quot;);[.J13];&quot;&quot;)" office:value-type="currency" office:currency="USD" office:value="0.029">
            <text:p>$0.03</text:p>
          </table:table-cell>
          <table:table-cell table:formula="of:=IF(AND([.$A13]&lt;&gt;&quot;&quot;;[.$A$105]=&quot;Y&quot;;[.L13]&lt;&gt;&quot;&quot;);[.L13];&quot;&quot;)">
            <text:p/>
          </table:table-cell>
          <table:table-cell table:formula="of:=IF(AND([.$A13]&lt;&gt;&quot;&quot;;[.$M13]=[.Q13]);[.$A13]*[.Q13];&quot;&quot;)">
            <text:p/>
          </table:table-cell>
          <table:table-cell table:formula="of:=IF(AND([.$A13]&lt;&gt;&quot;&quot;;[.$M13]=[.R13]);[.$A13]*[.R13];&quot;&quot;)">
            <text:p/>
          </table:table-cell>
          <table:table-cell table:formula="of:=IF(AND([.$A13]&lt;&gt;&quot;&quot;;[.$M13]=[.S13]);[.$A13]*[.S13];&quot;&quot;)">
            <text:p/>
          </table:table-cell>
          <table:table-cell table:formula="of:=IF(AND([.$A13]&lt;&gt;&quot;&quot;;[.$M13]=[.T13]);[.$A13]*[.T13];&quot;&quot;)" office:value-type="currency" office:currency="USD" office:value="0.058">
            <text:p>$0.06</text:p>
          </table:table-cell>
          <table:table-cell table:formula="of:=IF(AND([.$A13]&lt;&gt;&quot;&quot;;[.$M13]=[.U13]);[.$A13]*[.U13];&quot;&quot;)">
            <text:p/>
          </table:table-cell>
          <table:table-cell table:formula="of:=IF([.O13]&lt;&gt;&quot;&quot;;[.O13];0)+[.AA12]" office:value-type="currency" office:currency="USD" office:value="8.12577777777778">
            <text:p>$8.13</text:p>
          </table:table-cell>
          <table:table-cell office:value-type="string">
            <text:p>D03</text:p>
          </table:table-cell>
          <table:table-cell table:number-columns-repeated="4"/>
          <table:table-cell table:style-name="Default"/>
          <table:table-cell table:number-columns-repeated="99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string">
            <text:p>0805 SMD 1Ω Resistor</text:p>
          </table:table-cell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 office:value-type="string">
            <text:p><text:a xlink:href="http://www.newark.com/vishay-dale/crcw08051r00fnea/resistor-thick-film-chip-1-ohm/dp/52K9792">link</text:a></text:p>
          </table:table-cell>
          <table:table-cell table:style-name="ce14" office:value-type="currency" office:currency="USD" office:value="0.006">
            <text:p>$0.01</text:p>
          </table:table-cell>
          <table:table-cell table:formula="of:=IF([.A14]&lt;&gt;&quot;&quot;;MIN([.Q14:.U14]);&quot;&quot;)" office:value-type="currency" office:currency="USD" office:value="0.006">
            <text:p>$0.01</text:p>
          </table:table-cell>
          <table:table-cell/>
          <table:table-cell table:formula="of:=IF([.A14]&lt;&gt;&quot;&quot;;[.A14]*[.M14];&quot;&quot;)" office:value-type="currency" office:currency="USD" office:value="0.024">
            <text:p>$0.02</text:p>
          </table:table-cell>
          <table:table-cell table:formula="of:=IF([.A14]&lt;&gt;&quot;&quot;;[.AA14];&quot;&quot;)" office:value-type="currency" office:currency="USD" office:value="8.14977777777778">
            <text:p>$8.15</text:p>
          </table:table-cell>
          <table:table-cell table:formula="of:=IF(AND([.$A14]&lt;&gt;&quot;&quot;;[.$A$101]=&quot;Y&quot;;[.D14]&lt;&gt;&quot;&quot;);[.D14];&quot;&quot;)">
            <text:p/>
          </table:table-cell>
          <table:table-cell table:formula="of:=IF(AND([.$A14]&lt;&gt;&quot;&quot;;[.$A$102]=&quot;Y&quot;;[.F14]&lt;&gt;&quot;&quot;);[.F14];&quot;&quot;)">
            <text:p/>
          </table:table-cell>
          <table:table-cell table:formula="of:=IF(AND([.$A14]&lt;&gt;&quot;&quot;;[.$A$103]=&quot;Y&quot;;[.H14]&lt;&gt;&quot;&quot;);[.H14];&quot;&quot;)">
            <text:p/>
          </table:table-cell>
          <table:table-cell table:formula="of:=IF(AND([.$A14]&lt;&gt;&quot;&quot;;[.$A$104]=&quot;Y&quot;;[.J14]&lt;&gt;&quot;&quot;);[.J14];&quot;&quot;)">
            <text:p/>
          </table:table-cell>
          <table:table-cell table:formula="of:=IF(AND([.$A14]&lt;&gt;&quot;&quot;;[.$A$105]=&quot;Y&quot;;[.L14]&lt;&gt;&quot;&quot;);[.L14];&quot;&quot;)" office:value-type="currency" office:currency="USD" office:value="0.006">
            <text:p>$0.01</text:p>
          </table:table-cell>
          <table:table-cell table:formula="of:=IF(AND([.$A14]&lt;&gt;&quot;&quot;;[.$M14]=[.Q14]);[.$A14]*[.Q14];&quot;&quot;)">
            <text:p/>
          </table:table-cell>
          <table:table-cell table:formula="of:=IF(AND([.$A14]&lt;&gt;&quot;&quot;;[.$M14]=[.R14]);[.$A14]*[.R14];&quot;&quot;)">
            <text:p/>
          </table:table-cell>
          <table:table-cell table:formula="of:=IF(AND([.$A14]&lt;&gt;&quot;&quot;;[.$M14]=[.S14]);[.$A14]*[.S14];&quot;&quot;)">
            <text:p/>
          </table:table-cell>
          <table:table-cell table:formula="of:=IF(AND([.$A14]&lt;&gt;&quot;&quot;;[.$M14]=[.T14]);[.$A14]*[.T14];&quot;&quot;)">
            <text:p/>
          </table:table-cell>
          <table:table-cell table:formula="of:=IF(AND([.$A14]&lt;&gt;&quot;&quot;;[.$M14]=[.U14]);[.$A14]*[.U14];&quot;&quot;)" office:value-type="currency" office:currency="USD" office:value="0.024">
            <text:p>$0.02</text:p>
          </table:table-cell>
          <table:table-cell table:formula="of:=IF([.O14]&lt;&gt;&quot;&quot;;[.O14];0)+[.AA13]" office:value-type="currency" office:currency="USD" office:value="8.14977777777778">
            <text:p>$8.15</text:p>
          </table:table-cell>
          <table:table-cell office:value-type="string">
            <text:p>N10</text:p>
          </table:table-cell>
          <table:table-cell table:number-columns-repeated="99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string">
            <text:p>3.3v LEDs</text:p>
          </table:table-cell>
          <table:table-cell table:style-name="ce9"/>
          <table:table-cell table:style-name="ce14" office:value-type="string">
            <text:p>(on hand)</text:p>
          </table:table-cell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15]&lt;&gt;&quot;&quot;;MIN([.Q15:.U15]);&quot;&quot;)" office:value-type="currency" office:currency="USD" office:value="0">
            <text:p>$0.00</text:p>
          </table:table-cell>
          <table:table-cell/>
          <table:table-cell table:formula="of:=IF([.A15]&lt;&gt;&quot;&quot;;[.A15]*[.M15];&quot;&quot;)" office:value-type="currency" office:currency="USD" office:value="0">
            <text:p>$0.00</text:p>
          </table:table-cell>
          <table:table-cell table:formula="of:=IF([.A15]&lt;&gt;&quot;&quot;;[.AA15];&quot;&quot;)" office:value-type="currency" office:currency="USD" office:value="8.14977777777778">
            <text:p>$8.15</text:p>
          </table:table-cell>
          <table:table-cell table:formula="of:=IF(AND([.$A15]&lt;&gt;&quot;&quot;;[.$A$101]=&quot;Y&quot;;[.D15]&lt;&gt;&quot;&quot;);[.D15];&quot;&quot;)">
            <text:p/>
          </table:table-cell>
          <table:table-cell table:formula="of:=IF(AND([.$A15]&lt;&gt;&quot;&quot;;[.$A$102]=&quot;Y&quot;;[.F15]&lt;&gt;&quot;&quot;);[.F15];&quot;&quot;)">
            <text:p/>
          </table:table-cell>
          <table:table-cell table:formula="of:=IF(AND([.$A15]&lt;&gt;&quot;&quot;;[.$A$103]=&quot;Y&quot;;[.H15]&lt;&gt;&quot;&quot;);[.H15];&quot;&quot;)">
            <text:p/>
          </table:table-cell>
          <table:table-cell table:formula="of:=IF(AND([.$A15]&lt;&gt;&quot;&quot;;[.$A$104]=&quot;Y&quot;;[.J15]&lt;&gt;&quot;&quot;);[.J15];&quot;&quot;)">
            <text:p/>
          </table:table-cell>
          <table:table-cell table:formula="of:=IF(AND([.$A15]&lt;&gt;&quot;&quot;;[.$A$105]=&quot;Y&quot;;[.L15]&lt;&gt;&quot;&quot;);[.L15];&quot;&quot;)">
            <text:p/>
          </table:table-cell>
          <table:table-cell table:formula="of:=IF(AND([.$A15]&lt;&gt;&quot;&quot;;[.$M15]=[.Q15]);[.$A15]*[.Q15];&quot;&quot;)">
            <text:p/>
          </table:table-cell>
          <table:table-cell table:formula="of:=IF(AND([.$A15]&lt;&gt;&quot;&quot;;[.$M15]=[.R15]);[.$A15]*[.R15];&quot;&quot;)">
            <text:p/>
          </table:table-cell>
          <table:table-cell table:formula="of:=IF(AND([.$A15]&lt;&gt;&quot;&quot;;[.$M15]=[.S15]);[.$A15]*[.S15];&quot;&quot;)">
            <text:p/>
          </table:table-cell>
          <table:table-cell table:formula="of:=IF(AND([.$A15]&lt;&gt;&quot;&quot;;[.$M15]=[.T15]);[.$A15]*[.T15];&quot;&quot;)">
            <text:p/>
          </table:table-cell>
          <table:table-cell table:formula="of:=IF(AND([.$A15]&lt;&gt;&quot;&quot;;[.$M15]=[.U15]);[.$A15]*[.U15];&quot;&quot;)">
            <text:p/>
          </table:table-cell>
          <table:table-cell table:formula="of:=IF([.O15]&lt;&gt;&quot;&quot;;[.O15];0)+[.AA14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 table:formula="of:=(9+2+6+16+4+2+8)" office:value-type="float" office:value="47">
            <text:p>47</text:p>
          </table:table-cell>
          <table:table-cell table:style-name="ce6" office:value-type="string">
            <text:p>Break-away 0.1" straight strip male header</text:p>
          </table:table-cell>
          <table:table-cell table:style-name="ce9"/>
          <table:table-cell table:style-name="ce14" office:value-type="string">
            <text:p>(on hand)</text:p>
          </table:table-cell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16]&lt;&gt;&quot;&quot;;MIN([.Q16:.U16]);&quot;&quot;)" office:value-type="currency" office:currency="USD" office:value="0">
            <text:p>$0.00</text:p>
          </table:table-cell>
          <table:table-cell/>
          <table:table-cell table:formula="of:=IF([.A16]&lt;&gt;&quot;&quot;;[.A16]*[.M16];&quot;&quot;)" office:value-type="currency" office:currency="USD" office:value="0">
            <text:p>$0.00</text:p>
          </table:table-cell>
          <table:table-cell table:formula="of:=IF([.A16]&lt;&gt;&quot;&quot;;[.AA16];&quot;&quot;)" office:value-type="currency" office:currency="USD" office:value="8.14977777777778">
            <text:p>$8.15</text:p>
          </table:table-cell>
          <table:table-cell table:formula="of:=IF(AND([.$A16]&lt;&gt;&quot;&quot;;[.$A$101]=&quot;Y&quot;;[.D16]&lt;&gt;&quot;&quot;);[.D16];&quot;&quot;)">
            <text:p/>
          </table:table-cell>
          <table:table-cell table:formula="of:=IF(AND([.$A16]&lt;&gt;&quot;&quot;;[.$A$102]=&quot;Y&quot;;[.F16]&lt;&gt;&quot;&quot;);[.F16];&quot;&quot;)">
            <text:p/>
          </table:table-cell>
          <table:table-cell table:formula="of:=IF(AND([.$A16]&lt;&gt;&quot;&quot;;[.$A$103]=&quot;Y&quot;;[.H16]&lt;&gt;&quot;&quot;);[.H16];&quot;&quot;)">
            <text:p/>
          </table:table-cell>
          <table:table-cell table:formula="of:=IF(AND([.$A16]&lt;&gt;&quot;&quot;;[.$A$104]=&quot;Y&quot;;[.J16]&lt;&gt;&quot;&quot;);[.J16];&quot;&quot;)">
            <text:p/>
          </table:table-cell>
          <table:table-cell table:formula="of:=IF(AND([.$A16]&lt;&gt;&quot;&quot;;[.$A$105]=&quot;Y&quot;;[.L16]&lt;&gt;&quot;&quot;);[.L16];&quot;&quot;)">
            <text:p/>
          </table:table-cell>
          <table:table-cell table:formula="of:=IF(AND([.$A16]&lt;&gt;&quot;&quot;;[.$M16]=[.Q16]);[.$A16]*[.Q16];&quot;&quot;)">
            <text:p/>
          </table:table-cell>
          <table:table-cell table:formula="of:=IF(AND([.$A16]&lt;&gt;&quot;&quot;;[.$M16]=[.R16]);[.$A16]*[.R16];&quot;&quot;)">
            <text:p/>
          </table:table-cell>
          <table:table-cell table:formula="of:=IF(AND([.$A16]&lt;&gt;&quot;&quot;;[.$M16]=[.S16]);[.$A16]*[.S16];&quot;&quot;)">
            <text:p/>
          </table:table-cell>
          <table:table-cell table:formula="of:=IF(AND([.$A16]&lt;&gt;&quot;&quot;;[.$M16]=[.T16]);[.$A16]*[.T16];&quot;&quot;)">
            <text:p/>
          </table:table-cell>
          <table:table-cell table:formula="of:=IF(AND([.$A16]&lt;&gt;&quot;&quot;;[.$M16]=[.U16]);[.$A16]*[.U16];&quot;&quot;)">
            <text:p/>
          </table:table-cell>
          <table:table-cell table:formula="of:=IF([.O16]&lt;&gt;&quot;&quot;;[.O16];0)+[.AA15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17]&lt;&gt;&quot;&quot;;MIN([.Q17:.U17]);&quot;&quot;)">
            <text:p/>
          </table:table-cell>
          <table:table-cell/>
          <table:table-cell table:formula="of:=IF([.A17]&lt;&gt;&quot;&quot;;[.A17]*[.M17];&quot;&quot;)">
            <text:p/>
          </table:table-cell>
          <table:table-cell table:formula="of:=IF([.A17]&lt;&gt;&quot;&quot;;[.AA17];&quot;&quot;)">
            <text:p/>
          </table:table-cell>
          <table:table-cell table:formula="of:=IF(AND([.$A17]&lt;&gt;&quot;&quot;;[.$A$101]=&quot;Y&quot;;[.D17]&lt;&gt;&quot;&quot;);[.D17];&quot;&quot;)">
            <text:p/>
          </table:table-cell>
          <table:table-cell table:formula="of:=IF(AND([.$A17]&lt;&gt;&quot;&quot;;[.$A$102]=&quot;Y&quot;;[.F17]&lt;&gt;&quot;&quot;);[.F17];&quot;&quot;)">
            <text:p/>
          </table:table-cell>
          <table:table-cell table:formula="of:=IF(AND([.$A17]&lt;&gt;&quot;&quot;;[.$A$103]=&quot;Y&quot;;[.H17]&lt;&gt;&quot;&quot;);[.H17];&quot;&quot;)">
            <text:p/>
          </table:table-cell>
          <table:table-cell table:formula="of:=IF(AND([.$A17]&lt;&gt;&quot;&quot;;[.$A$104]=&quot;Y&quot;;[.J17]&lt;&gt;&quot;&quot;);[.J17];&quot;&quot;)">
            <text:p/>
          </table:table-cell>
          <table:table-cell table:formula="of:=IF(AND([.$A17]&lt;&gt;&quot;&quot;;[.$A$105]=&quot;Y&quot;;[.L17]&lt;&gt;&quot;&quot;);[.L17];&quot;&quot;)">
            <text:p/>
          </table:table-cell>
          <table:table-cell table:formula="of:=IF(AND([.$A17]&lt;&gt;&quot;&quot;;[.$M17]=[.Q17]);[.$A17]*[.Q17];&quot;&quot;)">
            <text:p/>
          </table:table-cell>
          <table:table-cell table:formula="of:=IF(AND([.$A17]&lt;&gt;&quot;&quot;;[.$M17]=[.R17]);[.$A17]*[.R17];&quot;&quot;)">
            <text:p/>
          </table:table-cell>
          <table:table-cell table:formula="of:=IF(AND([.$A17]&lt;&gt;&quot;&quot;;[.$M17]=[.S17]);[.$A17]*[.S17];&quot;&quot;)">
            <text:p/>
          </table:table-cell>
          <table:table-cell table:formula="of:=IF(AND([.$A17]&lt;&gt;&quot;&quot;;[.$M17]=[.T17]);[.$A17]*[.T17];&quot;&quot;)">
            <text:p/>
          </table:table-cell>
          <table:table-cell table:formula="of:=IF(AND([.$A17]&lt;&gt;&quot;&quot;;[.$M17]=[.U17]);[.$A17]*[.U17];&quot;&quot;)">
            <text:p/>
          </table:table-cell>
          <table:table-cell table:formula="of:=IF([.O17]&lt;&gt;&quot;&quot;;[.O17];0)+[.AA16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18]&lt;&gt;&quot;&quot;;MIN([.Q18:.U18]);&quot;&quot;)">
            <text:p/>
          </table:table-cell>
          <table:table-cell/>
          <table:table-cell table:formula="of:=IF([.A18]&lt;&gt;&quot;&quot;;[.A18]*[.M18];&quot;&quot;)">
            <text:p/>
          </table:table-cell>
          <table:table-cell table:formula="of:=IF([.A18]&lt;&gt;&quot;&quot;;[.AA18];&quot;&quot;)">
            <text:p/>
          </table:table-cell>
          <table:table-cell table:formula="of:=IF(AND([.$A18]&lt;&gt;&quot;&quot;;[.$A$101]=&quot;Y&quot;;[.D18]&lt;&gt;&quot;&quot;);[.D18];&quot;&quot;)">
            <text:p/>
          </table:table-cell>
          <table:table-cell table:formula="of:=IF(AND([.$A18]&lt;&gt;&quot;&quot;;[.$A$102]=&quot;Y&quot;;[.F18]&lt;&gt;&quot;&quot;);[.F18];&quot;&quot;)">
            <text:p/>
          </table:table-cell>
          <table:table-cell table:formula="of:=IF(AND([.$A18]&lt;&gt;&quot;&quot;;[.$A$103]=&quot;Y&quot;;[.H18]&lt;&gt;&quot;&quot;);[.H18];&quot;&quot;)">
            <text:p/>
          </table:table-cell>
          <table:table-cell table:formula="of:=IF(AND([.$A18]&lt;&gt;&quot;&quot;;[.$A$104]=&quot;Y&quot;;[.J18]&lt;&gt;&quot;&quot;);[.J18];&quot;&quot;)">
            <text:p/>
          </table:table-cell>
          <table:table-cell table:formula="of:=IF(AND([.$A18]&lt;&gt;&quot;&quot;;[.$A$105]=&quot;Y&quot;;[.L18]&lt;&gt;&quot;&quot;);[.L18];&quot;&quot;)">
            <text:p/>
          </table:table-cell>
          <table:table-cell table:formula="of:=IF(AND([.$A18]&lt;&gt;&quot;&quot;;[.$M18]=[.Q18]);[.$A18]*[.Q18];&quot;&quot;)">
            <text:p/>
          </table:table-cell>
          <table:table-cell table:formula="of:=IF(AND([.$A18]&lt;&gt;&quot;&quot;;[.$M18]=[.R18]);[.$A18]*[.R18];&quot;&quot;)">
            <text:p/>
          </table:table-cell>
          <table:table-cell table:formula="of:=IF(AND([.$A18]&lt;&gt;&quot;&quot;;[.$M18]=[.S18]);[.$A18]*[.S18];&quot;&quot;)">
            <text:p/>
          </table:table-cell>
          <table:table-cell table:formula="of:=IF(AND([.$A18]&lt;&gt;&quot;&quot;;[.$M18]=[.T18]);[.$A18]*[.T18];&quot;&quot;)">
            <text:p/>
          </table:table-cell>
          <table:table-cell table:formula="of:=IF(AND([.$A18]&lt;&gt;&quot;&quot;;[.$M18]=[.U18]);[.$A18]*[.U18];&quot;&quot;)">
            <text:p/>
          </table:table-cell>
          <table:table-cell table:formula="of:=IF([.O18]&lt;&gt;&quot;&quot;;[.O18];0)+[.AA17]" office:value-type="currency" office:currency="USD" office:value="8.14977777777778">
            <text:p>$8.15</text:p>
          </table:table-cell>
          <table:table-cell table:number-columns-repeated="3"/>
          <table:table-cell table:style-name="Default"/>
          <table:table-cell table:number-columns-repeated="993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19]&lt;&gt;&quot;&quot;;MIN([.Q19:.U19]);&quot;&quot;)">
            <text:p/>
          </table:table-cell>
          <table:table-cell/>
          <table:table-cell table:formula="of:=IF([.A19]&lt;&gt;&quot;&quot;;[.A19]*[.M19];&quot;&quot;)">
            <text:p/>
          </table:table-cell>
          <table:table-cell table:formula="of:=IF([.A19]&lt;&gt;&quot;&quot;;[.AA19];&quot;&quot;)">
            <text:p/>
          </table:table-cell>
          <table:table-cell table:formula="of:=IF(AND([.$A19]&lt;&gt;&quot;&quot;;[.$A$101]=&quot;Y&quot;;[.D19]&lt;&gt;&quot;&quot;);[.D19];&quot;&quot;)">
            <text:p/>
          </table:table-cell>
          <table:table-cell table:formula="of:=IF(AND([.$A19]&lt;&gt;&quot;&quot;;[.$A$102]=&quot;Y&quot;;[.F19]&lt;&gt;&quot;&quot;);[.F19];&quot;&quot;)">
            <text:p/>
          </table:table-cell>
          <table:table-cell table:formula="of:=IF(AND([.$A19]&lt;&gt;&quot;&quot;;[.$A$103]=&quot;Y&quot;;[.H19]&lt;&gt;&quot;&quot;);[.H19];&quot;&quot;)">
            <text:p/>
          </table:table-cell>
          <table:table-cell table:formula="of:=IF(AND([.$A19]&lt;&gt;&quot;&quot;;[.$A$104]=&quot;Y&quot;;[.J19]&lt;&gt;&quot;&quot;);[.J19];&quot;&quot;)">
            <text:p/>
          </table:table-cell>
          <table:table-cell table:formula="of:=IF(AND([.$A19]&lt;&gt;&quot;&quot;;[.$A$105]=&quot;Y&quot;;[.L19]&lt;&gt;&quot;&quot;);[.L19];&quot;&quot;)">
            <text:p/>
          </table:table-cell>
          <table:table-cell table:formula="of:=IF(AND([.$A19]&lt;&gt;&quot;&quot;;[.$M19]=[.Q19]);[.$A19]*[.Q19];&quot;&quot;)">
            <text:p/>
          </table:table-cell>
          <table:table-cell table:formula="of:=IF(AND([.$A19]&lt;&gt;&quot;&quot;;[.$M19]=[.R19]);[.$A19]*[.R19];&quot;&quot;)">
            <text:p/>
          </table:table-cell>
          <table:table-cell table:formula="of:=IF(AND([.$A19]&lt;&gt;&quot;&quot;;[.$M19]=[.S19]);[.$A19]*[.S19];&quot;&quot;)">
            <text:p/>
          </table:table-cell>
          <table:table-cell table:formula="of:=IF(AND([.$A19]&lt;&gt;&quot;&quot;;[.$M19]=[.T19]);[.$A19]*[.T19];&quot;&quot;)">
            <text:p/>
          </table:table-cell>
          <table:table-cell table:formula="of:=IF(AND([.$A19]&lt;&gt;&quot;&quot;;[.$M19]=[.U19]);[.$A19]*[.U19];&quot;&quot;)">
            <text:p/>
          </table:table-cell>
          <table:table-cell table:formula="of:=IF([.O19]&lt;&gt;&quot;&quot;;[.O19];0)+[.AA18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20]&lt;&gt;&quot;&quot;;MIN([.Q20:.U20]);&quot;&quot;)">
            <text:p/>
          </table:table-cell>
          <table:table-cell/>
          <table:table-cell table:formula="of:=IF([.A20]&lt;&gt;&quot;&quot;;[.A20]*[.M20];&quot;&quot;)">
            <text:p/>
          </table:table-cell>
          <table:table-cell table:formula="of:=IF([.A20]&lt;&gt;&quot;&quot;;[.AA20];&quot;&quot;)">
            <text:p/>
          </table:table-cell>
          <table:table-cell table:formula="of:=IF(AND([.$A20]&lt;&gt;&quot;&quot;;[.$A$101]=&quot;Y&quot;;[.D20]&lt;&gt;&quot;&quot;);[.D20];&quot;&quot;)">
            <text:p/>
          </table:table-cell>
          <table:table-cell table:formula="of:=IF(AND([.$A20]&lt;&gt;&quot;&quot;;[.$A$102]=&quot;Y&quot;;[.F20]&lt;&gt;&quot;&quot;);[.F20];&quot;&quot;)">
            <text:p/>
          </table:table-cell>
          <table:table-cell table:formula="of:=IF(AND([.$A20]&lt;&gt;&quot;&quot;;[.$A$103]=&quot;Y&quot;;[.H20]&lt;&gt;&quot;&quot;);[.H20];&quot;&quot;)">
            <text:p/>
          </table:table-cell>
          <table:table-cell table:formula="of:=IF(AND([.$A20]&lt;&gt;&quot;&quot;;[.$A$104]=&quot;Y&quot;;[.J20]&lt;&gt;&quot;&quot;);[.J20];&quot;&quot;)">
            <text:p/>
          </table:table-cell>
          <table:table-cell table:formula="of:=IF(AND([.$A20]&lt;&gt;&quot;&quot;;[.$A$105]=&quot;Y&quot;;[.L20]&lt;&gt;&quot;&quot;);[.L20];&quot;&quot;)">
            <text:p/>
          </table:table-cell>
          <table:table-cell table:formula="of:=IF(AND([.$A20]&lt;&gt;&quot;&quot;;[.$M20]=[.Q20]);[.$A20]*[.Q20];&quot;&quot;)">
            <text:p/>
          </table:table-cell>
          <table:table-cell table:formula="of:=IF(AND([.$A20]&lt;&gt;&quot;&quot;;[.$M20]=[.R20]);[.$A20]*[.R20];&quot;&quot;)">
            <text:p/>
          </table:table-cell>
          <table:table-cell table:formula="of:=IF(AND([.$A20]&lt;&gt;&quot;&quot;;[.$M20]=[.S20]);[.$A20]*[.S20];&quot;&quot;)">
            <text:p/>
          </table:table-cell>
          <table:table-cell table:formula="of:=IF(AND([.$A20]&lt;&gt;&quot;&quot;;[.$M20]=[.T20]);[.$A20]*[.T20];&quot;&quot;)">
            <text:p/>
          </table:table-cell>
          <table:table-cell table:formula="of:=IF(AND([.$A20]&lt;&gt;&quot;&quot;;[.$M20]=[.U20]);[.$A20]*[.U20];&quot;&quot;)">
            <text:p/>
          </table:table-cell>
          <table:table-cell table:formula="of:=IF([.O20]&lt;&gt;&quot;&quot;;[.O20];0)+[.AA19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21]&lt;&gt;&quot;&quot;;MIN([.Q21:.U21]);&quot;&quot;)">
            <text:p/>
          </table:table-cell>
          <table:table-cell/>
          <table:table-cell table:formula="of:=IF([.A21]&lt;&gt;&quot;&quot;;[.A21]*[.M21];&quot;&quot;)">
            <text:p/>
          </table:table-cell>
          <table:table-cell table:formula="of:=IF([.A21]&lt;&gt;&quot;&quot;;[.AA21];&quot;&quot;)">
            <text:p/>
          </table:table-cell>
          <table:table-cell table:formula="of:=IF(AND([.$A21]&lt;&gt;&quot;&quot;;[.$A$101]=&quot;Y&quot;;[.D21]&lt;&gt;&quot;&quot;);[.D21];&quot;&quot;)">
            <text:p/>
          </table:table-cell>
          <table:table-cell table:formula="of:=IF(AND([.$A21]&lt;&gt;&quot;&quot;;[.$A$102]=&quot;Y&quot;;[.F21]&lt;&gt;&quot;&quot;);[.F21];&quot;&quot;)">
            <text:p/>
          </table:table-cell>
          <table:table-cell table:formula="of:=IF(AND([.$A21]&lt;&gt;&quot;&quot;;[.$A$103]=&quot;Y&quot;;[.H21]&lt;&gt;&quot;&quot;);[.H21];&quot;&quot;)">
            <text:p/>
          </table:table-cell>
          <table:table-cell table:formula="of:=IF(AND([.$A21]&lt;&gt;&quot;&quot;;[.$A$104]=&quot;Y&quot;;[.J21]&lt;&gt;&quot;&quot;);[.J21];&quot;&quot;)">
            <text:p/>
          </table:table-cell>
          <table:table-cell table:formula="of:=IF(AND([.$A21]&lt;&gt;&quot;&quot;;[.$A$105]=&quot;Y&quot;;[.L21]&lt;&gt;&quot;&quot;);[.L21];&quot;&quot;)">
            <text:p/>
          </table:table-cell>
          <table:table-cell table:formula="of:=IF(AND([.$A21]&lt;&gt;&quot;&quot;;[.$M21]=[.Q21]);[.$A21]*[.Q21];&quot;&quot;)">
            <text:p/>
          </table:table-cell>
          <table:table-cell table:formula="of:=IF(AND([.$A21]&lt;&gt;&quot;&quot;;[.$M21]=[.R21]);[.$A21]*[.R21];&quot;&quot;)">
            <text:p/>
          </table:table-cell>
          <table:table-cell table:formula="of:=IF(AND([.$A21]&lt;&gt;&quot;&quot;;[.$M21]=[.S21]);[.$A21]*[.S21];&quot;&quot;)">
            <text:p/>
          </table:table-cell>
          <table:table-cell table:formula="of:=IF(AND([.$A21]&lt;&gt;&quot;&quot;;[.$M21]=[.T21]);[.$A21]*[.T21];&quot;&quot;)">
            <text:p/>
          </table:table-cell>
          <table:table-cell table:formula="of:=IF(AND([.$A21]&lt;&gt;&quot;&quot;;[.$M21]=[.U21]);[.$A21]*[.U21];&quot;&quot;)">
            <text:p/>
          </table:table-cell>
          <table:table-cell table:formula="of:=IF([.O21]&lt;&gt;&quot;&quot;;[.O21];0)+[.AA20]" office:value-type="currency" office:currency="USD" office:value="8.14977777777778">
            <text:p>$8.15</text:p>
          </table:table-cell>
          <table:table-cell table:number-columns-repeated="6"/>
          <table:table-cell table:style-name="Default"/>
          <table:table-cell table:number-columns-repeated="990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9"/>
          <table:table-cell table:style-name="ce14"/>
          <table:table-cell table:formula="of:=IF([.A22]&lt;&gt;&quot;&quot;;MIN([.Q22:.U22]);&quot;&quot;)">
            <text:p/>
          </table:table-cell>
          <table:table-cell/>
          <table:table-cell table:formula="of:=IF([.A22]&lt;&gt;&quot;&quot;;[.A22]*[.M22];&quot;&quot;)">
            <text:p/>
          </table:table-cell>
          <table:table-cell table:formula="of:=IF([.A22]&lt;&gt;&quot;&quot;;[.AA22];&quot;&quot;)">
            <text:p/>
          </table:table-cell>
          <table:table-cell table:formula="of:=IF(AND([.$A22]&lt;&gt;&quot;&quot;;[.$A$101]=&quot;Y&quot;;[.D22]&lt;&gt;&quot;&quot;);[.D22];&quot;&quot;)">
            <text:p/>
          </table:table-cell>
          <table:table-cell table:formula="of:=IF(AND([.$A22]&lt;&gt;&quot;&quot;;[.$A$102]=&quot;Y&quot;;[.F22]&lt;&gt;&quot;&quot;);[.F22];&quot;&quot;)">
            <text:p/>
          </table:table-cell>
          <table:table-cell table:formula="of:=IF(AND([.$A22]&lt;&gt;&quot;&quot;;[.$A$103]=&quot;Y&quot;;[.H22]&lt;&gt;&quot;&quot;);[.H22];&quot;&quot;)">
            <text:p/>
          </table:table-cell>
          <table:table-cell table:formula="of:=IF(AND([.$A22]&lt;&gt;&quot;&quot;;[.$A$104]=&quot;Y&quot;;[.J22]&lt;&gt;&quot;&quot;);[.J22];&quot;&quot;)">
            <text:p/>
          </table:table-cell>
          <table:table-cell table:formula="of:=IF(AND([.$A22]&lt;&gt;&quot;&quot;;[.$A$105]=&quot;Y&quot;;[.L22]&lt;&gt;&quot;&quot;);[.L22];&quot;&quot;)">
            <text:p/>
          </table:table-cell>
          <table:table-cell table:formula="of:=IF(AND([.$A22]&lt;&gt;&quot;&quot;;[.$M22]=[.Q22]);[.$A22]*[.Q22];&quot;&quot;)">
            <text:p/>
          </table:table-cell>
          <table:table-cell table:formula="of:=IF(AND([.$A22]&lt;&gt;&quot;&quot;;[.$M22]=[.R22]);[.$A22]*[.R22];&quot;&quot;)">
            <text:p/>
          </table:table-cell>
          <table:table-cell table:formula="of:=IF(AND([.$A22]&lt;&gt;&quot;&quot;;[.$M22]=[.S22]);[.$A22]*[.S22];&quot;&quot;)">
            <text:p/>
          </table:table-cell>
          <table:table-cell table:formula="of:=IF(AND([.$A22]&lt;&gt;&quot;&quot;;[.$M22]=[.T22]);[.$A22]*[.T22];&quot;&quot;)">
            <text:p/>
          </table:table-cell>
          <table:table-cell table:formula="of:=IF(AND([.$A22]&lt;&gt;&quot;&quot;;[.$M22]=[.U22]);[.$A22]*[.U22];&quot;&quot;)">
            <text:p/>
          </table:table-cell>
          <table:table-cell table:formula="of:=IF([.O22]&lt;&gt;&quot;&quot;;[.O22];0)+[.AA21]" office:value-type="currency" office:currency="USD" office:value="8.14977777777778">
            <text:p>$8.15</text:p>
          </table:table-cell>
          <table:table-cell table:number-columns-repeated="6"/>
          <table:table-cell table:style-name="Default"/>
          <table:table-cell table:number-columns-repeated="990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23]&lt;&gt;&quot;&quot;;MIN([.Q23:.U23]);&quot;&quot;)">
            <text:p/>
          </table:table-cell>
          <table:table-cell/>
          <table:table-cell table:formula="of:=IF([.A23]&lt;&gt;&quot;&quot;;[.A23]*[.M23];&quot;&quot;)">
            <text:p/>
          </table:table-cell>
          <table:table-cell table:formula="of:=IF([.A23]&lt;&gt;&quot;&quot;;[.AA23];&quot;&quot;)">
            <text:p/>
          </table:table-cell>
          <table:table-cell table:formula="of:=IF(AND([.$A23]&lt;&gt;&quot;&quot;;[.$A$101]=&quot;Y&quot;;[.D23]&lt;&gt;&quot;&quot;);[.D23];&quot;&quot;)">
            <text:p/>
          </table:table-cell>
          <table:table-cell table:formula="of:=IF(AND([.$A23]&lt;&gt;&quot;&quot;;[.$A$102]=&quot;Y&quot;;[.F23]&lt;&gt;&quot;&quot;);[.F23];&quot;&quot;)">
            <text:p/>
          </table:table-cell>
          <table:table-cell table:formula="of:=IF(AND([.$A23]&lt;&gt;&quot;&quot;;[.$A$103]=&quot;Y&quot;;[.H23]&lt;&gt;&quot;&quot;);[.H23];&quot;&quot;)">
            <text:p/>
          </table:table-cell>
          <table:table-cell table:formula="of:=IF(AND([.$A23]&lt;&gt;&quot;&quot;;[.$A$104]=&quot;Y&quot;;[.J23]&lt;&gt;&quot;&quot;);[.J23];&quot;&quot;)">
            <text:p/>
          </table:table-cell>
          <table:table-cell table:formula="of:=IF(AND([.$A23]&lt;&gt;&quot;&quot;;[.$A$105]=&quot;Y&quot;;[.L23]&lt;&gt;&quot;&quot;);[.L23];&quot;&quot;)">
            <text:p/>
          </table:table-cell>
          <table:table-cell table:formula="of:=IF(AND([.$A23]&lt;&gt;&quot;&quot;;[.$M23]=[.Q23]);[.$A23]*[.Q23];&quot;&quot;)">
            <text:p/>
          </table:table-cell>
          <table:table-cell table:formula="of:=IF(AND([.$A23]&lt;&gt;&quot;&quot;;[.$M23]=[.R23]);[.$A23]*[.R23];&quot;&quot;)">
            <text:p/>
          </table:table-cell>
          <table:table-cell table:formula="of:=IF(AND([.$A23]&lt;&gt;&quot;&quot;;[.$M23]=[.S23]);[.$A23]*[.S23];&quot;&quot;)">
            <text:p/>
          </table:table-cell>
          <table:table-cell table:formula="of:=IF(AND([.$A23]&lt;&gt;&quot;&quot;;[.$M23]=[.T23]);[.$A23]*[.T23];&quot;&quot;)">
            <text:p/>
          </table:table-cell>
          <table:table-cell table:formula="of:=IF(AND([.$A23]&lt;&gt;&quot;&quot;;[.$M23]=[.U23]);[.$A23]*[.U23];&quot;&quot;)">
            <text:p/>
          </table:table-cell>
          <table:table-cell table:formula="of:=IF([.O23]&lt;&gt;&quot;&quot;;[.O23];0)+[.AA22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24]&lt;&gt;&quot;&quot;;MIN([.Q24:.U24]);&quot;&quot;)">
            <text:p/>
          </table:table-cell>
          <table:table-cell/>
          <table:table-cell table:formula="of:=IF([.A24]&lt;&gt;&quot;&quot;;[.A24]*[.M24];&quot;&quot;)">
            <text:p/>
          </table:table-cell>
          <table:table-cell table:formula="of:=IF([.A24]&lt;&gt;&quot;&quot;;[.AA24];&quot;&quot;)">
            <text:p/>
          </table:table-cell>
          <table:table-cell table:formula="of:=IF(AND([.$A24]&lt;&gt;&quot;&quot;;[.$A$101]=&quot;Y&quot;;[.D24]&lt;&gt;&quot;&quot;);[.D24];&quot;&quot;)">
            <text:p/>
          </table:table-cell>
          <table:table-cell table:formula="of:=IF(AND([.$A24]&lt;&gt;&quot;&quot;;[.$A$102]=&quot;Y&quot;;[.F24]&lt;&gt;&quot;&quot;);[.F24];&quot;&quot;)">
            <text:p/>
          </table:table-cell>
          <table:table-cell table:formula="of:=IF(AND([.$A24]&lt;&gt;&quot;&quot;;[.$A$103]=&quot;Y&quot;;[.H24]&lt;&gt;&quot;&quot;);[.H24];&quot;&quot;)">
            <text:p/>
          </table:table-cell>
          <table:table-cell table:formula="of:=IF(AND([.$A24]&lt;&gt;&quot;&quot;;[.$A$104]=&quot;Y&quot;;[.J24]&lt;&gt;&quot;&quot;);[.J24];&quot;&quot;)">
            <text:p/>
          </table:table-cell>
          <table:table-cell table:formula="of:=IF(AND([.$A24]&lt;&gt;&quot;&quot;;[.$A$105]=&quot;Y&quot;;[.L24]&lt;&gt;&quot;&quot;);[.L24];&quot;&quot;)">
            <text:p/>
          </table:table-cell>
          <table:table-cell table:formula="of:=IF(AND([.$A24]&lt;&gt;&quot;&quot;;[.$M24]=[.Q24]);[.$A24]*[.Q24];&quot;&quot;)">
            <text:p/>
          </table:table-cell>
          <table:table-cell table:formula="of:=IF(AND([.$A24]&lt;&gt;&quot;&quot;;[.$M24]=[.R24]);[.$A24]*[.R24];&quot;&quot;)">
            <text:p/>
          </table:table-cell>
          <table:table-cell table:formula="of:=IF(AND([.$A24]&lt;&gt;&quot;&quot;;[.$M24]=[.S24]);[.$A24]*[.S24];&quot;&quot;)">
            <text:p/>
          </table:table-cell>
          <table:table-cell table:formula="of:=IF(AND([.$A24]&lt;&gt;&quot;&quot;;[.$M24]=[.T24]);[.$A24]*[.T24];&quot;&quot;)">
            <text:p/>
          </table:table-cell>
          <table:table-cell table:formula="of:=IF(AND([.$A24]&lt;&gt;&quot;&quot;;[.$M24]=[.U24]);[.$A24]*[.U24];&quot;&quot;)">
            <text:p/>
          </table:table-cell>
          <table:table-cell table:formula="of:=IF([.O24]&lt;&gt;&quot;&quot;;[.O24];0)+[.AA23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25]&lt;&gt;&quot;&quot;;MIN([.Q25:.U25]);&quot;&quot;)">
            <text:p/>
          </table:table-cell>
          <table:table-cell/>
          <table:table-cell table:formula="of:=IF([.A25]&lt;&gt;&quot;&quot;;[.A25]*[.M25];&quot;&quot;)">
            <text:p/>
          </table:table-cell>
          <table:table-cell table:formula="of:=IF([.A25]&lt;&gt;&quot;&quot;;[.AA25];&quot;&quot;)">
            <text:p/>
          </table:table-cell>
          <table:table-cell table:formula="of:=IF(AND([.$A25]&lt;&gt;&quot;&quot;;[.$A$101]=&quot;Y&quot;;[.D25]&lt;&gt;&quot;&quot;);[.D25];&quot;&quot;)">
            <text:p/>
          </table:table-cell>
          <table:table-cell table:formula="of:=IF(AND([.$A25]&lt;&gt;&quot;&quot;;[.$A$102]=&quot;Y&quot;;[.F25]&lt;&gt;&quot;&quot;);[.F25];&quot;&quot;)">
            <text:p/>
          </table:table-cell>
          <table:table-cell table:formula="of:=IF(AND([.$A25]&lt;&gt;&quot;&quot;;[.$A$103]=&quot;Y&quot;;[.H25]&lt;&gt;&quot;&quot;);[.H25];&quot;&quot;)">
            <text:p/>
          </table:table-cell>
          <table:table-cell table:formula="of:=IF(AND([.$A25]&lt;&gt;&quot;&quot;;[.$A$104]=&quot;Y&quot;;[.J25]&lt;&gt;&quot;&quot;);[.J25];&quot;&quot;)">
            <text:p/>
          </table:table-cell>
          <table:table-cell table:formula="of:=IF(AND([.$A25]&lt;&gt;&quot;&quot;;[.$A$105]=&quot;Y&quot;;[.L25]&lt;&gt;&quot;&quot;);[.L25];&quot;&quot;)">
            <text:p/>
          </table:table-cell>
          <table:table-cell table:formula="of:=IF(AND([.$A25]&lt;&gt;&quot;&quot;;[.$M25]=[.Q25]);[.$A25]*[.Q25];&quot;&quot;)">
            <text:p/>
          </table:table-cell>
          <table:table-cell table:formula="of:=IF(AND([.$A25]&lt;&gt;&quot;&quot;;[.$M25]=[.R25]);[.$A25]*[.R25];&quot;&quot;)">
            <text:p/>
          </table:table-cell>
          <table:table-cell table:formula="of:=IF(AND([.$A25]&lt;&gt;&quot;&quot;;[.$M25]=[.S25]);[.$A25]*[.S25];&quot;&quot;)">
            <text:p/>
          </table:table-cell>
          <table:table-cell table:formula="of:=IF(AND([.$A25]&lt;&gt;&quot;&quot;;[.$M25]=[.T25]);[.$A25]*[.T25];&quot;&quot;)">
            <text:p/>
          </table:table-cell>
          <table:table-cell table:formula="of:=IF(AND([.$A25]&lt;&gt;&quot;&quot;;[.$M25]=[.U25]);[.$A25]*[.U25];&quot;&quot;)">
            <text:p/>
          </table:table-cell>
          <table:table-cell table:formula="of:=IF([.O25]&lt;&gt;&quot;&quot;;[.O25];0)+[.AA24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26]&lt;&gt;&quot;&quot;;MIN([.Q26:.U26]);&quot;&quot;)">
            <text:p/>
          </table:table-cell>
          <table:table-cell/>
          <table:table-cell table:formula="of:=IF([.A26]&lt;&gt;&quot;&quot;;[.A26]*[.M26];&quot;&quot;)">
            <text:p/>
          </table:table-cell>
          <table:table-cell table:formula="of:=IF([.A26]&lt;&gt;&quot;&quot;;[.AA26];&quot;&quot;)">
            <text:p/>
          </table:table-cell>
          <table:table-cell table:formula="of:=IF(AND([.$A26]&lt;&gt;&quot;&quot;;[.$A$101]=&quot;Y&quot;;[.D26]&lt;&gt;&quot;&quot;);[.D26];&quot;&quot;)">
            <text:p/>
          </table:table-cell>
          <table:table-cell table:formula="of:=IF(AND([.$A26]&lt;&gt;&quot;&quot;;[.$A$102]=&quot;Y&quot;;[.F26]&lt;&gt;&quot;&quot;);[.F26];&quot;&quot;)">
            <text:p/>
          </table:table-cell>
          <table:table-cell table:formula="of:=IF(AND([.$A26]&lt;&gt;&quot;&quot;;[.$A$103]=&quot;Y&quot;;[.H26]&lt;&gt;&quot;&quot;);[.H26];&quot;&quot;)">
            <text:p/>
          </table:table-cell>
          <table:table-cell table:formula="of:=IF(AND([.$A26]&lt;&gt;&quot;&quot;;[.$A$104]=&quot;Y&quot;;[.J26]&lt;&gt;&quot;&quot;);[.J26];&quot;&quot;)">
            <text:p/>
          </table:table-cell>
          <table:table-cell table:formula="of:=IF(AND([.$A26]&lt;&gt;&quot;&quot;;[.$A$105]=&quot;Y&quot;;[.L26]&lt;&gt;&quot;&quot;);[.L26];&quot;&quot;)">
            <text:p/>
          </table:table-cell>
          <table:table-cell table:formula="of:=IF(AND([.$A26]&lt;&gt;&quot;&quot;;[.$M26]=[.Q26]);[.$A26]*[.Q26];&quot;&quot;)">
            <text:p/>
          </table:table-cell>
          <table:table-cell table:formula="of:=IF(AND([.$A26]&lt;&gt;&quot;&quot;;[.$M26]=[.R26]);[.$A26]*[.R26];&quot;&quot;)">
            <text:p/>
          </table:table-cell>
          <table:table-cell table:formula="of:=IF(AND([.$A26]&lt;&gt;&quot;&quot;;[.$M26]=[.S26]);[.$A26]*[.S26];&quot;&quot;)">
            <text:p/>
          </table:table-cell>
          <table:table-cell table:formula="of:=IF(AND([.$A26]&lt;&gt;&quot;&quot;;[.$M26]=[.T26]);[.$A26]*[.T26];&quot;&quot;)">
            <text:p/>
          </table:table-cell>
          <table:table-cell table:formula="of:=IF(AND([.$A26]&lt;&gt;&quot;&quot;;[.$M26]=[.U26]);[.$A26]*[.U26];&quot;&quot;)">
            <text:p/>
          </table:table-cell>
          <table:table-cell table:formula="of:=IF([.O26]&lt;&gt;&quot;&quot;;[.O26];0)+[.AA25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27]&lt;&gt;&quot;&quot;;MIN([.Q27:.U27]);&quot;&quot;)">
            <text:p/>
          </table:table-cell>
          <table:table-cell/>
          <table:table-cell table:formula="of:=IF([.A27]&lt;&gt;&quot;&quot;;[.A27]*[.M27];&quot;&quot;)">
            <text:p/>
          </table:table-cell>
          <table:table-cell table:formula="of:=IF([.A27]&lt;&gt;&quot;&quot;;[.AA27];&quot;&quot;)">
            <text:p/>
          </table:table-cell>
          <table:table-cell table:formula="of:=IF(AND([.$A27]&lt;&gt;&quot;&quot;;[.$A$101]=&quot;Y&quot;;[.D27]&lt;&gt;&quot;&quot;);[.D27];&quot;&quot;)">
            <text:p/>
          </table:table-cell>
          <table:table-cell table:formula="of:=IF(AND([.$A27]&lt;&gt;&quot;&quot;;[.$A$102]=&quot;Y&quot;;[.F27]&lt;&gt;&quot;&quot;);[.F27];&quot;&quot;)">
            <text:p/>
          </table:table-cell>
          <table:table-cell table:formula="of:=IF(AND([.$A27]&lt;&gt;&quot;&quot;;[.$A$103]=&quot;Y&quot;;[.H27]&lt;&gt;&quot;&quot;);[.H27];&quot;&quot;)">
            <text:p/>
          </table:table-cell>
          <table:table-cell table:formula="of:=IF(AND([.$A27]&lt;&gt;&quot;&quot;;[.$A$104]=&quot;Y&quot;;[.J27]&lt;&gt;&quot;&quot;);[.J27];&quot;&quot;)">
            <text:p/>
          </table:table-cell>
          <table:table-cell table:formula="of:=IF(AND([.$A27]&lt;&gt;&quot;&quot;;[.$A$105]=&quot;Y&quot;;[.L27]&lt;&gt;&quot;&quot;);[.L27];&quot;&quot;)">
            <text:p/>
          </table:table-cell>
          <table:table-cell table:formula="of:=IF(AND([.$A27]&lt;&gt;&quot;&quot;;[.$M27]=[.Q27]);[.$A27]*[.Q27];&quot;&quot;)">
            <text:p/>
          </table:table-cell>
          <table:table-cell table:formula="of:=IF(AND([.$A27]&lt;&gt;&quot;&quot;;[.$M27]=[.R27]);[.$A27]*[.R27];&quot;&quot;)">
            <text:p/>
          </table:table-cell>
          <table:table-cell table:formula="of:=IF(AND([.$A27]&lt;&gt;&quot;&quot;;[.$M27]=[.S27]);[.$A27]*[.S27];&quot;&quot;)">
            <text:p/>
          </table:table-cell>
          <table:table-cell table:formula="of:=IF(AND([.$A27]&lt;&gt;&quot;&quot;;[.$M27]=[.T27]);[.$A27]*[.T27];&quot;&quot;)">
            <text:p/>
          </table:table-cell>
          <table:table-cell table:formula="of:=IF(AND([.$A27]&lt;&gt;&quot;&quot;;[.$M27]=[.U27]);[.$A27]*[.U27];&quot;&quot;)">
            <text:p/>
          </table:table-cell>
          <table:table-cell table:formula="of:=IF([.O27]&lt;&gt;&quot;&quot;;[.O27];0)+[.AA26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28]&lt;&gt;&quot;&quot;;MIN([.Q28:.U28]);&quot;&quot;)">
            <text:p/>
          </table:table-cell>
          <table:table-cell/>
          <table:table-cell table:formula="of:=IF([.A28]&lt;&gt;&quot;&quot;;[.A28]*[.M28];&quot;&quot;)">
            <text:p/>
          </table:table-cell>
          <table:table-cell table:formula="of:=IF([.A28]&lt;&gt;&quot;&quot;;[.AA28];&quot;&quot;)">
            <text:p/>
          </table:table-cell>
          <table:table-cell table:formula="of:=IF(AND([.$A28]&lt;&gt;&quot;&quot;;[.$A$101]=&quot;Y&quot;;[.D28]&lt;&gt;&quot;&quot;);[.D28];&quot;&quot;)">
            <text:p/>
          </table:table-cell>
          <table:table-cell table:formula="of:=IF(AND([.$A28]&lt;&gt;&quot;&quot;;[.$A$102]=&quot;Y&quot;;[.F28]&lt;&gt;&quot;&quot;);[.F28];&quot;&quot;)">
            <text:p/>
          </table:table-cell>
          <table:table-cell table:formula="of:=IF(AND([.$A28]&lt;&gt;&quot;&quot;;[.$A$103]=&quot;Y&quot;;[.H28]&lt;&gt;&quot;&quot;);[.H28];&quot;&quot;)">
            <text:p/>
          </table:table-cell>
          <table:table-cell table:formula="of:=IF(AND([.$A28]&lt;&gt;&quot;&quot;;[.$A$104]=&quot;Y&quot;;[.J28]&lt;&gt;&quot;&quot;);[.J28];&quot;&quot;)">
            <text:p/>
          </table:table-cell>
          <table:table-cell table:formula="of:=IF(AND([.$A28]&lt;&gt;&quot;&quot;;[.$A$105]=&quot;Y&quot;;[.L28]&lt;&gt;&quot;&quot;);[.L28];&quot;&quot;)">
            <text:p/>
          </table:table-cell>
          <table:table-cell table:formula="of:=IF(AND([.$A28]&lt;&gt;&quot;&quot;;[.$M28]=[.Q28]);[.$A28]*[.Q28];&quot;&quot;)">
            <text:p/>
          </table:table-cell>
          <table:table-cell table:formula="of:=IF(AND([.$A28]&lt;&gt;&quot;&quot;;[.$M28]=[.R28]);[.$A28]*[.R28];&quot;&quot;)">
            <text:p/>
          </table:table-cell>
          <table:table-cell table:formula="of:=IF(AND([.$A28]&lt;&gt;&quot;&quot;;[.$M28]=[.S28]);[.$A28]*[.S28];&quot;&quot;)">
            <text:p/>
          </table:table-cell>
          <table:table-cell table:formula="of:=IF(AND([.$A28]&lt;&gt;&quot;&quot;;[.$M28]=[.T28]);[.$A28]*[.T28];&quot;&quot;)">
            <text:p/>
          </table:table-cell>
          <table:table-cell table:formula="of:=IF(AND([.$A28]&lt;&gt;&quot;&quot;;[.$M28]=[.U28]);[.$A28]*[.U28];&quot;&quot;)">
            <text:p/>
          </table:table-cell>
          <table:table-cell table:formula="of:=IF([.O28]&lt;&gt;&quot;&quot;;[.O28];0)+[.AA27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29]&lt;&gt;&quot;&quot;;MIN([.Q29:.U29]);&quot;&quot;)">
            <text:p/>
          </table:table-cell>
          <table:table-cell/>
          <table:table-cell table:formula="of:=IF([.A29]&lt;&gt;&quot;&quot;;[.A29]*[.M29];&quot;&quot;)">
            <text:p/>
          </table:table-cell>
          <table:table-cell table:formula="of:=IF([.A29]&lt;&gt;&quot;&quot;;[.AA29];&quot;&quot;)">
            <text:p/>
          </table:table-cell>
          <table:table-cell table:formula="of:=IF(AND([.$A29]&lt;&gt;&quot;&quot;;[.$A$101]=&quot;Y&quot;;[.D29]&lt;&gt;&quot;&quot;);[.D29];&quot;&quot;)">
            <text:p/>
          </table:table-cell>
          <table:table-cell table:formula="of:=IF(AND([.$A29]&lt;&gt;&quot;&quot;;[.$A$102]=&quot;Y&quot;;[.F29]&lt;&gt;&quot;&quot;);[.F29];&quot;&quot;)">
            <text:p/>
          </table:table-cell>
          <table:table-cell table:formula="of:=IF(AND([.$A29]&lt;&gt;&quot;&quot;;[.$A$103]=&quot;Y&quot;;[.H29]&lt;&gt;&quot;&quot;);[.H29];&quot;&quot;)">
            <text:p/>
          </table:table-cell>
          <table:table-cell table:formula="of:=IF(AND([.$A29]&lt;&gt;&quot;&quot;;[.$A$104]=&quot;Y&quot;;[.J29]&lt;&gt;&quot;&quot;);[.J29];&quot;&quot;)">
            <text:p/>
          </table:table-cell>
          <table:table-cell table:formula="of:=IF(AND([.$A29]&lt;&gt;&quot;&quot;;[.$A$105]=&quot;Y&quot;;[.L29]&lt;&gt;&quot;&quot;);[.L29];&quot;&quot;)">
            <text:p/>
          </table:table-cell>
          <table:table-cell table:formula="of:=IF(AND([.$A29]&lt;&gt;&quot;&quot;;[.$M29]=[.Q29]);[.$A29]*[.Q29];&quot;&quot;)">
            <text:p/>
          </table:table-cell>
          <table:table-cell table:formula="of:=IF(AND([.$A29]&lt;&gt;&quot;&quot;;[.$M29]=[.R29]);[.$A29]*[.R29];&quot;&quot;)">
            <text:p/>
          </table:table-cell>
          <table:table-cell table:formula="of:=IF(AND([.$A29]&lt;&gt;&quot;&quot;;[.$M29]=[.S29]);[.$A29]*[.S29];&quot;&quot;)">
            <text:p/>
          </table:table-cell>
          <table:table-cell table:formula="of:=IF(AND([.$A29]&lt;&gt;&quot;&quot;;[.$M29]=[.T29]);[.$A29]*[.T29];&quot;&quot;)">
            <text:p/>
          </table:table-cell>
          <table:table-cell table:formula="of:=IF(AND([.$A29]&lt;&gt;&quot;&quot;;[.$M29]=[.U29]);[.$A29]*[.U29];&quot;&quot;)">
            <text:p/>
          </table:table-cell>
          <table:table-cell table:formula="of:=IF([.O29]&lt;&gt;&quot;&quot;;[.O29];0)+[.AA28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30]&lt;&gt;&quot;&quot;;MIN([.Q30:.U30]);&quot;&quot;)">
            <text:p/>
          </table:table-cell>
          <table:table-cell/>
          <table:table-cell table:formula="of:=IF([.A30]&lt;&gt;&quot;&quot;;[.A30]*[.M30];&quot;&quot;)">
            <text:p/>
          </table:table-cell>
          <table:table-cell table:formula="of:=IF([.A30]&lt;&gt;&quot;&quot;;[.AA30];&quot;&quot;)">
            <text:p/>
          </table:table-cell>
          <table:table-cell table:formula="of:=IF(AND([.$A30]&lt;&gt;&quot;&quot;;[.$A$101]=&quot;Y&quot;;[.D30]&lt;&gt;&quot;&quot;);[.D30];&quot;&quot;)">
            <text:p/>
          </table:table-cell>
          <table:table-cell table:formula="of:=IF(AND([.$A30]&lt;&gt;&quot;&quot;;[.$A$102]=&quot;Y&quot;;[.F30]&lt;&gt;&quot;&quot;);[.F30];&quot;&quot;)">
            <text:p/>
          </table:table-cell>
          <table:table-cell table:formula="of:=IF(AND([.$A30]&lt;&gt;&quot;&quot;;[.$A$103]=&quot;Y&quot;;[.H30]&lt;&gt;&quot;&quot;);[.H30];&quot;&quot;)">
            <text:p/>
          </table:table-cell>
          <table:table-cell table:formula="of:=IF(AND([.$A30]&lt;&gt;&quot;&quot;;[.$A$104]=&quot;Y&quot;;[.J30]&lt;&gt;&quot;&quot;);[.J30];&quot;&quot;)">
            <text:p/>
          </table:table-cell>
          <table:table-cell table:formula="of:=IF(AND([.$A30]&lt;&gt;&quot;&quot;;[.$A$105]=&quot;Y&quot;;[.L30]&lt;&gt;&quot;&quot;);[.L30];&quot;&quot;)">
            <text:p/>
          </table:table-cell>
          <table:table-cell table:formula="of:=IF(AND([.$A30]&lt;&gt;&quot;&quot;;[.$M30]=[.Q30]);[.$A30]*[.Q30];&quot;&quot;)">
            <text:p/>
          </table:table-cell>
          <table:table-cell table:formula="of:=IF(AND([.$A30]&lt;&gt;&quot;&quot;;[.$M30]=[.R30]);[.$A30]*[.R30];&quot;&quot;)">
            <text:p/>
          </table:table-cell>
          <table:table-cell table:formula="of:=IF(AND([.$A30]&lt;&gt;&quot;&quot;;[.$M30]=[.S30]);[.$A30]*[.S30];&quot;&quot;)">
            <text:p/>
          </table:table-cell>
          <table:table-cell table:formula="of:=IF(AND([.$A30]&lt;&gt;&quot;&quot;;[.$M30]=[.T30]);[.$A30]*[.T30];&quot;&quot;)">
            <text:p/>
          </table:table-cell>
          <table:table-cell table:formula="of:=IF(AND([.$A30]&lt;&gt;&quot;&quot;;[.$M30]=[.U30]);[.$A30]*[.U30];&quot;&quot;)">
            <text:p/>
          </table:table-cell>
          <table:table-cell table:formula="of:=IF([.O30]&lt;&gt;&quot;&quot;;[.O30];0)+[.AA29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31]&lt;&gt;&quot;&quot;;MIN([.Q31:.U31]);&quot;&quot;)">
            <text:p/>
          </table:table-cell>
          <table:table-cell/>
          <table:table-cell table:formula="of:=IF([.A31]&lt;&gt;&quot;&quot;;[.A31]*[.M31];&quot;&quot;)">
            <text:p/>
          </table:table-cell>
          <table:table-cell table:formula="of:=IF([.A31]&lt;&gt;&quot;&quot;;[.AA31];&quot;&quot;)">
            <text:p/>
          </table:table-cell>
          <table:table-cell table:formula="of:=IF(AND([.$A31]&lt;&gt;&quot;&quot;;[.$A$101]=&quot;Y&quot;;[.D31]&lt;&gt;&quot;&quot;);[.D31];&quot;&quot;)">
            <text:p/>
          </table:table-cell>
          <table:table-cell table:formula="of:=IF(AND([.$A31]&lt;&gt;&quot;&quot;;[.$A$102]=&quot;Y&quot;;[.F31]&lt;&gt;&quot;&quot;);[.F31];&quot;&quot;)">
            <text:p/>
          </table:table-cell>
          <table:table-cell table:formula="of:=IF(AND([.$A31]&lt;&gt;&quot;&quot;;[.$A$103]=&quot;Y&quot;;[.H31]&lt;&gt;&quot;&quot;);[.H31];&quot;&quot;)">
            <text:p/>
          </table:table-cell>
          <table:table-cell table:formula="of:=IF(AND([.$A31]&lt;&gt;&quot;&quot;;[.$A$104]=&quot;Y&quot;;[.J31]&lt;&gt;&quot;&quot;);[.J31];&quot;&quot;)">
            <text:p/>
          </table:table-cell>
          <table:table-cell table:formula="of:=IF(AND([.$A31]&lt;&gt;&quot;&quot;;[.$A$105]=&quot;Y&quot;;[.L31]&lt;&gt;&quot;&quot;);[.L31];&quot;&quot;)">
            <text:p/>
          </table:table-cell>
          <table:table-cell table:formula="of:=IF(AND([.$A31]&lt;&gt;&quot;&quot;;[.$M31]=[.Q31]);[.$A31]*[.Q31];&quot;&quot;)">
            <text:p/>
          </table:table-cell>
          <table:table-cell table:formula="of:=IF(AND([.$A31]&lt;&gt;&quot;&quot;;[.$M31]=[.R31]);[.$A31]*[.R31];&quot;&quot;)">
            <text:p/>
          </table:table-cell>
          <table:table-cell table:formula="of:=IF(AND([.$A31]&lt;&gt;&quot;&quot;;[.$M31]=[.S31]);[.$A31]*[.S31];&quot;&quot;)">
            <text:p/>
          </table:table-cell>
          <table:table-cell table:formula="of:=IF(AND([.$A31]&lt;&gt;&quot;&quot;;[.$M31]=[.T31]);[.$A31]*[.T31];&quot;&quot;)">
            <text:p/>
          </table:table-cell>
          <table:table-cell table:formula="of:=IF(AND([.$A31]&lt;&gt;&quot;&quot;;[.$M31]=[.U31]);[.$A31]*[.U31];&quot;&quot;)">
            <text:p/>
          </table:table-cell>
          <table:table-cell table:formula="of:=IF([.O31]&lt;&gt;&quot;&quot;;[.O31];0)+[.AA30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32]&lt;&gt;&quot;&quot;;MIN([.Q32:.U32]);&quot;&quot;)">
            <text:p/>
          </table:table-cell>
          <table:table-cell/>
          <table:table-cell table:formula="of:=IF([.A32]&lt;&gt;&quot;&quot;;[.A32]*[.M32];&quot;&quot;)">
            <text:p/>
          </table:table-cell>
          <table:table-cell table:formula="of:=IF([.A32]&lt;&gt;&quot;&quot;;[.AA32];&quot;&quot;)">
            <text:p/>
          </table:table-cell>
          <table:table-cell table:formula="of:=IF(AND([.$A32]&lt;&gt;&quot;&quot;;[.$A$101]=&quot;Y&quot;;[.D32]&lt;&gt;&quot;&quot;);[.D32];&quot;&quot;)">
            <text:p/>
          </table:table-cell>
          <table:table-cell table:formula="of:=IF(AND([.$A32]&lt;&gt;&quot;&quot;;[.$A$102]=&quot;Y&quot;;[.F32]&lt;&gt;&quot;&quot;);[.F32];&quot;&quot;)">
            <text:p/>
          </table:table-cell>
          <table:table-cell table:formula="of:=IF(AND([.$A32]&lt;&gt;&quot;&quot;;[.$A$103]=&quot;Y&quot;;[.H32]&lt;&gt;&quot;&quot;);[.H32];&quot;&quot;)">
            <text:p/>
          </table:table-cell>
          <table:table-cell table:formula="of:=IF(AND([.$A32]&lt;&gt;&quot;&quot;;[.$A$104]=&quot;Y&quot;;[.J32]&lt;&gt;&quot;&quot;);[.J32];&quot;&quot;)">
            <text:p/>
          </table:table-cell>
          <table:table-cell table:formula="of:=IF(AND([.$A32]&lt;&gt;&quot;&quot;;[.$A$105]=&quot;Y&quot;;[.L32]&lt;&gt;&quot;&quot;);[.L32];&quot;&quot;)">
            <text:p/>
          </table:table-cell>
          <table:table-cell table:formula="of:=IF(AND([.$A32]&lt;&gt;&quot;&quot;;[.$M32]=[.Q32]);[.$A32]*[.Q32];&quot;&quot;)">
            <text:p/>
          </table:table-cell>
          <table:table-cell table:formula="of:=IF(AND([.$A32]&lt;&gt;&quot;&quot;;[.$M32]=[.R32]);[.$A32]*[.R32];&quot;&quot;)">
            <text:p/>
          </table:table-cell>
          <table:table-cell table:formula="of:=IF(AND([.$A32]&lt;&gt;&quot;&quot;;[.$M32]=[.S32]);[.$A32]*[.S32];&quot;&quot;)">
            <text:p/>
          </table:table-cell>
          <table:table-cell table:formula="of:=IF(AND([.$A32]&lt;&gt;&quot;&quot;;[.$M32]=[.T32]);[.$A32]*[.T32];&quot;&quot;)">
            <text:p/>
          </table:table-cell>
          <table:table-cell table:formula="of:=IF(AND([.$A32]&lt;&gt;&quot;&quot;;[.$M32]=[.U32]);[.$A32]*[.U32];&quot;&quot;)">
            <text:p/>
          </table:table-cell>
          <table:table-cell table:formula="of:=IF([.O32]&lt;&gt;&quot;&quot;;[.O32];0)+[.AA31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33]&lt;&gt;&quot;&quot;;MIN([.Q33:.U33]);&quot;&quot;)">
            <text:p/>
          </table:table-cell>
          <table:table-cell/>
          <table:table-cell table:formula="of:=IF([.A33]&lt;&gt;&quot;&quot;;[.A33]*[.M33];&quot;&quot;)">
            <text:p/>
          </table:table-cell>
          <table:table-cell table:formula="of:=IF([.A33]&lt;&gt;&quot;&quot;;[.AA33];&quot;&quot;)">
            <text:p/>
          </table:table-cell>
          <table:table-cell table:formula="of:=IF(AND([.$A33]&lt;&gt;&quot;&quot;;[.$A$101]=&quot;Y&quot;;[.D33]&lt;&gt;&quot;&quot;);[.D33];&quot;&quot;)">
            <text:p/>
          </table:table-cell>
          <table:table-cell table:formula="of:=IF(AND([.$A33]&lt;&gt;&quot;&quot;;[.$A$102]=&quot;Y&quot;;[.F33]&lt;&gt;&quot;&quot;);[.F33];&quot;&quot;)">
            <text:p/>
          </table:table-cell>
          <table:table-cell table:formula="of:=IF(AND([.$A33]&lt;&gt;&quot;&quot;;[.$A$103]=&quot;Y&quot;;[.H33]&lt;&gt;&quot;&quot;);[.H33];&quot;&quot;)">
            <text:p/>
          </table:table-cell>
          <table:table-cell table:formula="of:=IF(AND([.$A33]&lt;&gt;&quot;&quot;;[.$A$104]=&quot;Y&quot;;[.J33]&lt;&gt;&quot;&quot;);[.J33];&quot;&quot;)">
            <text:p/>
          </table:table-cell>
          <table:table-cell table:formula="of:=IF(AND([.$A33]&lt;&gt;&quot;&quot;;[.$A$105]=&quot;Y&quot;;[.L33]&lt;&gt;&quot;&quot;);[.L33];&quot;&quot;)">
            <text:p/>
          </table:table-cell>
          <table:table-cell table:formula="of:=IF(AND([.$A33]&lt;&gt;&quot;&quot;;[.$M33]=[.Q33]);[.$A33]*[.Q33];&quot;&quot;)">
            <text:p/>
          </table:table-cell>
          <table:table-cell table:formula="of:=IF(AND([.$A33]&lt;&gt;&quot;&quot;;[.$M33]=[.R33]);[.$A33]*[.R33];&quot;&quot;)">
            <text:p/>
          </table:table-cell>
          <table:table-cell table:formula="of:=IF(AND([.$A33]&lt;&gt;&quot;&quot;;[.$M33]=[.S33]);[.$A33]*[.S33];&quot;&quot;)">
            <text:p/>
          </table:table-cell>
          <table:table-cell table:formula="of:=IF(AND([.$A33]&lt;&gt;&quot;&quot;;[.$M33]=[.T33]);[.$A33]*[.T33];&quot;&quot;)">
            <text:p/>
          </table:table-cell>
          <table:table-cell table:formula="of:=IF(AND([.$A33]&lt;&gt;&quot;&quot;;[.$M33]=[.U33]);[.$A33]*[.U33];&quot;&quot;)">
            <text:p/>
          </table:table-cell>
          <table:table-cell table:formula="of:=IF([.O33]&lt;&gt;&quot;&quot;;[.O33];0)+[.AA32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34]&lt;&gt;&quot;&quot;;MIN([.Q34:.U34]);&quot;&quot;)">
            <text:p/>
          </table:table-cell>
          <table:table-cell/>
          <table:table-cell table:formula="of:=IF([.A34]&lt;&gt;&quot;&quot;;[.A34]*[.M34];&quot;&quot;)">
            <text:p/>
          </table:table-cell>
          <table:table-cell table:formula="of:=IF([.A34]&lt;&gt;&quot;&quot;;[.AA34];&quot;&quot;)">
            <text:p/>
          </table:table-cell>
          <table:table-cell table:formula="of:=IF(AND([.$A34]&lt;&gt;&quot;&quot;;[.$A$101]=&quot;Y&quot;;[.D34]&lt;&gt;&quot;&quot;);[.D34];&quot;&quot;)">
            <text:p/>
          </table:table-cell>
          <table:table-cell table:formula="of:=IF(AND([.$A34]&lt;&gt;&quot;&quot;;[.$A$102]=&quot;Y&quot;;[.F34]&lt;&gt;&quot;&quot;);[.F34];&quot;&quot;)">
            <text:p/>
          </table:table-cell>
          <table:table-cell table:formula="of:=IF(AND([.$A34]&lt;&gt;&quot;&quot;;[.$A$103]=&quot;Y&quot;;[.H34]&lt;&gt;&quot;&quot;);[.H34];&quot;&quot;)">
            <text:p/>
          </table:table-cell>
          <table:table-cell table:formula="of:=IF(AND([.$A34]&lt;&gt;&quot;&quot;;[.$A$104]=&quot;Y&quot;;[.J34]&lt;&gt;&quot;&quot;);[.J34];&quot;&quot;)">
            <text:p/>
          </table:table-cell>
          <table:table-cell table:formula="of:=IF(AND([.$A34]&lt;&gt;&quot;&quot;;[.$A$105]=&quot;Y&quot;;[.L34]&lt;&gt;&quot;&quot;);[.L34];&quot;&quot;)">
            <text:p/>
          </table:table-cell>
          <table:table-cell table:formula="of:=IF(AND([.$A34]&lt;&gt;&quot;&quot;;[.$M34]=[.Q34]);[.$A34]*[.Q34];&quot;&quot;)">
            <text:p/>
          </table:table-cell>
          <table:table-cell table:formula="of:=IF(AND([.$A34]&lt;&gt;&quot;&quot;;[.$M34]=[.R34]);[.$A34]*[.R34];&quot;&quot;)">
            <text:p/>
          </table:table-cell>
          <table:table-cell table:formula="of:=IF(AND([.$A34]&lt;&gt;&quot;&quot;;[.$M34]=[.S34]);[.$A34]*[.S34];&quot;&quot;)">
            <text:p/>
          </table:table-cell>
          <table:table-cell table:formula="of:=IF(AND([.$A34]&lt;&gt;&quot;&quot;;[.$M34]=[.T34]);[.$A34]*[.T34];&quot;&quot;)">
            <text:p/>
          </table:table-cell>
          <table:table-cell table:formula="of:=IF(AND([.$A34]&lt;&gt;&quot;&quot;;[.$M34]=[.U34]);[.$A34]*[.U34];&quot;&quot;)">
            <text:p/>
          </table:table-cell>
          <table:table-cell table:formula="of:=IF([.O34]&lt;&gt;&quot;&quot;;[.O34];0)+[.AA33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35]&lt;&gt;&quot;&quot;;MIN([.Q35:.U35]);&quot;&quot;)">
            <text:p/>
          </table:table-cell>
          <table:table-cell/>
          <table:table-cell table:formula="of:=IF([.A35]&lt;&gt;&quot;&quot;;[.A35]*[.M35];&quot;&quot;)">
            <text:p/>
          </table:table-cell>
          <table:table-cell table:formula="of:=IF([.A35]&lt;&gt;&quot;&quot;;[.AA35];&quot;&quot;)">
            <text:p/>
          </table:table-cell>
          <table:table-cell table:formula="of:=IF(AND([.$A35]&lt;&gt;&quot;&quot;;[.$A$101]=&quot;Y&quot;;[.D35]&lt;&gt;&quot;&quot;);[.D35];&quot;&quot;)">
            <text:p/>
          </table:table-cell>
          <table:table-cell table:formula="of:=IF(AND([.$A35]&lt;&gt;&quot;&quot;;[.$A$102]=&quot;Y&quot;;[.F35]&lt;&gt;&quot;&quot;);[.F35];&quot;&quot;)">
            <text:p/>
          </table:table-cell>
          <table:table-cell table:formula="of:=IF(AND([.$A35]&lt;&gt;&quot;&quot;;[.$A$103]=&quot;Y&quot;;[.H35]&lt;&gt;&quot;&quot;);[.H35];&quot;&quot;)">
            <text:p/>
          </table:table-cell>
          <table:table-cell table:formula="of:=IF(AND([.$A35]&lt;&gt;&quot;&quot;;[.$A$104]=&quot;Y&quot;;[.J35]&lt;&gt;&quot;&quot;);[.J35];&quot;&quot;)">
            <text:p/>
          </table:table-cell>
          <table:table-cell table:formula="of:=IF(AND([.$A35]&lt;&gt;&quot;&quot;;[.$A$105]=&quot;Y&quot;;[.L35]&lt;&gt;&quot;&quot;);[.L35];&quot;&quot;)">
            <text:p/>
          </table:table-cell>
          <table:table-cell table:formula="of:=IF(AND([.$A35]&lt;&gt;&quot;&quot;;[.$M35]=[.Q35]);[.$A35]*[.Q35];&quot;&quot;)">
            <text:p/>
          </table:table-cell>
          <table:table-cell table:formula="of:=IF(AND([.$A35]&lt;&gt;&quot;&quot;;[.$M35]=[.R35]);[.$A35]*[.R35];&quot;&quot;)">
            <text:p/>
          </table:table-cell>
          <table:table-cell table:formula="of:=IF(AND([.$A35]&lt;&gt;&quot;&quot;;[.$M35]=[.S35]);[.$A35]*[.S35];&quot;&quot;)">
            <text:p/>
          </table:table-cell>
          <table:table-cell table:formula="of:=IF(AND([.$A35]&lt;&gt;&quot;&quot;;[.$M35]=[.T35]);[.$A35]*[.T35];&quot;&quot;)">
            <text:p/>
          </table:table-cell>
          <table:table-cell table:formula="of:=IF(AND([.$A35]&lt;&gt;&quot;&quot;;[.$M35]=[.U35]);[.$A35]*[.U35];&quot;&quot;)">
            <text:p/>
          </table:table-cell>
          <table:table-cell table:formula="of:=IF([.O35]&lt;&gt;&quot;&quot;;[.O35];0)+[.AA34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36]&lt;&gt;&quot;&quot;;MIN([.Q36:.U36]);&quot;&quot;)">
            <text:p/>
          </table:table-cell>
          <table:table-cell/>
          <table:table-cell table:formula="of:=IF([.A36]&lt;&gt;&quot;&quot;;[.A36]*[.M36];&quot;&quot;)">
            <text:p/>
          </table:table-cell>
          <table:table-cell table:formula="of:=IF([.A36]&lt;&gt;&quot;&quot;;[.AA36];&quot;&quot;)">
            <text:p/>
          </table:table-cell>
          <table:table-cell table:formula="of:=IF(AND([.$A36]&lt;&gt;&quot;&quot;;[.$A$101]=&quot;Y&quot;;[.D36]&lt;&gt;&quot;&quot;);[.D36];&quot;&quot;)">
            <text:p/>
          </table:table-cell>
          <table:table-cell table:formula="of:=IF(AND([.$A36]&lt;&gt;&quot;&quot;;[.$A$102]=&quot;Y&quot;;[.F36]&lt;&gt;&quot;&quot;);[.F36];&quot;&quot;)">
            <text:p/>
          </table:table-cell>
          <table:table-cell table:formula="of:=IF(AND([.$A36]&lt;&gt;&quot;&quot;;[.$A$103]=&quot;Y&quot;;[.H36]&lt;&gt;&quot;&quot;);[.H36];&quot;&quot;)">
            <text:p/>
          </table:table-cell>
          <table:table-cell table:formula="of:=IF(AND([.$A36]&lt;&gt;&quot;&quot;;[.$A$104]=&quot;Y&quot;;[.J36]&lt;&gt;&quot;&quot;);[.J36];&quot;&quot;)">
            <text:p/>
          </table:table-cell>
          <table:table-cell table:formula="of:=IF(AND([.$A36]&lt;&gt;&quot;&quot;;[.$A$105]=&quot;Y&quot;;[.L36]&lt;&gt;&quot;&quot;);[.L36];&quot;&quot;)">
            <text:p/>
          </table:table-cell>
          <table:table-cell table:formula="of:=IF(AND([.$A36]&lt;&gt;&quot;&quot;;[.$M36]=[.Q36]);[.$A36]*[.Q36];&quot;&quot;)">
            <text:p/>
          </table:table-cell>
          <table:table-cell table:formula="of:=IF(AND([.$A36]&lt;&gt;&quot;&quot;;[.$M36]=[.R36]);[.$A36]*[.R36];&quot;&quot;)">
            <text:p/>
          </table:table-cell>
          <table:table-cell table:formula="of:=IF(AND([.$A36]&lt;&gt;&quot;&quot;;[.$M36]=[.S36]);[.$A36]*[.S36];&quot;&quot;)">
            <text:p/>
          </table:table-cell>
          <table:table-cell table:formula="of:=IF(AND([.$A36]&lt;&gt;&quot;&quot;;[.$M36]=[.T36]);[.$A36]*[.T36];&quot;&quot;)">
            <text:p/>
          </table:table-cell>
          <table:table-cell table:formula="of:=IF(AND([.$A36]&lt;&gt;&quot;&quot;;[.$M36]=[.U36]);[.$A36]*[.U36];&quot;&quot;)">
            <text:p/>
          </table:table-cell>
          <table:table-cell table:formula="of:=IF([.O36]&lt;&gt;&quot;&quot;;[.O36];0)+[.AA35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37]&lt;&gt;&quot;&quot;;MIN([.Q37:.U37]);&quot;&quot;)">
            <text:p/>
          </table:table-cell>
          <table:table-cell/>
          <table:table-cell table:formula="of:=IF([.A37]&lt;&gt;&quot;&quot;;[.A37]*[.M37];&quot;&quot;)">
            <text:p/>
          </table:table-cell>
          <table:table-cell table:formula="of:=IF([.A37]&lt;&gt;&quot;&quot;;[.AA37];&quot;&quot;)">
            <text:p/>
          </table:table-cell>
          <table:table-cell table:formula="of:=IF(AND([.$A37]&lt;&gt;&quot;&quot;;[.$A$101]=&quot;Y&quot;;[.D37]&lt;&gt;&quot;&quot;);[.D37];&quot;&quot;)">
            <text:p/>
          </table:table-cell>
          <table:table-cell table:formula="of:=IF(AND([.$A37]&lt;&gt;&quot;&quot;;[.$A$102]=&quot;Y&quot;;[.F37]&lt;&gt;&quot;&quot;);[.F37];&quot;&quot;)">
            <text:p/>
          </table:table-cell>
          <table:table-cell table:formula="of:=IF(AND([.$A37]&lt;&gt;&quot;&quot;;[.$A$103]=&quot;Y&quot;;[.H37]&lt;&gt;&quot;&quot;);[.H37];&quot;&quot;)">
            <text:p/>
          </table:table-cell>
          <table:table-cell table:formula="of:=IF(AND([.$A37]&lt;&gt;&quot;&quot;;[.$A$104]=&quot;Y&quot;;[.J37]&lt;&gt;&quot;&quot;);[.J37];&quot;&quot;)">
            <text:p/>
          </table:table-cell>
          <table:table-cell table:formula="of:=IF(AND([.$A37]&lt;&gt;&quot;&quot;;[.$A$105]=&quot;Y&quot;;[.L37]&lt;&gt;&quot;&quot;);[.L37];&quot;&quot;)">
            <text:p/>
          </table:table-cell>
          <table:table-cell table:formula="of:=IF(AND([.$A37]&lt;&gt;&quot;&quot;;[.$M37]=[.Q37]);[.$A37]*[.Q37];&quot;&quot;)">
            <text:p/>
          </table:table-cell>
          <table:table-cell table:formula="of:=IF(AND([.$A37]&lt;&gt;&quot;&quot;;[.$M37]=[.R37]);[.$A37]*[.R37];&quot;&quot;)">
            <text:p/>
          </table:table-cell>
          <table:table-cell table:formula="of:=IF(AND([.$A37]&lt;&gt;&quot;&quot;;[.$M37]=[.S37]);[.$A37]*[.S37];&quot;&quot;)">
            <text:p/>
          </table:table-cell>
          <table:table-cell table:formula="of:=IF(AND([.$A37]&lt;&gt;&quot;&quot;;[.$M37]=[.T37]);[.$A37]*[.T37];&quot;&quot;)">
            <text:p/>
          </table:table-cell>
          <table:table-cell table:formula="of:=IF(AND([.$A37]&lt;&gt;&quot;&quot;;[.$M37]=[.U37]);[.$A37]*[.U37];&quot;&quot;)">
            <text:p/>
          </table:table-cell>
          <table:table-cell table:formula="of:=IF([.O37]&lt;&gt;&quot;&quot;;[.O37];0)+[.AA36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38]&lt;&gt;&quot;&quot;;MIN([.Q38:.U38]);&quot;&quot;)">
            <text:p/>
          </table:table-cell>
          <table:table-cell/>
          <table:table-cell table:formula="of:=IF([.A38]&lt;&gt;&quot;&quot;;[.A38]*[.M38];&quot;&quot;)">
            <text:p/>
          </table:table-cell>
          <table:table-cell table:formula="of:=IF([.A38]&lt;&gt;&quot;&quot;;[.AA38];&quot;&quot;)">
            <text:p/>
          </table:table-cell>
          <table:table-cell table:formula="of:=IF(AND([.$A38]&lt;&gt;&quot;&quot;;[.$A$101]=&quot;Y&quot;;[.D38]&lt;&gt;&quot;&quot;);[.D38];&quot;&quot;)">
            <text:p/>
          </table:table-cell>
          <table:table-cell table:formula="of:=IF(AND([.$A38]&lt;&gt;&quot;&quot;;[.$A$102]=&quot;Y&quot;;[.F38]&lt;&gt;&quot;&quot;);[.F38];&quot;&quot;)">
            <text:p/>
          </table:table-cell>
          <table:table-cell table:formula="of:=IF(AND([.$A38]&lt;&gt;&quot;&quot;;[.$A$103]=&quot;Y&quot;;[.H38]&lt;&gt;&quot;&quot;);[.H38];&quot;&quot;)">
            <text:p/>
          </table:table-cell>
          <table:table-cell table:formula="of:=IF(AND([.$A38]&lt;&gt;&quot;&quot;;[.$A$104]=&quot;Y&quot;;[.J38]&lt;&gt;&quot;&quot;);[.J38];&quot;&quot;)">
            <text:p/>
          </table:table-cell>
          <table:table-cell table:formula="of:=IF(AND([.$A38]&lt;&gt;&quot;&quot;;[.$A$105]=&quot;Y&quot;;[.L38]&lt;&gt;&quot;&quot;);[.L38];&quot;&quot;)">
            <text:p/>
          </table:table-cell>
          <table:table-cell table:formula="of:=IF(AND([.$A38]&lt;&gt;&quot;&quot;;[.$M38]=[.Q38]);[.$A38]*[.Q38];&quot;&quot;)">
            <text:p/>
          </table:table-cell>
          <table:table-cell table:formula="of:=IF(AND([.$A38]&lt;&gt;&quot;&quot;;[.$M38]=[.R38]);[.$A38]*[.R38];&quot;&quot;)">
            <text:p/>
          </table:table-cell>
          <table:table-cell table:formula="of:=IF(AND([.$A38]&lt;&gt;&quot;&quot;;[.$M38]=[.S38]);[.$A38]*[.S38];&quot;&quot;)">
            <text:p/>
          </table:table-cell>
          <table:table-cell table:formula="of:=IF(AND([.$A38]&lt;&gt;&quot;&quot;;[.$M38]=[.T38]);[.$A38]*[.T38];&quot;&quot;)">
            <text:p/>
          </table:table-cell>
          <table:table-cell table:formula="of:=IF(AND([.$A38]&lt;&gt;&quot;&quot;;[.$M38]=[.U38]);[.$A38]*[.U38];&quot;&quot;)">
            <text:p/>
          </table:table-cell>
          <table:table-cell table:formula="of:=IF([.O38]&lt;&gt;&quot;&quot;;[.O38];0)+[.AA37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39]&lt;&gt;&quot;&quot;;MIN([.Q39:.U39]);&quot;&quot;)">
            <text:p/>
          </table:table-cell>
          <table:table-cell/>
          <table:table-cell table:formula="of:=IF([.A39]&lt;&gt;&quot;&quot;;[.A39]*[.M39];&quot;&quot;)">
            <text:p/>
          </table:table-cell>
          <table:table-cell table:formula="of:=IF([.A39]&lt;&gt;&quot;&quot;;[.AA39];&quot;&quot;)">
            <text:p/>
          </table:table-cell>
          <table:table-cell table:formula="of:=IF(AND([.$A39]&lt;&gt;&quot;&quot;;[.$A$101]=&quot;Y&quot;;[.D39]&lt;&gt;&quot;&quot;);[.D39];&quot;&quot;)">
            <text:p/>
          </table:table-cell>
          <table:table-cell table:formula="of:=IF(AND([.$A39]&lt;&gt;&quot;&quot;;[.$A$102]=&quot;Y&quot;;[.F39]&lt;&gt;&quot;&quot;);[.F39];&quot;&quot;)">
            <text:p/>
          </table:table-cell>
          <table:table-cell table:formula="of:=IF(AND([.$A39]&lt;&gt;&quot;&quot;;[.$A$103]=&quot;Y&quot;;[.H39]&lt;&gt;&quot;&quot;);[.H39];&quot;&quot;)">
            <text:p/>
          </table:table-cell>
          <table:table-cell table:formula="of:=IF(AND([.$A39]&lt;&gt;&quot;&quot;;[.$A$104]=&quot;Y&quot;;[.J39]&lt;&gt;&quot;&quot;);[.J39];&quot;&quot;)">
            <text:p/>
          </table:table-cell>
          <table:table-cell table:formula="of:=IF(AND([.$A39]&lt;&gt;&quot;&quot;;[.$A$105]=&quot;Y&quot;;[.L39]&lt;&gt;&quot;&quot;);[.L39];&quot;&quot;)">
            <text:p/>
          </table:table-cell>
          <table:table-cell table:formula="of:=IF(AND([.$A39]&lt;&gt;&quot;&quot;;[.$M39]=[.Q39]);[.$A39]*[.Q39];&quot;&quot;)">
            <text:p/>
          </table:table-cell>
          <table:table-cell table:formula="of:=IF(AND([.$A39]&lt;&gt;&quot;&quot;;[.$M39]=[.R39]);[.$A39]*[.R39];&quot;&quot;)">
            <text:p/>
          </table:table-cell>
          <table:table-cell table:formula="of:=IF(AND([.$A39]&lt;&gt;&quot;&quot;;[.$M39]=[.S39]);[.$A39]*[.S39];&quot;&quot;)">
            <text:p/>
          </table:table-cell>
          <table:table-cell table:formula="of:=IF(AND([.$A39]&lt;&gt;&quot;&quot;;[.$M39]=[.T39]);[.$A39]*[.T39];&quot;&quot;)">
            <text:p/>
          </table:table-cell>
          <table:table-cell table:formula="of:=IF(AND([.$A39]&lt;&gt;&quot;&quot;;[.$M39]=[.U39]);[.$A39]*[.U39];&quot;&quot;)">
            <text:p/>
          </table:table-cell>
          <table:table-cell table:formula="of:=IF([.O39]&lt;&gt;&quot;&quot;;[.O39];0)+[.AA38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40]&lt;&gt;&quot;&quot;;MIN([.Q40:.U40]);&quot;&quot;)">
            <text:p/>
          </table:table-cell>
          <table:table-cell/>
          <table:table-cell table:formula="of:=IF([.A40]&lt;&gt;&quot;&quot;;[.A40]*[.M40];&quot;&quot;)">
            <text:p/>
          </table:table-cell>
          <table:table-cell table:formula="of:=IF([.A40]&lt;&gt;&quot;&quot;;[.AA40];&quot;&quot;)">
            <text:p/>
          </table:table-cell>
          <table:table-cell table:formula="of:=IF(AND([.$A40]&lt;&gt;&quot;&quot;;[.$A$101]=&quot;Y&quot;;[.D40]&lt;&gt;&quot;&quot;);[.D40];&quot;&quot;)">
            <text:p/>
          </table:table-cell>
          <table:table-cell table:formula="of:=IF(AND([.$A40]&lt;&gt;&quot;&quot;;[.$A$102]=&quot;Y&quot;;[.F40]&lt;&gt;&quot;&quot;);[.F40];&quot;&quot;)">
            <text:p/>
          </table:table-cell>
          <table:table-cell table:formula="of:=IF(AND([.$A40]&lt;&gt;&quot;&quot;;[.$A$103]=&quot;Y&quot;;[.H40]&lt;&gt;&quot;&quot;);[.H40];&quot;&quot;)">
            <text:p/>
          </table:table-cell>
          <table:table-cell table:formula="of:=IF(AND([.$A40]&lt;&gt;&quot;&quot;;[.$A$104]=&quot;Y&quot;;[.J40]&lt;&gt;&quot;&quot;);[.J40];&quot;&quot;)">
            <text:p/>
          </table:table-cell>
          <table:table-cell table:formula="of:=IF(AND([.$A40]&lt;&gt;&quot;&quot;;[.$A$105]=&quot;Y&quot;;[.L40]&lt;&gt;&quot;&quot;);[.L40];&quot;&quot;)">
            <text:p/>
          </table:table-cell>
          <table:table-cell table:formula="of:=IF(AND([.$A40]&lt;&gt;&quot;&quot;;[.$M40]=[.Q40]);[.$A40]*[.Q40];&quot;&quot;)">
            <text:p/>
          </table:table-cell>
          <table:table-cell table:formula="of:=IF(AND([.$A40]&lt;&gt;&quot;&quot;;[.$M40]=[.R40]);[.$A40]*[.R40];&quot;&quot;)">
            <text:p/>
          </table:table-cell>
          <table:table-cell table:formula="of:=IF(AND([.$A40]&lt;&gt;&quot;&quot;;[.$M40]=[.S40]);[.$A40]*[.S40];&quot;&quot;)">
            <text:p/>
          </table:table-cell>
          <table:table-cell table:formula="of:=IF(AND([.$A40]&lt;&gt;&quot;&quot;;[.$M40]=[.T40]);[.$A40]*[.T40];&quot;&quot;)">
            <text:p/>
          </table:table-cell>
          <table:table-cell table:formula="of:=IF(AND([.$A40]&lt;&gt;&quot;&quot;;[.$M40]=[.U40]);[.$A40]*[.U40];&quot;&quot;)">
            <text:p/>
          </table:table-cell>
          <table:table-cell table:formula="of:=IF([.O40]&lt;&gt;&quot;&quot;;[.O40];0)+[.AA39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41]&lt;&gt;&quot;&quot;;MIN([.Q41:.U41]);&quot;&quot;)">
            <text:p/>
          </table:table-cell>
          <table:table-cell/>
          <table:table-cell table:formula="of:=IF([.A41]&lt;&gt;&quot;&quot;;[.A41]*[.M41];&quot;&quot;)">
            <text:p/>
          </table:table-cell>
          <table:table-cell table:formula="of:=IF([.A41]&lt;&gt;&quot;&quot;;[.AA41];&quot;&quot;)">
            <text:p/>
          </table:table-cell>
          <table:table-cell table:formula="of:=IF(AND([.$A41]&lt;&gt;&quot;&quot;;[.$A$101]=&quot;Y&quot;;[.D41]&lt;&gt;&quot;&quot;);[.D41];&quot;&quot;)">
            <text:p/>
          </table:table-cell>
          <table:table-cell table:formula="of:=IF(AND([.$A41]&lt;&gt;&quot;&quot;;[.$A$102]=&quot;Y&quot;;[.F41]&lt;&gt;&quot;&quot;);[.F41];&quot;&quot;)">
            <text:p/>
          </table:table-cell>
          <table:table-cell table:formula="of:=IF(AND([.$A41]&lt;&gt;&quot;&quot;;[.$A$103]=&quot;Y&quot;;[.H41]&lt;&gt;&quot;&quot;);[.H41];&quot;&quot;)">
            <text:p/>
          </table:table-cell>
          <table:table-cell table:formula="of:=IF(AND([.$A41]&lt;&gt;&quot;&quot;;[.$A$104]=&quot;Y&quot;;[.J41]&lt;&gt;&quot;&quot;);[.J41];&quot;&quot;)">
            <text:p/>
          </table:table-cell>
          <table:table-cell table:formula="of:=IF(AND([.$A41]&lt;&gt;&quot;&quot;;[.$A$105]=&quot;Y&quot;;[.L41]&lt;&gt;&quot;&quot;);[.L41];&quot;&quot;)">
            <text:p/>
          </table:table-cell>
          <table:table-cell table:formula="of:=IF(AND([.$A41]&lt;&gt;&quot;&quot;;[.$M41]=[.Q41]);[.$A41]*[.Q41];&quot;&quot;)">
            <text:p/>
          </table:table-cell>
          <table:table-cell table:formula="of:=IF(AND([.$A41]&lt;&gt;&quot;&quot;;[.$M41]=[.R41]);[.$A41]*[.R41];&quot;&quot;)">
            <text:p/>
          </table:table-cell>
          <table:table-cell table:formula="of:=IF(AND([.$A41]&lt;&gt;&quot;&quot;;[.$M41]=[.S41]);[.$A41]*[.S41];&quot;&quot;)">
            <text:p/>
          </table:table-cell>
          <table:table-cell table:formula="of:=IF(AND([.$A41]&lt;&gt;&quot;&quot;;[.$M41]=[.T41]);[.$A41]*[.T41];&quot;&quot;)">
            <text:p/>
          </table:table-cell>
          <table:table-cell table:formula="of:=IF(AND([.$A41]&lt;&gt;&quot;&quot;;[.$M41]=[.U41]);[.$A41]*[.U41];&quot;&quot;)">
            <text:p/>
          </table:table-cell>
          <table:table-cell table:formula="of:=IF([.O41]&lt;&gt;&quot;&quot;;[.O41];0)+[.AA40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42]&lt;&gt;&quot;&quot;;MIN([.Q42:.U42]);&quot;&quot;)">
            <text:p/>
          </table:table-cell>
          <table:table-cell/>
          <table:table-cell table:formula="of:=IF([.A42]&lt;&gt;&quot;&quot;;[.A42]*[.M42];&quot;&quot;)">
            <text:p/>
          </table:table-cell>
          <table:table-cell table:formula="of:=IF([.A42]&lt;&gt;&quot;&quot;;[.AA42];&quot;&quot;)">
            <text:p/>
          </table:table-cell>
          <table:table-cell table:formula="of:=IF(AND([.$A42]&lt;&gt;&quot;&quot;;[.$A$101]=&quot;Y&quot;;[.D42]&lt;&gt;&quot;&quot;);[.D42];&quot;&quot;)">
            <text:p/>
          </table:table-cell>
          <table:table-cell table:formula="of:=IF(AND([.$A42]&lt;&gt;&quot;&quot;;[.$A$102]=&quot;Y&quot;;[.F42]&lt;&gt;&quot;&quot;);[.F42];&quot;&quot;)">
            <text:p/>
          </table:table-cell>
          <table:table-cell table:formula="of:=IF(AND([.$A42]&lt;&gt;&quot;&quot;;[.$A$103]=&quot;Y&quot;;[.H42]&lt;&gt;&quot;&quot;);[.H42];&quot;&quot;)">
            <text:p/>
          </table:table-cell>
          <table:table-cell table:formula="of:=IF(AND([.$A42]&lt;&gt;&quot;&quot;;[.$A$104]=&quot;Y&quot;;[.J42]&lt;&gt;&quot;&quot;);[.J42];&quot;&quot;)">
            <text:p/>
          </table:table-cell>
          <table:table-cell table:formula="of:=IF(AND([.$A42]&lt;&gt;&quot;&quot;;[.$A$105]=&quot;Y&quot;;[.L42]&lt;&gt;&quot;&quot;);[.L42];&quot;&quot;)">
            <text:p/>
          </table:table-cell>
          <table:table-cell table:formula="of:=IF(AND([.$A42]&lt;&gt;&quot;&quot;;[.$M42]=[.Q42]);[.$A42]*[.Q42];&quot;&quot;)">
            <text:p/>
          </table:table-cell>
          <table:table-cell table:formula="of:=IF(AND([.$A42]&lt;&gt;&quot;&quot;;[.$M42]=[.R42]);[.$A42]*[.R42];&quot;&quot;)">
            <text:p/>
          </table:table-cell>
          <table:table-cell table:formula="of:=IF(AND([.$A42]&lt;&gt;&quot;&quot;;[.$M42]=[.S42]);[.$A42]*[.S42];&quot;&quot;)">
            <text:p/>
          </table:table-cell>
          <table:table-cell table:formula="of:=IF(AND([.$A42]&lt;&gt;&quot;&quot;;[.$M42]=[.T42]);[.$A42]*[.T42];&quot;&quot;)">
            <text:p/>
          </table:table-cell>
          <table:table-cell table:formula="of:=IF(AND([.$A42]&lt;&gt;&quot;&quot;;[.$M42]=[.U42]);[.$A42]*[.U42];&quot;&quot;)">
            <text:p/>
          </table:table-cell>
          <table:table-cell table:formula="of:=IF([.O42]&lt;&gt;&quot;&quot;;[.O42];0)+[.AA41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43]&lt;&gt;&quot;&quot;;MIN([.Q43:.U43]);&quot;&quot;)">
            <text:p/>
          </table:table-cell>
          <table:table-cell/>
          <table:table-cell table:formula="of:=IF([.A43]&lt;&gt;&quot;&quot;;[.A43]*[.M43];&quot;&quot;)">
            <text:p/>
          </table:table-cell>
          <table:table-cell table:formula="of:=IF([.A43]&lt;&gt;&quot;&quot;;[.AA43];&quot;&quot;)">
            <text:p/>
          </table:table-cell>
          <table:table-cell table:formula="of:=IF(AND([.$A43]&lt;&gt;&quot;&quot;;[.$A$101]=&quot;Y&quot;;[.D43]&lt;&gt;&quot;&quot;);[.D43];&quot;&quot;)">
            <text:p/>
          </table:table-cell>
          <table:table-cell table:formula="of:=IF(AND([.$A43]&lt;&gt;&quot;&quot;;[.$A$102]=&quot;Y&quot;;[.F43]&lt;&gt;&quot;&quot;);[.F43];&quot;&quot;)">
            <text:p/>
          </table:table-cell>
          <table:table-cell table:formula="of:=IF(AND([.$A43]&lt;&gt;&quot;&quot;;[.$A$103]=&quot;Y&quot;;[.H43]&lt;&gt;&quot;&quot;);[.H43];&quot;&quot;)">
            <text:p/>
          </table:table-cell>
          <table:table-cell table:formula="of:=IF(AND([.$A43]&lt;&gt;&quot;&quot;;[.$A$104]=&quot;Y&quot;;[.J43]&lt;&gt;&quot;&quot;);[.J43];&quot;&quot;)">
            <text:p/>
          </table:table-cell>
          <table:table-cell table:formula="of:=IF(AND([.$A43]&lt;&gt;&quot;&quot;;[.$A$105]=&quot;Y&quot;;[.L43]&lt;&gt;&quot;&quot;);[.L43];&quot;&quot;)">
            <text:p/>
          </table:table-cell>
          <table:table-cell table:formula="of:=IF(AND([.$A43]&lt;&gt;&quot;&quot;;[.$M43]=[.Q43]);[.$A43]*[.Q43];&quot;&quot;)">
            <text:p/>
          </table:table-cell>
          <table:table-cell table:formula="of:=IF(AND([.$A43]&lt;&gt;&quot;&quot;;[.$M43]=[.R43]);[.$A43]*[.R43];&quot;&quot;)">
            <text:p/>
          </table:table-cell>
          <table:table-cell table:formula="of:=IF(AND([.$A43]&lt;&gt;&quot;&quot;;[.$M43]=[.S43]);[.$A43]*[.S43];&quot;&quot;)">
            <text:p/>
          </table:table-cell>
          <table:table-cell table:formula="of:=IF(AND([.$A43]&lt;&gt;&quot;&quot;;[.$M43]=[.T43]);[.$A43]*[.T43];&quot;&quot;)">
            <text:p/>
          </table:table-cell>
          <table:table-cell table:formula="of:=IF(AND([.$A43]&lt;&gt;&quot;&quot;;[.$M43]=[.U43]);[.$A43]*[.U43];&quot;&quot;)">
            <text:p/>
          </table:table-cell>
          <table:table-cell table:formula="of:=IF([.O43]&lt;&gt;&quot;&quot;;[.O43];0)+[.AA42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44]&lt;&gt;&quot;&quot;;MIN([.Q44:.U44]);&quot;&quot;)">
            <text:p/>
          </table:table-cell>
          <table:table-cell/>
          <table:table-cell table:formula="of:=IF([.A44]&lt;&gt;&quot;&quot;;[.A44]*[.M44];&quot;&quot;)">
            <text:p/>
          </table:table-cell>
          <table:table-cell table:formula="of:=IF([.A44]&lt;&gt;&quot;&quot;;[.AA44];&quot;&quot;)">
            <text:p/>
          </table:table-cell>
          <table:table-cell table:formula="of:=IF(AND([.$A44]&lt;&gt;&quot;&quot;;[.$A$101]=&quot;Y&quot;;[.D44]&lt;&gt;&quot;&quot;);[.D44];&quot;&quot;)">
            <text:p/>
          </table:table-cell>
          <table:table-cell table:formula="of:=IF(AND([.$A44]&lt;&gt;&quot;&quot;;[.$A$102]=&quot;Y&quot;;[.F44]&lt;&gt;&quot;&quot;);[.F44];&quot;&quot;)">
            <text:p/>
          </table:table-cell>
          <table:table-cell table:formula="of:=IF(AND([.$A44]&lt;&gt;&quot;&quot;;[.$A$103]=&quot;Y&quot;;[.H44]&lt;&gt;&quot;&quot;);[.H44];&quot;&quot;)">
            <text:p/>
          </table:table-cell>
          <table:table-cell table:formula="of:=IF(AND([.$A44]&lt;&gt;&quot;&quot;;[.$A$104]=&quot;Y&quot;;[.J44]&lt;&gt;&quot;&quot;);[.J44];&quot;&quot;)">
            <text:p/>
          </table:table-cell>
          <table:table-cell table:formula="of:=IF(AND([.$A44]&lt;&gt;&quot;&quot;;[.$A$105]=&quot;Y&quot;;[.L44]&lt;&gt;&quot;&quot;);[.L44];&quot;&quot;)">
            <text:p/>
          </table:table-cell>
          <table:table-cell table:formula="of:=IF(AND([.$A44]&lt;&gt;&quot;&quot;;[.$M44]=[.Q44]);[.$A44]*[.Q44];&quot;&quot;)">
            <text:p/>
          </table:table-cell>
          <table:table-cell table:formula="of:=IF(AND([.$A44]&lt;&gt;&quot;&quot;;[.$M44]=[.R44]);[.$A44]*[.R44];&quot;&quot;)">
            <text:p/>
          </table:table-cell>
          <table:table-cell table:formula="of:=IF(AND([.$A44]&lt;&gt;&quot;&quot;;[.$M44]=[.S44]);[.$A44]*[.S44];&quot;&quot;)">
            <text:p/>
          </table:table-cell>
          <table:table-cell table:formula="of:=IF(AND([.$A44]&lt;&gt;&quot;&quot;;[.$M44]=[.T44]);[.$A44]*[.T44];&quot;&quot;)">
            <text:p/>
          </table:table-cell>
          <table:table-cell table:formula="of:=IF(AND([.$A44]&lt;&gt;&quot;&quot;;[.$M44]=[.U44]);[.$A44]*[.U44];&quot;&quot;)">
            <text:p/>
          </table:table-cell>
          <table:table-cell table:formula="of:=IF([.O44]&lt;&gt;&quot;&quot;;[.O44];0)+[.AA43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45]&lt;&gt;&quot;&quot;;MIN([.Q45:.U45]);&quot;&quot;)">
            <text:p/>
          </table:table-cell>
          <table:table-cell/>
          <table:table-cell table:formula="of:=IF([.A45]&lt;&gt;&quot;&quot;;[.A45]*[.M45];&quot;&quot;)">
            <text:p/>
          </table:table-cell>
          <table:table-cell table:formula="of:=IF([.A45]&lt;&gt;&quot;&quot;;[.AA45];&quot;&quot;)">
            <text:p/>
          </table:table-cell>
          <table:table-cell table:formula="of:=IF(AND([.$A45]&lt;&gt;&quot;&quot;;[.$A$101]=&quot;Y&quot;;[.D45]&lt;&gt;&quot;&quot;);[.D45];&quot;&quot;)">
            <text:p/>
          </table:table-cell>
          <table:table-cell table:formula="of:=IF(AND([.$A45]&lt;&gt;&quot;&quot;;[.$A$102]=&quot;Y&quot;;[.F45]&lt;&gt;&quot;&quot;);[.F45];&quot;&quot;)">
            <text:p/>
          </table:table-cell>
          <table:table-cell table:formula="of:=IF(AND([.$A45]&lt;&gt;&quot;&quot;;[.$A$103]=&quot;Y&quot;;[.H45]&lt;&gt;&quot;&quot;);[.H45];&quot;&quot;)">
            <text:p/>
          </table:table-cell>
          <table:table-cell table:formula="of:=IF(AND([.$A45]&lt;&gt;&quot;&quot;;[.$A$104]=&quot;Y&quot;;[.J45]&lt;&gt;&quot;&quot;);[.J45];&quot;&quot;)">
            <text:p/>
          </table:table-cell>
          <table:table-cell table:formula="of:=IF(AND([.$A45]&lt;&gt;&quot;&quot;;[.$A$105]=&quot;Y&quot;;[.L45]&lt;&gt;&quot;&quot;);[.L45];&quot;&quot;)">
            <text:p/>
          </table:table-cell>
          <table:table-cell table:formula="of:=IF(AND([.$A45]&lt;&gt;&quot;&quot;;[.$M45]=[.Q45]);[.$A45]*[.Q45];&quot;&quot;)">
            <text:p/>
          </table:table-cell>
          <table:table-cell table:formula="of:=IF(AND([.$A45]&lt;&gt;&quot;&quot;;[.$M45]=[.R45]);[.$A45]*[.R45];&quot;&quot;)">
            <text:p/>
          </table:table-cell>
          <table:table-cell table:formula="of:=IF(AND([.$A45]&lt;&gt;&quot;&quot;;[.$M45]=[.S45]);[.$A45]*[.S45];&quot;&quot;)">
            <text:p/>
          </table:table-cell>
          <table:table-cell table:formula="of:=IF(AND([.$A45]&lt;&gt;&quot;&quot;;[.$M45]=[.T45]);[.$A45]*[.T45];&quot;&quot;)">
            <text:p/>
          </table:table-cell>
          <table:table-cell table:formula="of:=IF(AND([.$A45]&lt;&gt;&quot;&quot;;[.$M45]=[.U45]);[.$A45]*[.U45];&quot;&quot;)">
            <text:p/>
          </table:table-cell>
          <table:table-cell table:formula="of:=IF([.O45]&lt;&gt;&quot;&quot;;[.O45];0)+[.AA44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46]&lt;&gt;&quot;&quot;;MIN([.Q46:.U46]);&quot;&quot;)">
            <text:p/>
          </table:table-cell>
          <table:table-cell/>
          <table:table-cell table:formula="of:=IF([.A46]&lt;&gt;&quot;&quot;;[.A46]*[.M46];&quot;&quot;)">
            <text:p/>
          </table:table-cell>
          <table:table-cell table:formula="of:=IF([.A46]&lt;&gt;&quot;&quot;;[.AA46];&quot;&quot;)">
            <text:p/>
          </table:table-cell>
          <table:table-cell table:formula="of:=IF(AND([.$A46]&lt;&gt;&quot;&quot;;[.$A$101]=&quot;Y&quot;;[.D46]&lt;&gt;&quot;&quot;);[.D46];&quot;&quot;)">
            <text:p/>
          </table:table-cell>
          <table:table-cell table:formula="of:=IF(AND([.$A46]&lt;&gt;&quot;&quot;;[.$A$102]=&quot;Y&quot;;[.F46]&lt;&gt;&quot;&quot;);[.F46];&quot;&quot;)">
            <text:p/>
          </table:table-cell>
          <table:table-cell table:formula="of:=IF(AND([.$A46]&lt;&gt;&quot;&quot;;[.$A$103]=&quot;Y&quot;;[.H46]&lt;&gt;&quot;&quot;);[.H46];&quot;&quot;)">
            <text:p/>
          </table:table-cell>
          <table:table-cell table:formula="of:=IF(AND([.$A46]&lt;&gt;&quot;&quot;;[.$A$104]=&quot;Y&quot;;[.J46]&lt;&gt;&quot;&quot;);[.J46];&quot;&quot;)">
            <text:p/>
          </table:table-cell>
          <table:table-cell table:formula="of:=IF(AND([.$A46]&lt;&gt;&quot;&quot;;[.$A$105]=&quot;Y&quot;;[.L46]&lt;&gt;&quot;&quot;);[.L46];&quot;&quot;)">
            <text:p/>
          </table:table-cell>
          <table:table-cell table:formula="of:=IF(AND([.$A46]&lt;&gt;&quot;&quot;;[.$M46]=[.Q46]);[.$A46]*[.Q46];&quot;&quot;)">
            <text:p/>
          </table:table-cell>
          <table:table-cell table:formula="of:=IF(AND([.$A46]&lt;&gt;&quot;&quot;;[.$M46]=[.R46]);[.$A46]*[.R46];&quot;&quot;)">
            <text:p/>
          </table:table-cell>
          <table:table-cell table:formula="of:=IF(AND([.$A46]&lt;&gt;&quot;&quot;;[.$M46]=[.S46]);[.$A46]*[.S46];&quot;&quot;)">
            <text:p/>
          </table:table-cell>
          <table:table-cell table:formula="of:=IF(AND([.$A46]&lt;&gt;&quot;&quot;;[.$M46]=[.T46]);[.$A46]*[.T46];&quot;&quot;)">
            <text:p/>
          </table:table-cell>
          <table:table-cell table:formula="of:=IF(AND([.$A46]&lt;&gt;&quot;&quot;;[.$M46]=[.U46]);[.$A46]*[.U46];&quot;&quot;)">
            <text:p/>
          </table:table-cell>
          <table:table-cell table:formula="of:=IF([.O46]&lt;&gt;&quot;&quot;;[.O46];0)+[.AA45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47]&lt;&gt;&quot;&quot;;MIN([.Q47:.U47]);&quot;&quot;)">
            <text:p/>
          </table:table-cell>
          <table:table-cell/>
          <table:table-cell table:formula="of:=IF([.A47]&lt;&gt;&quot;&quot;;[.A47]*[.M47];&quot;&quot;)">
            <text:p/>
          </table:table-cell>
          <table:table-cell table:formula="of:=IF([.A47]&lt;&gt;&quot;&quot;;[.AA47];&quot;&quot;)">
            <text:p/>
          </table:table-cell>
          <table:table-cell table:formula="of:=IF(AND([.$A47]&lt;&gt;&quot;&quot;;[.$A$101]=&quot;Y&quot;;[.D47]&lt;&gt;&quot;&quot;);[.D47];&quot;&quot;)">
            <text:p/>
          </table:table-cell>
          <table:table-cell table:formula="of:=IF(AND([.$A47]&lt;&gt;&quot;&quot;;[.$A$102]=&quot;Y&quot;;[.F47]&lt;&gt;&quot;&quot;);[.F47];&quot;&quot;)">
            <text:p/>
          </table:table-cell>
          <table:table-cell table:formula="of:=IF(AND([.$A47]&lt;&gt;&quot;&quot;;[.$A$103]=&quot;Y&quot;;[.H47]&lt;&gt;&quot;&quot;);[.H47];&quot;&quot;)">
            <text:p/>
          </table:table-cell>
          <table:table-cell table:formula="of:=IF(AND([.$A47]&lt;&gt;&quot;&quot;;[.$A$104]=&quot;Y&quot;;[.J47]&lt;&gt;&quot;&quot;);[.J47];&quot;&quot;)">
            <text:p/>
          </table:table-cell>
          <table:table-cell table:formula="of:=IF(AND([.$A47]&lt;&gt;&quot;&quot;;[.$A$105]=&quot;Y&quot;;[.L47]&lt;&gt;&quot;&quot;);[.L47];&quot;&quot;)">
            <text:p/>
          </table:table-cell>
          <table:table-cell table:formula="of:=IF(AND([.$A47]&lt;&gt;&quot;&quot;;[.$M47]=[.Q47]);[.$A47]*[.Q47];&quot;&quot;)">
            <text:p/>
          </table:table-cell>
          <table:table-cell table:formula="of:=IF(AND([.$A47]&lt;&gt;&quot;&quot;;[.$M47]=[.R47]);[.$A47]*[.R47];&quot;&quot;)">
            <text:p/>
          </table:table-cell>
          <table:table-cell table:formula="of:=IF(AND([.$A47]&lt;&gt;&quot;&quot;;[.$M47]=[.S47]);[.$A47]*[.S47];&quot;&quot;)">
            <text:p/>
          </table:table-cell>
          <table:table-cell table:formula="of:=IF(AND([.$A47]&lt;&gt;&quot;&quot;;[.$M47]=[.T47]);[.$A47]*[.T47];&quot;&quot;)">
            <text:p/>
          </table:table-cell>
          <table:table-cell table:formula="of:=IF(AND([.$A47]&lt;&gt;&quot;&quot;;[.$M47]=[.U47]);[.$A47]*[.U47];&quot;&quot;)">
            <text:p/>
          </table:table-cell>
          <table:table-cell table:formula="of:=IF([.O47]&lt;&gt;&quot;&quot;;[.O47];0)+[.AA46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48]&lt;&gt;&quot;&quot;;MIN([.Q48:.U48]);&quot;&quot;)">
            <text:p/>
          </table:table-cell>
          <table:table-cell/>
          <table:table-cell table:formula="of:=IF([.A48]&lt;&gt;&quot;&quot;;[.A48]*[.M48];&quot;&quot;)">
            <text:p/>
          </table:table-cell>
          <table:table-cell table:formula="of:=IF([.A48]&lt;&gt;&quot;&quot;;[.AA48];&quot;&quot;)">
            <text:p/>
          </table:table-cell>
          <table:table-cell table:formula="of:=IF(AND([.$A48]&lt;&gt;&quot;&quot;;[.$A$101]=&quot;Y&quot;;[.D48]&lt;&gt;&quot;&quot;);[.D48];&quot;&quot;)">
            <text:p/>
          </table:table-cell>
          <table:table-cell table:formula="of:=IF(AND([.$A48]&lt;&gt;&quot;&quot;;[.$A$102]=&quot;Y&quot;;[.F48]&lt;&gt;&quot;&quot;);[.F48];&quot;&quot;)">
            <text:p/>
          </table:table-cell>
          <table:table-cell table:formula="of:=IF(AND([.$A48]&lt;&gt;&quot;&quot;;[.$A$103]=&quot;Y&quot;;[.H48]&lt;&gt;&quot;&quot;);[.H48];&quot;&quot;)">
            <text:p/>
          </table:table-cell>
          <table:table-cell table:formula="of:=IF(AND([.$A48]&lt;&gt;&quot;&quot;;[.$A$104]=&quot;Y&quot;;[.J48]&lt;&gt;&quot;&quot;);[.J48];&quot;&quot;)">
            <text:p/>
          </table:table-cell>
          <table:table-cell table:formula="of:=IF(AND([.$A48]&lt;&gt;&quot;&quot;;[.$A$105]=&quot;Y&quot;;[.L48]&lt;&gt;&quot;&quot;);[.L48];&quot;&quot;)">
            <text:p/>
          </table:table-cell>
          <table:table-cell table:formula="of:=IF(AND([.$A48]&lt;&gt;&quot;&quot;;[.$M48]=[.Q48]);[.$A48]*[.Q48];&quot;&quot;)">
            <text:p/>
          </table:table-cell>
          <table:table-cell table:formula="of:=IF(AND([.$A48]&lt;&gt;&quot;&quot;;[.$M48]=[.R48]);[.$A48]*[.R48];&quot;&quot;)">
            <text:p/>
          </table:table-cell>
          <table:table-cell table:formula="of:=IF(AND([.$A48]&lt;&gt;&quot;&quot;;[.$M48]=[.S48]);[.$A48]*[.S48];&quot;&quot;)">
            <text:p/>
          </table:table-cell>
          <table:table-cell table:formula="of:=IF(AND([.$A48]&lt;&gt;&quot;&quot;;[.$M48]=[.T48]);[.$A48]*[.T48];&quot;&quot;)">
            <text:p/>
          </table:table-cell>
          <table:table-cell table:formula="of:=IF(AND([.$A48]&lt;&gt;&quot;&quot;;[.$M48]=[.U48]);[.$A48]*[.U48];&quot;&quot;)">
            <text:p/>
          </table:table-cell>
          <table:table-cell table:formula="of:=IF([.O48]&lt;&gt;&quot;&quot;;[.O48];0)+[.AA47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49]&lt;&gt;&quot;&quot;;MIN([.Q49:.U49]);&quot;&quot;)">
            <text:p/>
          </table:table-cell>
          <table:table-cell/>
          <table:table-cell table:formula="of:=IF([.A49]&lt;&gt;&quot;&quot;;[.A49]*[.M49];&quot;&quot;)">
            <text:p/>
          </table:table-cell>
          <table:table-cell table:formula="of:=IF([.A49]&lt;&gt;&quot;&quot;;[.AA49];&quot;&quot;)">
            <text:p/>
          </table:table-cell>
          <table:table-cell table:formula="of:=IF(AND([.$A49]&lt;&gt;&quot;&quot;;[.$A$101]=&quot;Y&quot;;[.D49]&lt;&gt;&quot;&quot;);[.D49];&quot;&quot;)">
            <text:p/>
          </table:table-cell>
          <table:table-cell table:formula="of:=IF(AND([.$A49]&lt;&gt;&quot;&quot;;[.$A$102]=&quot;Y&quot;;[.F49]&lt;&gt;&quot;&quot;);[.F49];&quot;&quot;)">
            <text:p/>
          </table:table-cell>
          <table:table-cell table:formula="of:=IF(AND([.$A49]&lt;&gt;&quot;&quot;;[.$A$103]=&quot;Y&quot;;[.H49]&lt;&gt;&quot;&quot;);[.H49];&quot;&quot;)">
            <text:p/>
          </table:table-cell>
          <table:table-cell table:formula="of:=IF(AND([.$A49]&lt;&gt;&quot;&quot;;[.$A$104]=&quot;Y&quot;;[.J49]&lt;&gt;&quot;&quot;);[.J49];&quot;&quot;)">
            <text:p/>
          </table:table-cell>
          <table:table-cell table:formula="of:=IF(AND([.$A49]&lt;&gt;&quot;&quot;;[.$A$105]=&quot;Y&quot;;[.L49]&lt;&gt;&quot;&quot;);[.L49];&quot;&quot;)">
            <text:p/>
          </table:table-cell>
          <table:table-cell table:formula="of:=IF(AND([.$A49]&lt;&gt;&quot;&quot;;[.$M49]=[.Q49]);[.$A49]*[.Q49];&quot;&quot;)">
            <text:p/>
          </table:table-cell>
          <table:table-cell table:formula="of:=IF(AND([.$A49]&lt;&gt;&quot;&quot;;[.$M49]=[.R49]);[.$A49]*[.R49];&quot;&quot;)">
            <text:p/>
          </table:table-cell>
          <table:table-cell table:formula="of:=IF(AND([.$A49]&lt;&gt;&quot;&quot;;[.$M49]=[.S49]);[.$A49]*[.S49];&quot;&quot;)">
            <text:p/>
          </table:table-cell>
          <table:table-cell table:formula="of:=IF(AND([.$A49]&lt;&gt;&quot;&quot;;[.$M49]=[.T49]);[.$A49]*[.T49];&quot;&quot;)">
            <text:p/>
          </table:table-cell>
          <table:table-cell table:formula="of:=IF(AND([.$A49]&lt;&gt;&quot;&quot;;[.$M49]=[.U49]);[.$A49]*[.U49];&quot;&quot;)">
            <text:p/>
          </table:table-cell>
          <table:table-cell table:formula="of:=IF([.O49]&lt;&gt;&quot;&quot;;[.O49];0)+[.AA48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50]&lt;&gt;&quot;&quot;;MIN([.Q50:.U50]);&quot;&quot;)">
            <text:p/>
          </table:table-cell>
          <table:table-cell/>
          <table:table-cell table:formula="of:=IF([.A50]&lt;&gt;&quot;&quot;;[.A50]*[.M50];&quot;&quot;)">
            <text:p/>
          </table:table-cell>
          <table:table-cell table:formula="of:=IF([.A50]&lt;&gt;&quot;&quot;;[.AA50];&quot;&quot;)">
            <text:p/>
          </table:table-cell>
          <table:table-cell table:formula="of:=IF(AND([.$A50]&lt;&gt;&quot;&quot;;[.$A$101]=&quot;Y&quot;;[.D50]&lt;&gt;&quot;&quot;);[.D50];&quot;&quot;)">
            <text:p/>
          </table:table-cell>
          <table:table-cell table:formula="of:=IF(AND([.$A50]&lt;&gt;&quot;&quot;;[.$A$102]=&quot;Y&quot;;[.F50]&lt;&gt;&quot;&quot;);[.F50];&quot;&quot;)">
            <text:p/>
          </table:table-cell>
          <table:table-cell table:formula="of:=IF(AND([.$A50]&lt;&gt;&quot;&quot;;[.$A$103]=&quot;Y&quot;;[.H50]&lt;&gt;&quot;&quot;);[.H50];&quot;&quot;)">
            <text:p/>
          </table:table-cell>
          <table:table-cell table:formula="of:=IF(AND([.$A50]&lt;&gt;&quot;&quot;;[.$A$104]=&quot;Y&quot;;[.J50]&lt;&gt;&quot;&quot;);[.J50];&quot;&quot;)">
            <text:p/>
          </table:table-cell>
          <table:table-cell table:formula="of:=IF(AND([.$A50]&lt;&gt;&quot;&quot;;[.$A$105]=&quot;Y&quot;;[.L50]&lt;&gt;&quot;&quot;);[.L50];&quot;&quot;)">
            <text:p/>
          </table:table-cell>
          <table:table-cell table:formula="of:=IF(AND([.$A50]&lt;&gt;&quot;&quot;;[.$M50]=[.Q50]);[.$A50]*[.Q50];&quot;&quot;)">
            <text:p/>
          </table:table-cell>
          <table:table-cell table:formula="of:=IF(AND([.$A50]&lt;&gt;&quot;&quot;;[.$M50]=[.R50]);[.$A50]*[.R50];&quot;&quot;)">
            <text:p/>
          </table:table-cell>
          <table:table-cell table:formula="of:=IF(AND([.$A50]&lt;&gt;&quot;&quot;;[.$M50]=[.S50]);[.$A50]*[.S50];&quot;&quot;)">
            <text:p/>
          </table:table-cell>
          <table:table-cell table:formula="of:=IF(AND([.$A50]&lt;&gt;&quot;&quot;;[.$M50]=[.T50]);[.$A50]*[.T50];&quot;&quot;)">
            <text:p/>
          </table:table-cell>
          <table:table-cell table:formula="of:=IF(AND([.$A50]&lt;&gt;&quot;&quot;;[.$M50]=[.U50]);[.$A50]*[.U50];&quot;&quot;)">
            <text:p/>
          </table:table-cell>
          <table:table-cell table:formula="of:=IF([.O50]&lt;&gt;&quot;&quot;;[.O50];0)+[.AA49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51]&lt;&gt;&quot;&quot;;MIN([.Q51:.U51]);&quot;&quot;)">
            <text:p/>
          </table:table-cell>
          <table:table-cell/>
          <table:table-cell table:formula="of:=IF([.A51]&lt;&gt;&quot;&quot;;[.A51]*[.M51];&quot;&quot;)">
            <text:p/>
          </table:table-cell>
          <table:table-cell table:formula="of:=IF([.A51]&lt;&gt;&quot;&quot;;[.AA51];&quot;&quot;)">
            <text:p/>
          </table:table-cell>
          <table:table-cell table:formula="of:=IF(AND([.$A51]&lt;&gt;&quot;&quot;;[.$A$101]=&quot;Y&quot;;[.D51]&lt;&gt;&quot;&quot;);[.D51];&quot;&quot;)">
            <text:p/>
          </table:table-cell>
          <table:table-cell table:formula="of:=IF(AND([.$A51]&lt;&gt;&quot;&quot;;[.$A$102]=&quot;Y&quot;;[.F51]&lt;&gt;&quot;&quot;);[.F51];&quot;&quot;)">
            <text:p/>
          </table:table-cell>
          <table:table-cell table:formula="of:=IF(AND([.$A51]&lt;&gt;&quot;&quot;;[.$A$103]=&quot;Y&quot;;[.H51]&lt;&gt;&quot;&quot;);[.H51];&quot;&quot;)">
            <text:p/>
          </table:table-cell>
          <table:table-cell table:formula="of:=IF(AND([.$A51]&lt;&gt;&quot;&quot;;[.$A$104]=&quot;Y&quot;;[.J51]&lt;&gt;&quot;&quot;);[.J51];&quot;&quot;)">
            <text:p/>
          </table:table-cell>
          <table:table-cell table:formula="of:=IF(AND([.$A51]&lt;&gt;&quot;&quot;;[.$A$105]=&quot;Y&quot;;[.L51]&lt;&gt;&quot;&quot;);[.L51];&quot;&quot;)">
            <text:p/>
          </table:table-cell>
          <table:table-cell table:formula="of:=IF(AND([.$A51]&lt;&gt;&quot;&quot;;[.$M51]=[.Q51]);[.$A51]*[.Q51];&quot;&quot;)">
            <text:p/>
          </table:table-cell>
          <table:table-cell table:formula="of:=IF(AND([.$A51]&lt;&gt;&quot;&quot;;[.$M51]=[.R51]);[.$A51]*[.R51];&quot;&quot;)">
            <text:p/>
          </table:table-cell>
          <table:table-cell table:formula="of:=IF(AND([.$A51]&lt;&gt;&quot;&quot;;[.$M51]=[.S51]);[.$A51]*[.S51];&quot;&quot;)">
            <text:p/>
          </table:table-cell>
          <table:table-cell table:formula="of:=IF(AND([.$A51]&lt;&gt;&quot;&quot;;[.$M51]=[.T51]);[.$A51]*[.T51];&quot;&quot;)">
            <text:p/>
          </table:table-cell>
          <table:table-cell table:formula="of:=IF(AND([.$A51]&lt;&gt;&quot;&quot;;[.$M51]=[.U51]);[.$A51]*[.U51];&quot;&quot;)">
            <text:p/>
          </table:table-cell>
          <table:table-cell table:formula="of:=IF([.O51]&lt;&gt;&quot;&quot;;[.O51];0)+[.AA50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52]&lt;&gt;&quot;&quot;;MIN([.Q52:.U52]);&quot;&quot;)">
            <text:p/>
          </table:table-cell>
          <table:table-cell/>
          <table:table-cell table:formula="of:=IF([.A52]&lt;&gt;&quot;&quot;;[.A52]*[.M52];&quot;&quot;)">
            <text:p/>
          </table:table-cell>
          <table:table-cell table:formula="of:=IF([.A52]&lt;&gt;&quot;&quot;;[.AA52];&quot;&quot;)">
            <text:p/>
          </table:table-cell>
          <table:table-cell table:formula="of:=IF(AND([.$A52]&lt;&gt;&quot;&quot;;[.$A$101]=&quot;Y&quot;;[.D52]&lt;&gt;&quot;&quot;);[.D52];&quot;&quot;)">
            <text:p/>
          </table:table-cell>
          <table:table-cell table:formula="of:=IF(AND([.$A52]&lt;&gt;&quot;&quot;;[.$A$102]=&quot;Y&quot;;[.F52]&lt;&gt;&quot;&quot;);[.F52];&quot;&quot;)">
            <text:p/>
          </table:table-cell>
          <table:table-cell table:formula="of:=IF(AND([.$A52]&lt;&gt;&quot;&quot;;[.$A$103]=&quot;Y&quot;;[.H52]&lt;&gt;&quot;&quot;);[.H52];&quot;&quot;)">
            <text:p/>
          </table:table-cell>
          <table:table-cell table:formula="of:=IF(AND([.$A52]&lt;&gt;&quot;&quot;;[.$A$104]=&quot;Y&quot;;[.J52]&lt;&gt;&quot;&quot;);[.J52];&quot;&quot;)">
            <text:p/>
          </table:table-cell>
          <table:table-cell table:formula="of:=IF(AND([.$A52]&lt;&gt;&quot;&quot;;[.$A$105]=&quot;Y&quot;;[.L52]&lt;&gt;&quot;&quot;);[.L52];&quot;&quot;)">
            <text:p/>
          </table:table-cell>
          <table:table-cell table:formula="of:=IF(AND([.$A52]&lt;&gt;&quot;&quot;;[.$M52]=[.Q52]);[.$A52]*[.Q52];&quot;&quot;)">
            <text:p/>
          </table:table-cell>
          <table:table-cell table:formula="of:=IF(AND([.$A52]&lt;&gt;&quot;&quot;;[.$M52]=[.R52]);[.$A52]*[.R52];&quot;&quot;)">
            <text:p/>
          </table:table-cell>
          <table:table-cell table:formula="of:=IF(AND([.$A52]&lt;&gt;&quot;&quot;;[.$M52]=[.S52]);[.$A52]*[.S52];&quot;&quot;)">
            <text:p/>
          </table:table-cell>
          <table:table-cell table:formula="of:=IF(AND([.$A52]&lt;&gt;&quot;&quot;;[.$M52]=[.T52]);[.$A52]*[.T52];&quot;&quot;)">
            <text:p/>
          </table:table-cell>
          <table:table-cell table:formula="of:=IF(AND([.$A52]&lt;&gt;&quot;&quot;;[.$M52]=[.U52]);[.$A52]*[.U52];&quot;&quot;)">
            <text:p/>
          </table:table-cell>
          <table:table-cell table:formula="of:=IF([.O52]&lt;&gt;&quot;&quot;;[.O52];0)+[.AA51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53]&lt;&gt;&quot;&quot;;MIN([.Q53:.U53]);&quot;&quot;)">
            <text:p/>
          </table:table-cell>
          <table:table-cell/>
          <table:table-cell table:formula="of:=IF([.A53]&lt;&gt;&quot;&quot;;[.A53]*[.M53];&quot;&quot;)">
            <text:p/>
          </table:table-cell>
          <table:table-cell table:formula="of:=IF([.A53]&lt;&gt;&quot;&quot;;[.AA53];&quot;&quot;)">
            <text:p/>
          </table:table-cell>
          <table:table-cell table:formula="of:=IF(AND([.$A53]&lt;&gt;&quot;&quot;;[.$A$101]=&quot;Y&quot;;[.D53]&lt;&gt;&quot;&quot;);[.D53];&quot;&quot;)">
            <text:p/>
          </table:table-cell>
          <table:table-cell table:formula="of:=IF(AND([.$A53]&lt;&gt;&quot;&quot;;[.$A$102]=&quot;Y&quot;;[.F53]&lt;&gt;&quot;&quot;);[.F53];&quot;&quot;)">
            <text:p/>
          </table:table-cell>
          <table:table-cell table:formula="of:=IF(AND([.$A53]&lt;&gt;&quot;&quot;;[.$A$103]=&quot;Y&quot;;[.H53]&lt;&gt;&quot;&quot;);[.H53];&quot;&quot;)">
            <text:p/>
          </table:table-cell>
          <table:table-cell table:formula="of:=IF(AND([.$A53]&lt;&gt;&quot;&quot;;[.$A$104]=&quot;Y&quot;;[.J53]&lt;&gt;&quot;&quot;);[.J53];&quot;&quot;)">
            <text:p/>
          </table:table-cell>
          <table:table-cell table:formula="of:=IF(AND([.$A53]&lt;&gt;&quot;&quot;;[.$A$105]=&quot;Y&quot;;[.L53]&lt;&gt;&quot;&quot;);[.L53];&quot;&quot;)">
            <text:p/>
          </table:table-cell>
          <table:table-cell table:formula="of:=IF(AND([.$A53]&lt;&gt;&quot;&quot;;[.$M53]=[.Q53]);[.$A53]*[.Q53];&quot;&quot;)">
            <text:p/>
          </table:table-cell>
          <table:table-cell table:formula="of:=IF(AND([.$A53]&lt;&gt;&quot;&quot;;[.$M53]=[.R53]);[.$A53]*[.R53];&quot;&quot;)">
            <text:p/>
          </table:table-cell>
          <table:table-cell table:formula="of:=IF(AND([.$A53]&lt;&gt;&quot;&quot;;[.$M53]=[.S53]);[.$A53]*[.S53];&quot;&quot;)">
            <text:p/>
          </table:table-cell>
          <table:table-cell table:formula="of:=IF(AND([.$A53]&lt;&gt;&quot;&quot;;[.$M53]=[.T53]);[.$A53]*[.T53];&quot;&quot;)">
            <text:p/>
          </table:table-cell>
          <table:table-cell table:formula="of:=IF(AND([.$A53]&lt;&gt;&quot;&quot;;[.$M53]=[.U53]);[.$A53]*[.U53];&quot;&quot;)">
            <text:p/>
          </table:table-cell>
          <table:table-cell table:formula="of:=IF([.O53]&lt;&gt;&quot;&quot;;[.O53];0)+[.AA52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54]&lt;&gt;&quot;&quot;;MIN([.Q54:.U54]);&quot;&quot;)">
            <text:p/>
          </table:table-cell>
          <table:table-cell/>
          <table:table-cell table:formula="of:=IF([.A54]&lt;&gt;&quot;&quot;;[.A54]*[.M54];&quot;&quot;)">
            <text:p/>
          </table:table-cell>
          <table:table-cell table:formula="of:=IF([.A54]&lt;&gt;&quot;&quot;;[.AA54];&quot;&quot;)">
            <text:p/>
          </table:table-cell>
          <table:table-cell table:formula="of:=IF(AND([.$A54]&lt;&gt;&quot;&quot;;[.$A$101]=&quot;Y&quot;;[.D54]&lt;&gt;&quot;&quot;);[.D54];&quot;&quot;)">
            <text:p/>
          </table:table-cell>
          <table:table-cell table:formula="of:=IF(AND([.$A54]&lt;&gt;&quot;&quot;;[.$A$102]=&quot;Y&quot;;[.F54]&lt;&gt;&quot;&quot;);[.F54];&quot;&quot;)">
            <text:p/>
          </table:table-cell>
          <table:table-cell table:formula="of:=IF(AND([.$A54]&lt;&gt;&quot;&quot;;[.$A$103]=&quot;Y&quot;;[.H54]&lt;&gt;&quot;&quot;);[.H54];&quot;&quot;)">
            <text:p/>
          </table:table-cell>
          <table:table-cell table:formula="of:=IF(AND([.$A54]&lt;&gt;&quot;&quot;;[.$A$104]=&quot;Y&quot;;[.J54]&lt;&gt;&quot;&quot;);[.J54];&quot;&quot;)">
            <text:p/>
          </table:table-cell>
          <table:table-cell table:formula="of:=IF(AND([.$A54]&lt;&gt;&quot;&quot;;[.$A$105]=&quot;Y&quot;;[.L54]&lt;&gt;&quot;&quot;);[.L54];&quot;&quot;)">
            <text:p/>
          </table:table-cell>
          <table:table-cell table:formula="of:=IF(AND([.$A54]&lt;&gt;&quot;&quot;;[.$M54]=[.Q54]);[.$A54]*[.Q54];&quot;&quot;)">
            <text:p/>
          </table:table-cell>
          <table:table-cell table:formula="of:=IF(AND([.$A54]&lt;&gt;&quot;&quot;;[.$M54]=[.R54]);[.$A54]*[.R54];&quot;&quot;)">
            <text:p/>
          </table:table-cell>
          <table:table-cell table:formula="of:=IF(AND([.$A54]&lt;&gt;&quot;&quot;;[.$M54]=[.S54]);[.$A54]*[.S54];&quot;&quot;)">
            <text:p/>
          </table:table-cell>
          <table:table-cell table:formula="of:=IF(AND([.$A54]&lt;&gt;&quot;&quot;;[.$M54]=[.T54]);[.$A54]*[.T54];&quot;&quot;)">
            <text:p/>
          </table:table-cell>
          <table:table-cell table:formula="of:=IF(AND([.$A54]&lt;&gt;&quot;&quot;;[.$M54]=[.U54]);[.$A54]*[.U54];&quot;&quot;)">
            <text:p/>
          </table:table-cell>
          <table:table-cell table:formula="of:=IF([.O54]&lt;&gt;&quot;&quot;;[.O54];0)+[.AA53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55]&lt;&gt;&quot;&quot;;MIN([.Q55:.U55]);&quot;&quot;)">
            <text:p/>
          </table:table-cell>
          <table:table-cell/>
          <table:table-cell table:formula="of:=IF([.A55]&lt;&gt;&quot;&quot;;[.A55]*[.M55];&quot;&quot;)">
            <text:p/>
          </table:table-cell>
          <table:table-cell table:formula="of:=IF([.A55]&lt;&gt;&quot;&quot;;[.AA55];&quot;&quot;)">
            <text:p/>
          </table:table-cell>
          <table:table-cell table:formula="of:=IF(AND([.$A55]&lt;&gt;&quot;&quot;;[.$A$101]=&quot;Y&quot;;[.D55]&lt;&gt;&quot;&quot;);[.D55];&quot;&quot;)">
            <text:p/>
          </table:table-cell>
          <table:table-cell table:formula="of:=IF(AND([.$A55]&lt;&gt;&quot;&quot;;[.$A$102]=&quot;Y&quot;;[.F55]&lt;&gt;&quot;&quot;);[.F55];&quot;&quot;)">
            <text:p/>
          </table:table-cell>
          <table:table-cell table:formula="of:=IF(AND([.$A55]&lt;&gt;&quot;&quot;;[.$A$103]=&quot;Y&quot;;[.H55]&lt;&gt;&quot;&quot;);[.H55];&quot;&quot;)">
            <text:p/>
          </table:table-cell>
          <table:table-cell table:formula="of:=IF(AND([.$A55]&lt;&gt;&quot;&quot;;[.$A$104]=&quot;Y&quot;;[.J55]&lt;&gt;&quot;&quot;);[.J55];&quot;&quot;)">
            <text:p/>
          </table:table-cell>
          <table:table-cell table:formula="of:=IF(AND([.$A55]&lt;&gt;&quot;&quot;;[.$A$105]=&quot;Y&quot;;[.L55]&lt;&gt;&quot;&quot;);[.L55];&quot;&quot;)">
            <text:p/>
          </table:table-cell>
          <table:table-cell table:formula="of:=IF(AND([.$A55]&lt;&gt;&quot;&quot;;[.$M55]=[.Q55]);[.$A55]*[.Q55];&quot;&quot;)">
            <text:p/>
          </table:table-cell>
          <table:table-cell table:formula="of:=IF(AND([.$A55]&lt;&gt;&quot;&quot;;[.$M55]=[.R55]);[.$A55]*[.R55];&quot;&quot;)">
            <text:p/>
          </table:table-cell>
          <table:table-cell table:formula="of:=IF(AND([.$A55]&lt;&gt;&quot;&quot;;[.$M55]=[.S55]);[.$A55]*[.S55];&quot;&quot;)">
            <text:p/>
          </table:table-cell>
          <table:table-cell table:formula="of:=IF(AND([.$A55]&lt;&gt;&quot;&quot;;[.$M55]=[.T55]);[.$A55]*[.T55];&quot;&quot;)">
            <text:p/>
          </table:table-cell>
          <table:table-cell table:formula="of:=IF(AND([.$A55]&lt;&gt;&quot;&quot;;[.$M55]=[.U55]);[.$A55]*[.U55];&quot;&quot;)">
            <text:p/>
          </table:table-cell>
          <table:table-cell table:formula="of:=IF([.O55]&lt;&gt;&quot;&quot;;[.O55];0)+[.AA54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56]&lt;&gt;&quot;&quot;;MIN([.Q56:.U56]);&quot;&quot;)">
            <text:p/>
          </table:table-cell>
          <table:table-cell/>
          <table:table-cell table:formula="of:=IF([.A56]&lt;&gt;&quot;&quot;;[.A56]*[.M56];&quot;&quot;)">
            <text:p/>
          </table:table-cell>
          <table:table-cell table:formula="of:=IF([.A56]&lt;&gt;&quot;&quot;;[.AA56];&quot;&quot;)">
            <text:p/>
          </table:table-cell>
          <table:table-cell table:formula="of:=IF(AND([.$A56]&lt;&gt;&quot;&quot;;[.$A$101]=&quot;Y&quot;;[.D56]&lt;&gt;&quot;&quot;);[.D56];&quot;&quot;)">
            <text:p/>
          </table:table-cell>
          <table:table-cell table:formula="of:=IF(AND([.$A56]&lt;&gt;&quot;&quot;;[.$A$102]=&quot;Y&quot;;[.F56]&lt;&gt;&quot;&quot;);[.F56];&quot;&quot;)">
            <text:p/>
          </table:table-cell>
          <table:table-cell table:formula="of:=IF(AND([.$A56]&lt;&gt;&quot;&quot;;[.$A$103]=&quot;Y&quot;;[.H56]&lt;&gt;&quot;&quot;);[.H56];&quot;&quot;)">
            <text:p/>
          </table:table-cell>
          <table:table-cell table:formula="of:=IF(AND([.$A56]&lt;&gt;&quot;&quot;;[.$A$104]=&quot;Y&quot;;[.J56]&lt;&gt;&quot;&quot;);[.J56];&quot;&quot;)">
            <text:p/>
          </table:table-cell>
          <table:table-cell table:formula="of:=IF(AND([.$A56]&lt;&gt;&quot;&quot;;[.$A$105]=&quot;Y&quot;;[.L56]&lt;&gt;&quot;&quot;);[.L56];&quot;&quot;)">
            <text:p/>
          </table:table-cell>
          <table:table-cell table:formula="of:=IF(AND([.$A56]&lt;&gt;&quot;&quot;;[.$M56]=[.Q56]);[.$A56]*[.Q56];&quot;&quot;)">
            <text:p/>
          </table:table-cell>
          <table:table-cell table:formula="of:=IF(AND([.$A56]&lt;&gt;&quot;&quot;;[.$M56]=[.R56]);[.$A56]*[.R56];&quot;&quot;)">
            <text:p/>
          </table:table-cell>
          <table:table-cell table:formula="of:=IF(AND([.$A56]&lt;&gt;&quot;&quot;;[.$M56]=[.S56]);[.$A56]*[.S56];&quot;&quot;)">
            <text:p/>
          </table:table-cell>
          <table:table-cell table:formula="of:=IF(AND([.$A56]&lt;&gt;&quot;&quot;;[.$M56]=[.T56]);[.$A56]*[.T56];&quot;&quot;)">
            <text:p/>
          </table:table-cell>
          <table:table-cell table:formula="of:=IF(AND([.$A56]&lt;&gt;&quot;&quot;;[.$M56]=[.U56]);[.$A56]*[.U56];&quot;&quot;)">
            <text:p/>
          </table:table-cell>
          <table:table-cell table:formula="of:=IF([.O56]&lt;&gt;&quot;&quot;;[.O56];0)+[.AA55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57]&lt;&gt;&quot;&quot;;MIN([.Q57:.U57]);&quot;&quot;)">
            <text:p/>
          </table:table-cell>
          <table:table-cell/>
          <table:table-cell table:formula="of:=IF([.A57]&lt;&gt;&quot;&quot;;[.A57]*[.M57];&quot;&quot;)">
            <text:p/>
          </table:table-cell>
          <table:table-cell table:formula="of:=IF([.A57]&lt;&gt;&quot;&quot;;[.AA57];&quot;&quot;)">
            <text:p/>
          </table:table-cell>
          <table:table-cell table:formula="of:=IF(AND([.$A57]&lt;&gt;&quot;&quot;;[.$A$101]=&quot;Y&quot;;[.D57]&lt;&gt;&quot;&quot;);[.D57];&quot;&quot;)">
            <text:p/>
          </table:table-cell>
          <table:table-cell table:formula="of:=IF(AND([.$A57]&lt;&gt;&quot;&quot;;[.$A$102]=&quot;Y&quot;;[.F57]&lt;&gt;&quot;&quot;);[.F57];&quot;&quot;)">
            <text:p/>
          </table:table-cell>
          <table:table-cell table:formula="of:=IF(AND([.$A57]&lt;&gt;&quot;&quot;;[.$A$103]=&quot;Y&quot;;[.H57]&lt;&gt;&quot;&quot;);[.H57];&quot;&quot;)">
            <text:p/>
          </table:table-cell>
          <table:table-cell table:formula="of:=IF(AND([.$A57]&lt;&gt;&quot;&quot;;[.$A$104]=&quot;Y&quot;;[.J57]&lt;&gt;&quot;&quot;);[.J57];&quot;&quot;)">
            <text:p/>
          </table:table-cell>
          <table:table-cell table:formula="of:=IF(AND([.$A57]&lt;&gt;&quot;&quot;;[.$A$105]=&quot;Y&quot;;[.L57]&lt;&gt;&quot;&quot;);[.L57];&quot;&quot;)">
            <text:p/>
          </table:table-cell>
          <table:table-cell table:formula="of:=IF(AND([.$A57]&lt;&gt;&quot;&quot;;[.$M57]=[.Q57]);[.$A57]*[.Q57];&quot;&quot;)">
            <text:p/>
          </table:table-cell>
          <table:table-cell table:formula="of:=IF(AND([.$A57]&lt;&gt;&quot;&quot;;[.$M57]=[.R57]);[.$A57]*[.R57];&quot;&quot;)">
            <text:p/>
          </table:table-cell>
          <table:table-cell table:formula="of:=IF(AND([.$A57]&lt;&gt;&quot;&quot;;[.$M57]=[.S57]);[.$A57]*[.S57];&quot;&quot;)">
            <text:p/>
          </table:table-cell>
          <table:table-cell table:formula="of:=IF(AND([.$A57]&lt;&gt;&quot;&quot;;[.$M57]=[.T57]);[.$A57]*[.T57];&quot;&quot;)">
            <text:p/>
          </table:table-cell>
          <table:table-cell table:formula="of:=IF(AND([.$A57]&lt;&gt;&quot;&quot;;[.$M57]=[.U57]);[.$A57]*[.U57];&quot;&quot;)">
            <text:p/>
          </table:table-cell>
          <table:table-cell table:formula="of:=IF([.O57]&lt;&gt;&quot;&quot;;[.O57];0)+[.AA56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58]&lt;&gt;&quot;&quot;;MIN([.Q58:.U58]);&quot;&quot;)">
            <text:p/>
          </table:table-cell>
          <table:table-cell/>
          <table:table-cell table:formula="of:=IF([.A58]&lt;&gt;&quot;&quot;;[.A58]*[.M58];&quot;&quot;)">
            <text:p/>
          </table:table-cell>
          <table:table-cell table:formula="of:=IF([.A58]&lt;&gt;&quot;&quot;;[.AA58];&quot;&quot;)">
            <text:p/>
          </table:table-cell>
          <table:table-cell table:formula="of:=IF(AND([.$A58]&lt;&gt;&quot;&quot;;[.$A$101]=&quot;Y&quot;;[.D58]&lt;&gt;&quot;&quot;);[.D58];&quot;&quot;)">
            <text:p/>
          </table:table-cell>
          <table:table-cell table:formula="of:=IF(AND([.$A58]&lt;&gt;&quot;&quot;;[.$A$102]=&quot;Y&quot;;[.F58]&lt;&gt;&quot;&quot;);[.F58];&quot;&quot;)">
            <text:p/>
          </table:table-cell>
          <table:table-cell table:formula="of:=IF(AND([.$A58]&lt;&gt;&quot;&quot;;[.$A$103]=&quot;Y&quot;;[.H58]&lt;&gt;&quot;&quot;);[.H58];&quot;&quot;)">
            <text:p/>
          </table:table-cell>
          <table:table-cell table:formula="of:=IF(AND([.$A58]&lt;&gt;&quot;&quot;;[.$A$104]=&quot;Y&quot;;[.J58]&lt;&gt;&quot;&quot;);[.J58];&quot;&quot;)">
            <text:p/>
          </table:table-cell>
          <table:table-cell table:formula="of:=IF(AND([.$A58]&lt;&gt;&quot;&quot;;[.$A$105]=&quot;Y&quot;;[.L58]&lt;&gt;&quot;&quot;);[.L58];&quot;&quot;)">
            <text:p/>
          </table:table-cell>
          <table:table-cell table:formula="of:=IF(AND([.$A58]&lt;&gt;&quot;&quot;;[.$M58]=[.Q58]);[.$A58]*[.Q58];&quot;&quot;)">
            <text:p/>
          </table:table-cell>
          <table:table-cell table:formula="of:=IF(AND([.$A58]&lt;&gt;&quot;&quot;;[.$M58]=[.R58]);[.$A58]*[.R58];&quot;&quot;)">
            <text:p/>
          </table:table-cell>
          <table:table-cell table:formula="of:=IF(AND([.$A58]&lt;&gt;&quot;&quot;;[.$M58]=[.S58]);[.$A58]*[.S58];&quot;&quot;)">
            <text:p/>
          </table:table-cell>
          <table:table-cell table:formula="of:=IF(AND([.$A58]&lt;&gt;&quot;&quot;;[.$M58]=[.T58]);[.$A58]*[.T58];&quot;&quot;)">
            <text:p/>
          </table:table-cell>
          <table:table-cell table:formula="of:=IF(AND([.$A58]&lt;&gt;&quot;&quot;;[.$M58]=[.U58]);[.$A58]*[.U58];&quot;&quot;)">
            <text:p/>
          </table:table-cell>
          <table:table-cell table:formula="of:=IF([.O58]&lt;&gt;&quot;&quot;;[.O58];0)+[.AA57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59]&lt;&gt;&quot;&quot;;MIN([.Q59:.U59]);&quot;&quot;)">
            <text:p/>
          </table:table-cell>
          <table:table-cell/>
          <table:table-cell table:formula="of:=IF([.A59]&lt;&gt;&quot;&quot;;[.A59]*[.M59];&quot;&quot;)">
            <text:p/>
          </table:table-cell>
          <table:table-cell table:formula="of:=IF([.A59]&lt;&gt;&quot;&quot;;[.AA59];&quot;&quot;)">
            <text:p/>
          </table:table-cell>
          <table:table-cell table:formula="of:=IF(AND([.$A59]&lt;&gt;&quot;&quot;;[.$A$101]=&quot;Y&quot;;[.D59]&lt;&gt;&quot;&quot;);[.D59];&quot;&quot;)">
            <text:p/>
          </table:table-cell>
          <table:table-cell table:formula="of:=IF(AND([.$A59]&lt;&gt;&quot;&quot;;[.$A$102]=&quot;Y&quot;;[.F59]&lt;&gt;&quot;&quot;);[.F59];&quot;&quot;)">
            <text:p/>
          </table:table-cell>
          <table:table-cell table:formula="of:=IF(AND([.$A59]&lt;&gt;&quot;&quot;;[.$A$103]=&quot;Y&quot;;[.H59]&lt;&gt;&quot;&quot;);[.H59];&quot;&quot;)">
            <text:p/>
          </table:table-cell>
          <table:table-cell table:formula="of:=IF(AND([.$A59]&lt;&gt;&quot;&quot;;[.$A$104]=&quot;Y&quot;;[.J59]&lt;&gt;&quot;&quot;);[.J59];&quot;&quot;)">
            <text:p/>
          </table:table-cell>
          <table:table-cell table:formula="of:=IF(AND([.$A59]&lt;&gt;&quot;&quot;;[.$A$105]=&quot;Y&quot;;[.L59]&lt;&gt;&quot;&quot;);[.L59];&quot;&quot;)">
            <text:p/>
          </table:table-cell>
          <table:table-cell table:formula="of:=IF(AND([.$A59]&lt;&gt;&quot;&quot;;[.$M59]=[.Q59]);[.$A59]*[.Q59];&quot;&quot;)">
            <text:p/>
          </table:table-cell>
          <table:table-cell table:formula="of:=IF(AND([.$A59]&lt;&gt;&quot;&quot;;[.$M59]=[.R59]);[.$A59]*[.R59];&quot;&quot;)">
            <text:p/>
          </table:table-cell>
          <table:table-cell table:formula="of:=IF(AND([.$A59]&lt;&gt;&quot;&quot;;[.$M59]=[.S59]);[.$A59]*[.S59];&quot;&quot;)">
            <text:p/>
          </table:table-cell>
          <table:table-cell table:formula="of:=IF(AND([.$A59]&lt;&gt;&quot;&quot;;[.$M59]=[.T59]);[.$A59]*[.T59];&quot;&quot;)">
            <text:p/>
          </table:table-cell>
          <table:table-cell table:formula="of:=IF(AND([.$A59]&lt;&gt;&quot;&quot;;[.$M59]=[.U59]);[.$A59]*[.U59];&quot;&quot;)">
            <text:p/>
          </table:table-cell>
          <table:table-cell table:formula="of:=IF([.O59]&lt;&gt;&quot;&quot;;[.O59];0)+[.AA58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60]&lt;&gt;&quot;&quot;;MIN([.Q60:.U60]);&quot;&quot;)">
            <text:p/>
          </table:table-cell>
          <table:table-cell/>
          <table:table-cell table:formula="of:=IF([.A60]&lt;&gt;&quot;&quot;;[.A60]*[.M60];&quot;&quot;)">
            <text:p/>
          </table:table-cell>
          <table:table-cell table:formula="of:=IF([.A60]&lt;&gt;&quot;&quot;;[.AA60];&quot;&quot;)">
            <text:p/>
          </table:table-cell>
          <table:table-cell table:formula="of:=IF(AND([.$A60]&lt;&gt;&quot;&quot;;[.$A$101]=&quot;Y&quot;;[.D60]&lt;&gt;&quot;&quot;);[.D60];&quot;&quot;)">
            <text:p/>
          </table:table-cell>
          <table:table-cell table:formula="of:=IF(AND([.$A60]&lt;&gt;&quot;&quot;;[.$A$102]=&quot;Y&quot;;[.F60]&lt;&gt;&quot;&quot;);[.F60];&quot;&quot;)">
            <text:p/>
          </table:table-cell>
          <table:table-cell table:formula="of:=IF(AND([.$A60]&lt;&gt;&quot;&quot;;[.$A$103]=&quot;Y&quot;;[.H60]&lt;&gt;&quot;&quot;);[.H60];&quot;&quot;)">
            <text:p/>
          </table:table-cell>
          <table:table-cell table:formula="of:=IF(AND([.$A60]&lt;&gt;&quot;&quot;;[.$A$104]=&quot;Y&quot;;[.J60]&lt;&gt;&quot;&quot;);[.J60];&quot;&quot;)">
            <text:p/>
          </table:table-cell>
          <table:table-cell table:formula="of:=IF(AND([.$A60]&lt;&gt;&quot;&quot;;[.$A$105]=&quot;Y&quot;;[.L60]&lt;&gt;&quot;&quot;);[.L60];&quot;&quot;)">
            <text:p/>
          </table:table-cell>
          <table:table-cell table:formula="of:=IF(AND([.$A60]&lt;&gt;&quot;&quot;;[.$M60]=[.Q60]);[.$A60]*[.Q60];&quot;&quot;)">
            <text:p/>
          </table:table-cell>
          <table:table-cell table:formula="of:=IF(AND([.$A60]&lt;&gt;&quot;&quot;;[.$M60]=[.R60]);[.$A60]*[.R60];&quot;&quot;)">
            <text:p/>
          </table:table-cell>
          <table:table-cell table:formula="of:=IF(AND([.$A60]&lt;&gt;&quot;&quot;;[.$M60]=[.S60]);[.$A60]*[.S60];&quot;&quot;)">
            <text:p/>
          </table:table-cell>
          <table:table-cell table:formula="of:=IF(AND([.$A60]&lt;&gt;&quot;&quot;;[.$M60]=[.T60]);[.$A60]*[.T60];&quot;&quot;)">
            <text:p/>
          </table:table-cell>
          <table:table-cell table:formula="of:=IF(AND([.$A60]&lt;&gt;&quot;&quot;;[.$M60]=[.U60]);[.$A60]*[.U60];&quot;&quot;)">
            <text:p/>
          </table:table-cell>
          <table:table-cell table:formula="of:=IF([.O60]&lt;&gt;&quot;&quot;;[.O60];0)+[.AA59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61]&lt;&gt;&quot;&quot;;MIN([.Q61:.U61]);&quot;&quot;)">
            <text:p/>
          </table:table-cell>
          <table:table-cell/>
          <table:table-cell table:formula="of:=IF([.A61]&lt;&gt;&quot;&quot;;[.A61]*[.M61];&quot;&quot;)">
            <text:p/>
          </table:table-cell>
          <table:table-cell table:formula="of:=IF([.A61]&lt;&gt;&quot;&quot;;[.AA61];&quot;&quot;)">
            <text:p/>
          </table:table-cell>
          <table:table-cell table:formula="of:=IF(AND([.$A61]&lt;&gt;&quot;&quot;;[.$A$101]=&quot;Y&quot;;[.D61]&lt;&gt;&quot;&quot;);[.D61];&quot;&quot;)">
            <text:p/>
          </table:table-cell>
          <table:table-cell table:formula="of:=IF(AND([.$A61]&lt;&gt;&quot;&quot;;[.$A$102]=&quot;Y&quot;;[.F61]&lt;&gt;&quot;&quot;);[.F61];&quot;&quot;)">
            <text:p/>
          </table:table-cell>
          <table:table-cell table:formula="of:=IF(AND([.$A61]&lt;&gt;&quot;&quot;;[.$A$103]=&quot;Y&quot;;[.H61]&lt;&gt;&quot;&quot;);[.H61];&quot;&quot;)">
            <text:p/>
          </table:table-cell>
          <table:table-cell table:formula="of:=IF(AND([.$A61]&lt;&gt;&quot;&quot;;[.$A$104]=&quot;Y&quot;;[.J61]&lt;&gt;&quot;&quot;);[.J61];&quot;&quot;)">
            <text:p/>
          </table:table-cell>
          <table:table-cell table:formula="of:=IF(AND([.$A61]&lt;&gt;&quot;&quot;;[.$A$105]=&quot;Y&quot;;[.L61]&lt;&gt;&quot;&quot;);[.L61];&quot;&quot;)">
            <text:p/>
          </table:table-cell>
          <table:table-cell table:formula="of:=IF(AND([.$A61]&lt;&gt;&quot;&quot;;[.$M61]=[.Q61]);[.$A61]*[.Q61];&quot;&quot;)">
            <text:p/>
          </table:table-cell>
          <table:table-cell table:formula="of:=IF(AND([.$A61]&lt;&gt;&quot;&quot;;[.$M61]=[.R61]);[.$A61]*[.R61];&quot;&quot;)">
            <text:p/>
          </table:table-cell>
          <table:table-cell table:formula="of:=IF(AND([.$A61]&lt;&gt;&quot;&quot;;[.$M61]=[.S61]);[.$A61]*[.S61];&quot;&quot;)">
            <text:p/>
          </table:table-cell>
          <table:table-cell table:formula="of:=IF(AND([.$A61]&lt;&gt;&quot;&quot;;[.$M61]=[.T61]);[.$A61]*[.T61];&quot;&quot;)">
            <text:p/>
          </table:table-cell>
          <table:table-cell table:formula="of:=IF(AND([.$A61]&lt;&gt;&quot;&quot;;[.$M61]=[.U61]);[.$A61]*[.U61];&quot;&quot;)">
            <text:p/>
          </table:table-cell>
          <table:table-cell table:formula="of:=IF([.O61]&lt;&gt;&quot;&quot;;[.O61];0)+[.AA60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62]&lt;&gt;&quot;&quot;;MIN([.Q62:.U62]);&quot;&quot;)">
            <text:p/>
          </table:table-cell>
          <table:table-cell/>
          <table:table-cell table:formula="of:=IF([.A62]&lt;&gt;&quot;&quot;;[.A62]*[.M62];&quot;&quot;)">
            <text:p/>
          </table:table-cell>
          <table:table-cell table:formula="of:=IF([.A62]&lt;&gt;&quot;&quot;;[.AA62];&quot;&quot;)">
            <text:p/>
          </table:table-cell>
          <table:table-cell table:formula="of:=IF(AND([.$A62]&lt;&gt;&quot;&quot;;[.$A$101]=&quot;Y&quot;;[.D62]&lt;&gt;&quot;&quot;);[.D62];&quot;&quot;)">
            <text:p/>
          </table:table-cell>
          <table:table-cell table:formula="of:=IF(AND([.$A62]&lt;&gt;&quot;&quot;;[.$A$102]=&quot;Y&quot;;[.F62]&lt;&gt;&quot;&quot;);[.F62];&quot;&quot;)">
            <text:p/>
          </table:table-cell>
          <table:table-cell table:formula="of:=IF(AND([.$A62]&lt;&gt;&quot;&quot;;[.$A$103]=&quot;Y&quot;;[.H62]&lt;&gt;&quot;&quot;);[.H62];&quot;&quot;)">
            <text:p/>
          </table:table-cell>
          <table:table-cell table:formula="of:=IF(AND([.$A62]&lt;&gt;&quot;&quot;;[.$A$104]=&quot;Y&quot;;[.J62]&lt;&gt;&quot;&quot;);[.J62];&quot;&quot;)">
            <text:p/>
          </table:table-cell>
          <table:table-cell table:formula="of:=IF(AND([.$A62]&lt;&gt;&quot;&quot;;[.$A$105]=&quot;Y&quot;;[.L62]&lt;&gt;&quot;&quot;);[.L62];&quot;&quot;)">
            <text:p/>
          </table:table-cell>
          <table:table-cell table:formula="of:=IF(AND([.$A62]&lt;&gt;&quot;&quot;;[.$M62]=[.Q62]);[.$A62]*[.Q62];&quot;&quot;)">
            <text:p/>
          </table:table-cell>
          <table:table-cell table:formula="of:=IF(AND([.$A62]&lt;&gt;&quot;&quot;;[.$M62]=[.R62]);[.$A62]*[.R62];&quot;&quot;)">
            <text:p/>
          </table:table-cell>
          <table:table-cell table:formula="of:=IF(AND([.$A62]&lt;&gt;&quot;&quot;;[.$M62]=[.S62]);[.$A62]*[.S62];&quot;&quot;)">
            <text:p/>
          </table:table-cell>
          <table:table-cell table:formula="of:=IF(AND([.$A62]&lt;&gt;&quot;&quot;;[.$M62]=[.T62]);[.$A62]*[.T62];&quot;&quot;)">
            <text:p/>
          </table:table-cell>
          <table:table-cell table:formula="of:=IF(AND([.$A62]&lt;&gt;&quot;&quot;;[.$M62]=[.U62]);[.$A62]*[.U62];&quot;&quot;)">
            <text:p/>
          </table:table-cell>
          <table:table-cell table:formula="of:=IF([.O62]&lt;&gt;&quot;&quot;;[.O62];0)+[.AA61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63]&lt;&gt;&quot;&quot;;MIN([.Q63:.U63]);&quot;&quot;)">
            <text:p/>
          </table:table-cell>
          <table:table-cell/>
          <table:table-cell table:formula="of:=IF([.A63]&lt;&gt;&quot;&quot;;[.A63]*[.M63];&quot;&quot;)">
            <text:p/>
          </table:table-cell>
          <table:table-cell table:formula="of:=IF([.A63]&lt;&gt;&quot;&quot;;[.AA63];&quot;&quot;)">
            <text:p/>
          </table:table-cell>
          <table:table-cell table:formula="of:=IF(AND([.$A63]&lt;&gt;&quot;&quot;;[.$A$101]=&quot;Y&quot;;[.D63]&lt;&gt;&quot;&quot;);[.D63];&quot;&quot;)">
            <text:p/>
          </table:table-cell>
          <table:table-cell table:formula="of:=IF(AND([.$A63]&lt;&gt;&quot;&quot;;[.$A$102]=&quot;Y&quot;;[.F63]&lt;&gt;&quot;&quot;);[.F63];&quot;&quot;)">
            <text:p/>
          </table:table-cell>
          <table:table-cell table:formula="of:=IF(AND([.$A63]&lt;&gt;&quot;&quot;;[.$A$103]=&quot;Y&quot;;[.H63]&lt;&gt;&quot;&quot;);[.H63];&quot;&quot;)">
            <text:p/>
          </table:table-cell>
          <table:table-cell table:formula="of:=IF(AND([.$A63]&lt;&gt;&quot;&quot;;[.$A$104]=&quot;Y&quot;;[.J63]&lt;&gt;&quot;&quot;);[.J63];&quot;&quot;)">
            <text:p/>
          </table:table-cell>
          <table:table-cell table:formula="of:=IF(AND([.$A63]&lt;&gt;&quot;&quot;;[.$A$105]=&quot;Y&quot;;[.L63]&lt;&gt;&quot;&quot;);[.L63];&quot;&quot;)">
            <text:p/>
          </table:table-cell>
          <table:table-cell table:formula="of:=IF(AND([.$A63]&lt;&gt;&quot;&quot;;[.$M63]=[.Q63]);[.$A63]*[.Q63];&quot;&quot;)">
            <text:p/>
          </table:table-cell>
          <table:table-cell table:formula="of:=IF(AND([.$A63]&lt;&gt;&quot;&quot;;[.$M63]=[.R63]);[.$A63]*[.R63];&quot;&quot;)">
            <text:p/>
          </table:table-cell>
          <table:table-cell table:formula="of:=IF(AND([.$A63]&lt;&gt;&quot;&quot;;[.$M63]=[.S63]);[.$A63]*[.S63];&quot;&quot;)">
            <text:p/>
          </table:table-cell>
          <table:table-cell table:formula="of:=IF(AND([.$A63]&lt;&gt;&quot;&quot;;[.$M63]=[.T63]);[.$A63]*[.T63];&quot;&quot;)">
            <text:p/>
          </table:table-cell>
          <table:table-cell table:formula="of:=IF(AND([.$A63]&lt;&gt;&quot;&quot;;[.$M63]=[.U63]);[.$A63]*[.U63];&quot;&quot;)">
            <text:p/>
          </table:table-cell>
          <table:table-cell table:formula="of:=IF([.O63]&lt;&gt;&quot;&quot;;[.O63];0)+[.AA62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64]&lt;&gt;&quot;&quot;;MIN([.Q64:.U64]);&quot;&quot;)">
            <text:p/>
          </table:table-cell>
          <table:table-cell/>
          <table:table-cell table:formula="of:=IF([.A64]&lt;&gt;&quot;&quot;;[.A64]*[.M64];&quot;&quot;)">
            <text:p/>
          </table:table-cell>
          <table:table-cell table:formula="of:=IF([.A64]&lt;&gt;&quot;&quot;;[.AA64];&quot;&quot;)">
            <text:p/>
          </table:table-cell>
          <table:table-cell table:formula="of:=IF(AND([.$A64]&lt;&gt;&quot;&quot;;[.$A$101]=&quot;Y&quot;;[.D64]&lt;&gt;&quot;&quot;);[.D64];&quot;&quot;)">
            <text:p/>
          </table:table-cell>
          <table:table-cell table:formula="of:=IF(AND([.$A64]&lt;&gt;&quot;&quot;;[.$A$102]=&quot;Y&quot;;[.F64]&lt;&gt;&quot;&quot;);[.F64];&quot;&quot;)">
            <text:p/>
          </table:table-cell>
          <table:table-cell table:formula="of:=IF(AND([.$A64]&lt;&gt;&quot;&quot;;[.$A$103]=&quot;Y&quot;;[.H64]&lt;&gt;&quot;&quot;);[.H64];&quot;&quot;)">
            <text:p/>
          </table:table-cell>
          <table:table-cell table:formula="of:=IF(AND([.$A64]&lt;&gt;&quot;&quot;;[.$A$104]=&quot;Y&quot;;[.J64]&lt;&gt;&quot;&quot;);[.J64];&quot;&quot;)">
            <text:p/>
          </table:table-cell>
          <table:table-cell table:formula="of:=IF(AND([.$A64]&lt;&gt;&quot;&quot;;[.$A$105]=&quot;Y&quot;;[.L64]&lt;&gt;&quot;&quot;);[.L64];&quot;&quot;)">
            <text:p/>
          </table:table-cell>
          <table:table-cell table:formula="of:=IF(AND([.$A64]&lt;&gt;&quot;&quot;;[.$M64]=[.Q64]);[.$A64]*[.Q64];&quot;&quot;)">
            <text:p/>
          </table:table-cell>
          <table:table-cell table:formula="of:=IF(AND([.$A64]&lt;&gt;&quot;&quot;;[.$M64]=[.R64]);[.$A64]*[.R64];&quot;&quot;)">
            <text:p/>
          </table:table-cell>
          <table:table-cell table:formula="of:=IF(AND([.$A64]&lt;&gt;&quot;&quot;;[.$M64]=[.S64]);[.$A64]*[.S64];&quot;&quot;)">
            <text:p/>
          </table:table-cell>
          <table:table-cell table:formula="of:=IF(AND([.$A64]&lt;&gt;&quot;&quot;;[.$M64]=[.T64]);[.$A64]*[.T64];&quot;&quot;)">
            <text:p/>
          </table:table-cell>
          <table:table-cell table:formula="of:=IF(AND([.$A64]&lt;&gt;&quot;&quot;;[.$M64]=[.U64]);[.$A64]*[.U64];&quot;&quot;)">
            <text:p/>
          </table:table-cell>
          <table:table-cell table:formula="of:=IF([.O64]&lt;&gt;&quot;&quot;;[.O64];0)+[.AA63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65]&lt;&gt;&quot;&quot;;MIN([.Q65:.U65]);&quot;&quot;)">
            <text:p/>
          </table:table-cell>
          <table:table-cell/>
          <table:table-cell table:formula="of:=IF([.A65]&lt;&gt;&quot;&quot;;[.A65]*[.M65];&quot;&quot;)">
            <text:p/>
          </table:table-cell>
          <table:table-cell table:formula="of:=IF([.A65]&lt;&gt;&quot;&quot;;[.AA65];&quot;&quot;)">
            <text:p/>
          </table:table-cell>
          <table:table-cell table:formula="of:=IF(AND([.$A65]&lt;&gt;&quot;&quot;;[.$A$101]=&quot;Y&quot;;[.D65]&lt;&gt;&quot;&quot;);[.D65];&quot;&quot;)">
            <text:p/>
          </table:table-cell>
          <table:table-cell table:formula="of:=IF(AND([.$A65]&lt;&gt;&quot;&quot;;[.$A$102]=&quot;Y&quot;;[.F65]&lt;&gt;&quot;&quot;);[.F65];&quot;&quot;)">
            <text:p/>
          </table:table-cell>
          <table:table-cell table:formula="of:=IF(AND([.$A65]&lt;&gt;&quot;&quot;;[.$A$103]=&quot;Y&quot;;[.H65]&lt;&gt;&quot;&quot;);[.H65];&quot;&quot;)">
            <text:p/>
          </table:table-cell>
          <table:table-cell table:formula="of:=IF(AND([.$A65]&lt;&gt;&quot;&quot;;[.$A$104]=&quot;Y&quot;;[.J65]&lt;&gt;&quot;&quot;);[.J65];&quot;&quot;)">
            <text:p/>
          </table:table-cell>
          <table:table-cell table:formula="of:=IF(AND([.$A65]&lt;&gt;&quot;&quot;;[.$A$105]=&quot;Y&quot;;[.L65]&lt;&gt;&quot;&quot;);[.L65];&quot;&quot;)">
            <text:p/>
          </table:table-cell>
          <table:table-cell table:formula="of:=IF(AND([.$A65]&lt;&gt;&quot;&quot;;[.$M65]=[.Q65]);[.$A65]*[.Q65];&quot;&quot;)">
            <text:p/>
          </table:table-cell>
          <table:table-cell table:formula="of:=IF(AND([.$A65]&lt;&gt;&quot;&quot;;[.$M65]=[.R65]);[.$A65]*[.R65];&quot;&quot;)">
            <text:p/>
          </table:table-cell>
          <table:table-cell table:formula="of:=IF(AND([.$A65]&lt;&gt;&quot;&quot;;[.$M65]=[.S65]);[.$A65]*[.S65];&quot;&quot;)">
            <text:p/>
          </table:table-cell>
          <table:table-cell table:formula="of:=IF(AND([.$A65]&lt;&gt;&quot;&quot;;[.$M65]=[.T65]);[.$A65]*[.T65];&quot;&quot;)">
            <text:p/>
          </table:table-cell>
          <table:table-cell table:formula="of:=IF(AND([.$A65]&lt;&gt;&quot;&quot;;[.$M65]=[.U65]);[.$A65]*[.U65];&quot;&quot;)">
            <text:p/>
          </table:table-cell>
          <table:table-cell table:formula="of:=IF([.O65]&lt;&gt;&quot;&quot;;[.O65];0)+[.AA64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66]&lt;&gt;&quot;&quot;;MIN([.Q66:.U66]);&quot;&quot;)">
            <text:p/>
          </table:table-cell>
          <table:table-cell/>
          <table:table-cell table:formula="of:=IF([.A66]&lt;&gt;&quot;&quot;;[.A66]*[.M66];&quot;&quot;)">
            <text:p/>
          </table:table-cell>
          <table:table-cell table:formula="of:=IF([.A66]&lt;&gt;&quot;&quot;;[.AA66];&quot;&quot;)">
            <text:p/>
          </table:table-cell>
          <table:table-cell table:formula="of:=IF(AND([.$A66]&lt;&gt;&quot;&quot;;[.$A$101]=&quot;Y&quot;;[.D66]&lt;&gt;&quot;&quot;);[.D66];&quot;&quot;)">
            <text:p/>
          </table:table-cell>
          <table:table-cell table:formula="of:=IF(AND([.$A66]&lt;&gt;&quot;&quot;;[.$A$102]=&quot;Y&quot;;[.F66]&lt;&gt;&quot;&quot;);[.F66];&quot;&quot;)">
            <text:p/>
          </table:table-cell>
          <table:table-cell table:formula="of:=IF(AND([.$A66]&lt;&gt;&quot;&quot;;[.$A$103]=&quot;Y&quot;;[.H66]&lt;&gt;&quot;&quot;);[.H66];&quot;&quot;)">
            <text:p/>
          </table:table-cell>
          <table:table-cell table:formula="of:=IF(AND([.$A66]&lt;&gt;&quot;&quot;;[.$A$104]=&quot;Y&quot;;[.J66]&lt;&gt;&quot;&quot;);[.J66];&quot;&quot;)">
            <text:p/>
          </table:table-cell>
          <table:table-cell table:formula="of:=IF(AND([.$A66]&lt;&gt;&quot;&quot;;[.$A$105]=&quot;Y&quot;;[.L66]&lt;&gt;&quot;&quot;);[.L66];&quot;&quot;)">
            <text:p/>
          </table:table-cell>
          <table:table-cell table:formula="of:=IF(AND([.$A66]&lt;&gt;&quot;&quot;;[.$M66]=[.Q66]);[.$A66]*[.Q66];&quot;&quot;)">
            <text:p/>
          </table:table-cell>
          <table:table-cell table:formula="of:=IF(AND([.$A66]&lt;&gt;&quot;&quot;;[.$M66]=[.R66]);[.$A66]*[.R66];&quot;&quot;)">
            <text:p/>
          </table:table-cell>
          <table:table-cell table:formula="of:=IF(AND([.$A66]&lt;&gt;&quot;&quot;;[.$M66]=[.S66]);[.$A66]*[.S66];&quot;&quot;)">
            <text:p/>
          </table:table-cell>
          <table:table-cell table:formula="of:=IF(AND([.$A66]&lt;&gt;&quot;&quot;;[.$M66]=[.T66]);[.$A66]*[.T66];&quot;&quot;)">
            <text:p/>
          </table:table-cell>
          <table:table-cell table:formula="of:=IF(AND([.$A66]&lt;&gt;&quot;&quot;;[.$M66]=[.U66]);[.$A66]*[.U66];&quot;&quot;)">
            <text:p/>
          </table:table-cell>
          <table:table-cell table:formula="of:=IF([.O66]&lt;&gt;&quot;&quot;;[.O66];0)+[.AA65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67]&lt;&gt;&quot;&quot;;MIN([.Q67:.U67]);&quot;&quot;)">
            <text:p/>
          </table:table-cell>
          <table:table-cell/>
          <table:table-cell table:formula="of:=IF([.A67]&lt;&gt;&quot;&quot;;[.A67]*[.M67];&quot;&quot;)">
            <text:p/>
          </table:table-cell>
          <table:table-cell table:formula="of:=IF([.A67]&lt;&gt;&quot;&quot;;[.AA67];&quot;&quot;)">
            <text:p/>
          </table:table-cell>
          <table:table-cell table:formula="of:=IF(AND([.$A67]&lt;&gt;&quot;&quot;;[.$A$101]=&quot;Y&quot;;[.D67]&lt;&gt;&quot;&quot;);[.D67];&quot;&quot;)">
            <text:p/>
          </table:table-cell>
          <table:table-cell table:formula="of:=IF(AND([.$A67]&lt;&gt;&quot;&quot;;[.$A$102]=&quot;Y&quot;;[.F67]&lt;&gt;&quot;&quot;);[.F67];&quot;&quot;)">
            <text:p/>
          </table:table-cell>
          <table:table-cell table:formula="of:=IF(AND([.$A67]&lt;&gt;&quot;&quot;;[.$A$103]=&quot;Y&quot;;[.H67]&lt;&gt;&quot;&quot;);[.H67];&quot;&quot;)">
            <text:p/>
          </table:table-cell>
          <table:table-cell table:formula="of:=IF(AND([.$A67]&lt;&gt;&quot;&quot;;[.$A$104]=&quot;Y&quot;;[.J67]&lt;&gt;&quot;&quot;);[.J67];&quot;&quot;)">
            <text:p/>
          </table:table-cell>
          <table:table-cell table:formula="of:=IF(AND([.$A67]&lt;&gt;&quot;&quot;;[.$A$105]=&quot;Y&quot;;[.L67]&lt;&gt;&quot;&quot;);[.L67];&quot;&quot;)">
            <text:p/>
          </table:table-cell>
          <table:table-cell table:formula="of:=IF(AND([.$A67]&lt;&gt;&quot;&quot;;[.$M67]=[.Q67]);[.$A67]*[.Q67];&quot;&quot;)">
            <text:p/>
          </table:table-cell>
          <table:table-cell table:formula="of:=IF(AND([.$A67]&lt;&gt;&quot;&quot;;[.$M67]=[.R67]);[.$A67]*[.R67];&quot;&quot;)">
            <text:p/>
          </table:table-cell>
          <table:table-cell table:formula="of:=IF(AND([.$A67]&lt;&gt;&quot;&quot;;[.$M67]=[.S67]);[.$A67]*[.S67];&quot;&quot;)">
            <text:p/>
          </table:table-cell>
          <table:table-cell table:formula="of:=IF(AND([.$A67]&lt;&gt;&quot;&quot;;[.$M67]=[.T67]);[.$A67]*[.T67];&quot;&quot;)">
            <text:p/>
          </table:table-cell>
          <table:table-cell table:formula="of:=IF(AND([.$A67]&lt;&gt;&quot;&quot;;[.$M67]=[.U67]);[.$A67]*[.U67];&quot;&quot;)">
            <text:p/>
          </table:table-cell>
          <table:table-cell table:formula="of:=IF([.O67]&lt;&gt;&quot;&quot;;[.O67];0)+[.AA66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68]&lt;&gt;&quot;&quot;;MIN([.Q68:.U68]);&quot;&quot;)">
            <text:p/>
          </table:table-cell>
          <table:table-cell/>
          <table:table-cell table:formula="of:=IF([.A68]&lt;&gt;&quot;&quot;;[.A68]*[.M68];&quot;&quot;)">
            <text:p/>
          </table:table-cell>
          <table:table-cell table:formula="of:=IF([.A68]&lt;&gt;&quot;&quot;;[.AA68];&quot;&quot;)">
            <text:p/>
          </table:table-cell>
          <table:table-cell table:formula="of:=IF(AND([.$A68]&lt;&gt;&quot;&quot;;[.$A$101]=&quot;Y&quot;;[.D68]&lt;&gt;&quot;&quot;);[.D68];&quot;&quot;)">
            <text:p/>
          </table:table-cell>
          <table:table-cell table:formula="of:=IF(AND([.$A68]&lt;&gt;&quot;&quot;;[.$A$102]=&quot;Y&quot;;[.F68]&lt;&gt;&quot;&quot;);[.F68];&quot;&quot;)">
            <text:p/>
          </table:table-cell>
          <table:table-cell table:formula="of:=IF(AND([.$A68]&lt;&gt;&quot;&quot;;[.$A$103]=&quot;Y&quot;;[.H68]&lt;&gt;&quot;&quot;);[.H68];&quot;&quot;)">
            <text:p/>
          </table:table-cell>
          <table:table-cell table:formula="of:=IF(AND([.$A68]&lt;&gt;&quot;&quot;;[.$A$104]=&quot;Y&quot;;[.J68]&lt;&gt;&quot;&quot;);[.J68];&quot;&quot;)">
            <text:p/>
          </table:table-cell>
          <table:table-cell table:formula="of:=IF(AND([.$A68]&lt;&gt;&quot;&quot;;[.$A$105]=&quot;Y&quot;;[.L68]&lt;&gt;&quot;&quot;);[.L68];&quot;&quot;)">
            <text:p/>
          </table:table-cell>
          <table:table-cell table:formula="of:=IF(AND([.$A68]&lt;&gt;&quot;&quot;;[.$M68]=[.Q68]);[.$A68]*[.Q68];&quot;&quot;)">
            <text:p/>
          </table:table-cell>
          <table:table-cell table:formula="of:=IF(AND([.$A68]&lt;&gt;&quot;&quot;;[.$M68]=[.R68]);[.$A68]*[.R68];&quot;&quot;)">
            <text:p/>
          </table:table-cell>
          <table:table-cell table:formula="of:=IF(AND([.$A68]&lt;&gt;&quot;&quot;;[.$M68]=[.S68]);[.$A68]*[.S68];&quot;&quot;)">
            <text:p/>
          </table:table-cell>
          <table:table-cell table:formula="of:=IF(AND([.$A68]&lt;&gt;&quot;&quot;;[.$M68]=[.T68]);[.$A68]*[.T68];&quot;&quot;)">
            <text:p/>
          </table:table-cell>
          <table:table-cell table:formula="of:=IF(AND([.$A68]&lt;&gt;&quot;&quot;;[.$M68]=[.U68]);[.$A68]*[.U68];&quot;&quot;)">
            <text:p/>
          </table:table-cell>
          <table:table-cell table:formula="of:=IF([.O68]&lt;&gt;&quot;&quot;;[.O68];0)+[.AA67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69]&lt;&gt;&quot;&quot;;MIN([.Q69:.U69]);&quot;&quot;)">
            <text:p/>
          </table:table-cell>
          <table:table-cell/>
          <table:table-cell table:formula="of:=IF([.A69]&lt;&gt;&quot;&quot;;[.A69]*[.M69];&quot;&quot;)">
            <text:p/>
          </table:table-cell>
          <table:table-cell table:formula="of:=IF([.A69]&lt;&gt;&quot;&quot;;[.AA69];&quot;&quot;)">
            <text:p/>
          </table:table-cell>
          <table:table-cell table:formula="of:=IF(AND([.$A69]&lt;&gt;&quot;&quot;;[.$A$101]=&quot;Y&quot;;[.D69]&lt;&gt;&quot;&quot;);[.D69];&quot;&quot;)">
            <text:p/>
          </table:table-cell>
          <table:table-cell table:formula="of:=IF(AND([.$A69]&lt;&gt;&quot;&quot;;[.$A$102]=&quot;Y&quot;;[.F69]&lt;&gt;&quot;&quot;);[.F69];&quot;&quot;)">
            <text:p/>
          </table:table-cell>
          <table:table-cell table:formula="of:=IF(AND([.$A69]&lt;&gt;&quot;&quot;;[.$A$103]=&quot;Y&quot;;[.H69]&lt;&gt;&quot;&quot;);[.H69];&quot;&quot;)">
            <text:p/>
          </table:table-cell>
          <table:table-cell table:formula="of:=IF(AND([.$A69]&lt;&gt;&quot;&quot;;[.$A$104]=&quot;Y&quot;;[.J69]&lt;&gt;&quot;&quot;);[.J69];&quot;&quot;)">
            <text:p/>
          </table:table-cell>
          <table:table-cell table:formula="of:=IF(AND([.$A69]&lt;&gt;&quot;&quot;;[.$A$105]=&quot;Y&quot;;[.L69]&lt;&gt;&quot;&quot;);[.L69];&quot;&quot;)">
            <text:p/>
          </table:table-cell>
          <table:table-cell table:formula="of:=IF(AND([.$A69]&lt;&gt;&quot;&quot;;[.$M69]=[.Q69]);[.$A69]*[.Q69];&quot;&quot;)">
            <text:p/>
          </table:table-cell>
          <table:table-cell table:formula="of:=IF(AND([.$A69]&lt;&gt;&quot;&quot;;[.$M69]=[.R69]);[.$A69]*[.R69];&quot;&quot;)">
            <text:p/>
          </table:table-cell>
          <table:table-cell table:formula="of:=IF(AND([.$A69]&lt;&gt;&quot;&quot;;[.$M69]=[.S69]);[.$A69]*[.S69];&quot;&quot;)">
            <text:p/>
          </table:table-cell>
          <table:table-cell table:formula="of:=IF(AND([.$A69]&lt;&gt;&quot;&quot;;[.$M69]=[.T69]);[.$A69]*[.T69];&quot;&quot;)">
            <text:p/>
          </table:table-cell>
          <table:table-cell table:formula="of:=IF(AND([.$A69]&lt;&gt;&quot;&quot;;[.$M69]=[.U69]);[.$A69]*[.U69];&quot;&quot;)">
            <text:p/>
          </table:table-cell>
          <table:table-cell table:formula="of:=IF([.O69]&lt;&gt;&quot;&quot;;[.O69];0)+[.AA68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70]&lt;&gt;&quot;&quot;;MIN([.Q70:.U70]);&quot;&quot;)">
            <text:p/>
          </table:table-cell>
          <table:table-cell/>
          <table:table-cell table:formula="of:=IF([.A70]&lt;&gt;&quot;&quot;;[.A70]*[.M70];&quot;&quot;)">
            <text:p/>
          </table:table-cell>
          <table:table-cell table:formula="of:=IF([.A70]&lt;&gt;&quot;&quot;;[.AA70];&quot;&quot;)">
            <text:p/>
          </table:table-cell>
          <table:table-cell table:formula="of:=IF(AND([.$A70]&lt;&gt;&quot;&quot;;[.$A$101]=&quot;Y&quot;;[.D70]&lt;&gt;&quot;&quot;);[.D70];&quot;&quot;)">
            <text:p/>
          </table:table-cell>
          <table:table-cell table:formula="of:=IF(AND([.$A70]&lt;&gt;&quot;&quot;;[.$A$102]=&quot;Y&quot;;[.F70]&lt;&gt;&quot;&quot;);[.F70];&quot;&quot;)">
            <text:p/>
          </table:table-cell>
          <table:table-cell table:formula="of:=IF(AND([.$A70]&lt;&gt;&quot;&quot;;[.$A$103]=&quot;Y&quot;;[.H70]&lt;&gt;&quot;&quot;);[.H70];&quot;&quot;)">
            <text:p/>
          </table:table-cell>
          <table:table-cell table:formula="of:=IF(AND([.$A70]&lt;&gt;&quot;&quot;;[.$A$104]=&quot;Y&quot;;[.J70]&lt;&gt;&quot;&quot;);[.J70];&quot;&quot;)">
            <text:p/>
          </table:table-cell>
          <table:table-cell table:formula="of:=IF(AND([.$A70]&lt;&gt;&quot;&quot;;[.$A$105]=&quot;Y&quot;;[.L70]&lt;&gt;&quot;&quot;);[.L70];&quot;&quot;)">
            <text:p/>
          </table:table-cell>
          <table:table-cell table:formula="of:=IF(AND([.$A70]&lt;&gt;&quot;&quot;;[.$M70]=[.Q70]);[.$A70]*[.Q70];&quot;&quot;)">
            <text:p/>
          </table:table-cell>
          <table:table-cell table:formula="of:=IF(AND([.$A70]&lt;&gt;&quot;&quot;;[.$M70]=[.R70]);[.$A70]*[.R70];&quot;&quot;)">
            <text:p/>
          </table:table-cell>
          <table:table-cell table:formula="of:=IF(AND([.$A70]&lt;&gt;&quot;&quot;;[.$M70]=[.S70]);[.$A70]*[.S70];&quot;&quot;)">
            <text:p/>
          </table:table-cell>
          <table:table-cell table:formula="of:=IF(AND([.$A70]&lt;&gt;&quot;&quot;;[.$M70]=[.T70]);[.$A70]*[.T70];&quot;&quot;)">
            <text:p/>
          </table:table-cell>
          <table:table-cell table:formula="of:=IF(AND([.$A70]&lt;&gt;&quot;&quot;;[.$M70]=[.U70]);[.$A70]*[.U70];&quot;&quot;)">
            <text:p/>
          </table:table-cell>
          <table:table-cell table:formula="of:=IF([.O70]&lt;&gt;&quot;&quot;;[.O70];0)+[.AA69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71]&lt;&gt;&quot;&quot;;MIN([.Q71:.U71]);&quot;&quot;)">
            <text:p/>
          </table:table-cell>
          <table:table-cell/>
          <table:table-cell table:formula="of:=IF([.A71]&lt;&gt;&quot;&quot;;[.A71]*[.M71];&quot;&quot;)">
            <text:p/>
          </table:table-cell>
          <table:table-cell table:formula="of:=IF([.A71]&lt;&gt;&quot;&quot;;[.AA71];&quot;&quot;)">
            <text:p/>
          </table:table-cell>
          <table:table-cell table:formula="of:=IF(AND([.$A71]&lt;&gt;&quot;&quot;;[.$A$101]=&quot;Y&quot;;[.D71]&lt;&gt;&quot;&quot;);[.D71];&quot;&quot;)">
            <text:p/>
          </table:table-cell>
          <table:table-cell table:formula="of:=IF(AND([.$A71]&lt;&gt;&quot;&quot;;[.$A$102]=&quot;Y&quot;;[.F71]&lt;&gt;&quot;&quot;);[.F71];&quot;&quot;)">
            <text:p/>
          </table:table-cell>
          <table:table-cell table:formula="of:=IF(AND([.$A71]&lt;&gt;&quot;&quot;;[.$A$103]=&quot;Y&quot;;[.H71]&lt;&gt;&quot;&quot;);[.H71];&quot;&quot;)">
            <text:p/>
          </table:table-cell>
          <table:table-cell table:formula="of:=IF(AND([.$A71]&lt;&gt;&quot;&quot;;[.$A$104]=&quot;Y&quot;;[.J71]&lt;&gt;&quot;&quot;);[.J71];&quot;&quot;)">
            <text:p/>
          </table:table-cell>
          <table:table-cell table:formula="of:=IF(AND([.$A71]&lt;&gt;&quot;&quot;;[.$A$105]=&quot;Y&quot;;[.L71]&lt;&gt;&quot;&quot;);[.L71];&quot;&quot;)">
            <text:p/>
          </table:table-cell>
          <table:table-cell table:formula="of:=IF(AND([.$A71]&lt;&gt;&quot;&quot;;[.$M71]=[.Q71]);[.$A71]*[.Q71];&quot;&quot;)">
            <text:p/>
          </table:table-cell>
          <table:table-cell table:formula="of:=IF(AND([.$A71]&lt;&gt;&quot;&quot;;[.$M71]=[.R71]);[.$A71]*[.R71];&quot;&quot;)">
            <text:p/>
          </table:table-cell>
          <table:table-cell table:formula="of:=IF(AND([.$A71]&lt;&gt;&quot;&quot;;[.$M71]=[.S71]);[.$A71]*[.S71];&quot;&quot;)">
            <text:p/>
          </table:table-cell>
          <table:table-cell table:formula="of:=IF(AND([.$A71]&lt;&gt;&quot;&quot;;[.$M71]=[.T71]);[.$A71]*[.T71];&quot;&quot;)">
            <text:p/>
          </table:table-cell>
          <table:table-cell table:formula="of:=IF(AND([.$A71]&lt;&gt;&quot;&quot;;[.$M71]=[.U71]);[.$A71]*[.U71];&quot;&quot;)">
            <text:p/>
          </table:table-cell>
          <table:table-cell table:formula="of:=IF([.O71]&lt;&gt;&quot;&quot;;[.O71];0)+[.AA70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72]&lt;&gt;&quot;&quot;;MIN([.Q72:.U72]);&quot;&quot;)">
            <text:p/>
          </table:table-cell>
          <table:table-cell/>
          <table:table-cell table:formula="of:=IF([.A72]&lt;&gt;&quot;&quot;;[.A72]*[.M72];&quot;&quot;)">
            <text:p/>
          </table:table-cell>
          <table:table-cell table:formula="of:=IF([.A72]&lt;&gt;&quot;&quot;;[.AA72];&quot;&quot;)">
            <text:p/>
          </table:table-cell>
          <table:table-cell table:formula="of:=IF(AND([.$A72]&lt;&gt;&quot;&quot;;[.$A$101]=&quot;Y&quot;;[.D72]&lt;&gt;&quot;&quot;);[.D72];&quot;&quot;)">
            <text:p/>
          </table:table-cell>
          <table:table-cell table:formula="of:=IF(AND([.$A72]&lt;&gt;&quot;&quot;;[.$A$102]=&quot;Y&quot;;[.F72]&lt;&gt;&quot;&quot;);[.F72];&quot;&quot;)">
            <text:p/>
          </table:table-cell>
          <table:table-cell table:formula="of:=IF(AND([.$A72]&lt;&gt;&quot;&quot;;[.$A$103]=&quot;Y&quot;;[.H72]&lt;&gt;&quot;&quot;);[.H72];&quot;&quot;)">
            <text:p/>
          </table:table-cell>
          <table:table-cell table:formula="of:=IF(AND([.$A72]&lt;&gt;&quot;&quot;;[.$A$104]=&quot;Y&quot;;[.J72]&lt;&gt;&quot;&quot;);[.J72];&quot;&quot;)">
            <text:p/>
          </table:table-cell>
          <table:table-cell table:formula="of:=IF(AND([.$A72]&lt;&gt;&quot;&quot;;[.$A$105]=&quot;Y&quot;;[.L72]&lt;&gt;&quot;&quot;);[.L72];&quot;&quot;)">
            <text:p/>
          </table:table-cell>
          <table:table-cell table:formula="of:=IF(AND([.$A72]&lt;&gt;&quot;&quot;;[.$M72]=[.Q72]);[.$A72]*[.Q72];&quot;&quot;)">
            <text:p/>
          </table:table-cell>
          <table:table-cell table:formula="of:=IF(AND([.$A72]&lt;&gt;&quot;&quot;;[.$M72]=[.R72]);[.$A72]*[.R72];&quot;&quot;)">
            <text:p/>
          </table:table-cell>
          <table:table-cell table:formula="of:=IF(AND([.$A72]&lt;&gt;&quot;&quot;;[.$M72]=[.S72]);[.$A72]*[.S72];&quot;&quot;)">
            <text:p/>
          </table:table-cell>
          <table:table-cell table:formula="of:=IF(AND([.$A72]&lt;&gt;&quot;&quot;;[.$M72]=[.T72]);[.$A72]*[.T72];&quot;&quot;)">
            <text:p/>
          </table:table-cell>
          <table:table-cell table:formula="of:=IF(AND([.$A72]&lt;&gt;&quot;&quot;;[.$M72]=[.U72]);[.$A72]*[.U72];&quot;&quot;)">
            <text:p/>
          </table:table-cell>
          <table:table-cell table:formula="of:=IF([.O72]&lt;&gt;&quot;&quot;;[.O72];0)+[.AA71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73]&lt;&gt;&quot;&quot;;MIN([.Q73:.U73]);&quot;&quot;)">
            <text:p/>
          </table:table-cell>
          <table:table-cell/>
          <table:table-cell table:formula="of:=IF([.A73]&lt;&gt;&quot;&quot;;[.A73]*[.M73];&quot;&quot;)">
            <text:p/>
          </table:table-cell>
          <table:table-cell table:formula="of:=IF([.A73]&lt;&gt;&quot;&quot;;[.AA73];&quot;&quot;)">
            <text:p/>
          </table:table-cell>
          <table:table-cell table:formula="of:=IF(AND([.$A73]&lt;&gt;&quot;&quot;;[.$A$101]=&quot;Y&quot;;[.D73]&lt;&gt;&quot;&quot;);[.D73];&quot;&quot;)">
            <text:p/>
          </table:table-cell>
          <table:table-cell table:formula="of:=IF(AND([.$A73]&lt;&gt;&quot;&quot;;[.$A$102]=&quot;Y&quot;;[.F73]&lt;&gt;&quot;&quot;);[.F73];&quot;&quot;)">
            <text:p/>
          </table:table-cell>
          <table:table-cell table:formula="of:=IF(AND([.$A73]&lt;&gt;&quot;&quot;;[.$A$103]=&quot;Y&quot;;[.H73]&lt;&gt;&quot;&quot;);[.H73];&quot;&quot;)">
            <text:p/>
          </table:table-cell>
          <table:table-cell table:formula="of:=IF(AND([.$A73]&lt;&gt;&quot;&quot;;[.$A$104]=&quot;Y&quot;;[.J73]&lt;&gt;&quot;&quot;);[.J73];&quot;&quot;)">
            <text:p/>
          </table:table-cell>
          <table:table-cell table:formula="of:=IF(AND([.$A73]&lt;&gt;&quot;&quot;;[.$A$105]=&quot;Y&quot;;[.L73]&lt;&gt;&quot;&quot;);[.L73];&quot;&quot;)">
            <text:p/>
          </table:table-cell>
          <table:table-cell table:formula="of:=IF(AND([.$A73]&lt;&gt;&quot;&quot;;[.$M73]=[.Q73]);[.$A73]*[.Q73];&quot;&quot;)">
            <text:p/>
          </table:table-cell>
          <table:table-cell table:formula="of:=IF(AND([.$A73]&lt;&gt;&quot;&quot;;[.$M73]=[.R73]);[.$A73]*[.R73];&quot;&quot;)">
            <text:p/>
          </table:table-cell>
          <table:table-cell table:formula="of:=IF(AND([.$A73]&lt;&gt;&quot;&quot;;[.$M73]=[.S73]);[.$A73]*[.S73];&quot;&quot;)">
            <text:p/>
          </table:table-cell>
          <table:table-cell table:formula="of:=IF(AND([.$A73]&lt;&gt;&quot;&quot;;[.$M73]=[.T73]);[.$A73]*[.T73];&quot;&quot;)">
            <text:p/>
          </table:table-cell>
          <table:table-cell table:formula="of:=IF(AND([.$A73]&lt;&gt;&quot;&quot;;[.$M73]=[.U73]);[.$A73]*[.U73];&quot;&quot;)">
            <text:p/>
          </table:table-cell>
          <table:table-cell table:formula="of:=IF([.O73]&lt;&gt;&quot;&quot;;[.O73];0)+[.AA72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74]&lt;&gt;&quot;&quot;;MIN([.Q74:.U74]);&quot;&quot;)">
            <text:p/>
          </table:table-cell>
          <table:table-cell/>
          <table:table-cell table:formula="of:=IF([.A74]&lt;&gt;&quot;&quot;;[.A74]*[.M74];&quot;&quot;)">
            <text:p/>
          </table:table-cell>
          <table:table-cell table:formula="of:=IF([.A74]&lt;&gt;&quot;&quot;;[.AA74];&quot;&quot;)">
            <text:p/>
          </table:table-cell>
          <table:table-cell table:formula="of:=IF(AND([.$A74]&lt;&gt;&quot;&quot;;[.$A$101]=&quot;Y&quot;;[.D74]&lt;&gt;&quot;&quot;);[.D74];&quot;&quot;)">
            <text:p/>
          </table:table-cell>
          <table:table-cell table:formula="of:=IF(AND([.$A74]&lt;&gt;&quot;&quot;;[.$A$102]=&quot;Y&quot;;[.F74]&lt;&gt;&quot;&quot;);[.F74];&quot;&quot;)">
            <text:p/>
          </table:table-cell>
          <table:table-cell table:formula="of:=IF(AND([.$A74]&lt;&gt;&quot;&quot;;[.$A$103]=&quot;Y&quot;;[.H74]&lt;&gt;&quot;&quot;);[.H74];&quot;&quot;)">
            <text:p/>
          </table:table-cell>
          <table:table-cell table:formula="of:=IF(AND([.$A74]&lt;&gt;&quot;&quot;;[.$A$104]=&quot;Y&quot;;[.J74]&lt;&gt;&quot;&quot;);[.J74];&quot;&quot;)">
            <text:p/>
          </table:table-cell>
          <table:table-cell table:formula="of:=IF(AND([.$A74]&lt;&gt;&quot;&quot;;[.$A$105]=&quot;Y&quot;;[.L74]&lt;&gt;&quot;&quot;);[.L74];&quot;&quot;)">
            <text:p/>
          </table:table-cell>
          <table:table-cell table:formula="of:=IF(AND([.$A74]&lt;&gt;&quot;&quot;;[.$M74]=[.Q74]);[.$A74]*[.Q74];&quot;&quot;)">
            <text:p/>
          </table:table-cell>
          <table:table-cell table:formula="of:=IF(AND([.$A74]&lt;&gt;&quot;&quot;;[.$M74]=[.R74]);[.$A74]*[.R74];&quot;&quot;)">
            <text:p/>
          </table:table-cell>
          <table:table-cell table:formula="of:=IF(AND([.$A74]&lt;&gt;&quot;&quot;;[.$M74]=[.S74]);[.$A74]*[.S74];&quot;&quot;)">
            <text:p/>
          </table:table-cell>
          <table:table-cell table:formula="of:=IF(AND([.$A74]&lt;&gt;&quot;&quot;;[.$M74]=[.T74]);[.$A74]*[.T74];&quot;&quot;)">
            <text:p/>
          </table:table-cell>
          <table:table-cell table:formula="of:=IF(AND([.$A74]&lt;&gt;&quot;&quot;;[.$M74]=[.U74]);[.$A74]*[.U74];&quot;&quot;)">
            <text:p/>
          </table:table-cell>
          <table:table-cell table:formula="of:=IF([.O74]&lt;&gt;&quot;&quot;;[.O74];0)+[.AA73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75]&lt;&gt;&quot;&quot;;MIN([.Q75:.U75]);&quot;&quot;)">
            <text:p/>
          </table:table-cell>
          <table:table-cell/>
          <table:table-cell table:formula="of:=IF([.A75]&lt;&gt;&quot;&quot;;[.A75]*[.M75];&quot;&quot;)">
            <text:p/>
          </table:table-cell>
          <table:table-cell table:formula="of:=IF([.A75]&lt;&gt;&quot;&quot;;[.AA75];&quot;&quot;)">
            <text:p/>
          </table:table-cell>
          <table:table-cell table:formula="of:=IF(AND([.$A75]&lt;&gt;&quot;&quot;;[.$A$101]=&quot;Y&quot;;[.D75]&lt;&gt;&quot;&quot;);[.D75];&quot;&quot;)">
            <text:p/>
          </table:table-cell>
          <table:table-cell table:formula="of:=IF(AND([.$A75]&lt;&gt;&quot;&quot;;[.$A$102]=&quot;Y&quot;;[.F75]&lt;&gt;&quot;&quot;);[.F75];&quot;&quot;)">
            <text:p/>
          </table:table-cell>
          <table:table-cell table:formula="of:=IF(AND([.$A75]&lt;&gt;&quot;&quot;;[.$A$103]=&quot;Y&quot;;[.H75]&lt;&gt;&quot;&quot;);[.H75];&quot;&quot;)">
            <text:p/>
          </table:table-cell>
          <table:table-cell table:formula="of:=IF(AND([.$A75]&lt;&gt;&quot;&quot;;[.$A$104]=&quot;Y&quot;;[.J75]&lt;&gt;&quot;&quot;);[.J75];&quot;&quot;)">
            <text:p/>
          </table:table-cell>
          <table:table-cell table:formula="of:=IF(AND([.$A75]&lt;&gt;&quot;&quot;;[.$A$105]=&quot;Y&quot;;[.L75]&lt;&gt;&quot;&quot;);[.L75];&quot;&quot;)">
            <text:p/>
          </table:table-cell>
          <table:table-cell table:formula="of:=IF(AND([.$A75]&lt;&gt;&quot;&quot;;[.$M75]=[.Q75]);[.$A75]*[.Q75];&quot;&quot;)">
            <text:p/>
          </table:table-cell>
          <table:table-cell table:formula="of:=IF(AND([.$A75]&lt;&gt;&quot;&quot;;[.$M75]=[.R75]);[.$A75]*[.R75];&quot;&quot;)">
            <text:p/>
          </table:table-cell>
          <table:table-cell table:formula="of:=IF(AND([.$A75]&lt;&gt;&quot;&quot;;[.$M75]=[.S75]);[.$A75]*[.S75];&quot;&quot;)">
            <text:p/>
          </table:table-cell>
          <table:table-cell table:formula="of:=IF(AND([.$A75]&lt;&gt;&quot;&quot;;[.$M75]=[.T75]);[.$A75]*[.T75];&quot;&quot;)">
            <text:p/>
          </table:table-cell>
          <table:table-cell table:formula="of:=IF(AND([.$A75]&lt;&gt;&quot;&quot;;[.$M75]=[.U75]);[.$A75]*[.U75];&quot;&quot;)">
            <text:p/>
          </table:table-cell>
          <table:table-cell table:formula="of:=IF([.O75]&lt;&gt;&quot;&quot;;[.O75];0)+[.AA74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76]&lt;&gt;&quot;&quot;;MIN([.Q76:.U76]);&quot;&quot;)">
            <text:p/>
          </table:table-cell>
          <table:table-cell/>
          <table:table-cell table:formula="of:=IF([.A76]&lt;&gt;&quot;&quot;;[.A76]*[.M76];&quot;&quot;)">
            <text:p/>
          </table:table-cell>
          <table:table-cell table:formula="of:=IF([.A76]&lt;&gt;&quot;&quot;;[.AA76];&quot;&quot;)">
            <text:p/>
          </table:table-cell>
          <table:table-cell table:formula="of:=IF(AND([.$A76]&lt;&gt;&quot;&quot;;[.$A$101]=&quot;Y&quot;;[.D76]&lt;&gt;&quot;&quot;);[.D76];&quot;&quot;)">
            <text:p/>
          </table:table-cell>
          <table:table-cell table:formula="of:=IF(AND([.$A76]&lt;&gt;&quot;&quot;;[.$A$102]=&quot;Y&quot;;[.F76]&lt;&gt;&quot;&quot;);[.F76];&quot;&quot;)">
            <text:p/>
          </table:table-cell>
          <table:table-cell table:formula="of:=IF(AND([.$A76]&lt;&gt;&quot;&quot;;[.$A$103]=&quot;Y&quot;;[.H76]&lt;&gt;&quot;&quot;);[.H76];&quot;&quot;)">
            <text:p/>
          </table:table-cell>
          <table:table-cell table:formula="of:=IF(AND([.$A76]&lt;&gt;&quot;&quot;;[.$A$104]=&quot;Y&quot;;[.J76]&lt;&gt;&quot;&quot;);[.J76];&quot;&quot;)">
            <text:p/>
          </table:table-cell>
          <table:table-cell table:formula="of:=IF(AND([.$A76]&lt;&gt;&quot;&quot;;[.$A$105]=&quot;Y&quot;;[.L76]&lt;&gt;&quot;&quot;);[.L76];&quot;&quot;)">
            <text:p/>
          </table:table-cell>
          <table:table-cell table:formula="of:=IF(AND([.$A76]&lt;&gt;&quot;&quot;;[.$M76]=[.Q76]);[.$A76]*[.Q76];&quot;&quot;)">
            <text:p/>
          </table:table-cell>
          <table:table-cell table:formula="of:=IF(AND([.$A76]&lt;&gt;&quot;&quot;;[.$M76]=[.R76]);[.$A76]*[.R76];&quot;&quot;)">
            <text:p/>
          </table:table-cell>
          <table:table-cell table:formula="of:=IF(AND([.$A76]&lt;&gt;&quot;&quot;;[.$M76]=[.S76]);[.$A76]*[.S76];&quot;&quot;)">
            <text:p/>
          </table:table-cell>
          <table:table-cell table:formula="of:=IF(AND([.$A76]&lt;&gt;&quot;&quot;;[.$M76]=[.T76]);[.$A76]*[.T76];&quot;&quot;)">
            <text:p/>
          </table:table-cell>
          <table:table-cell table:formula="of:=IF(AND([.$A76]&lt;&gt;&quot;&quot;;[.$M76]=[.U76]);[.$A76]*[.U76];&quot;&quot;)">
            <text:p/>
          </table:table-cell>
          <table:table-cell table:formula="of:=IF([.O76]&lt;&gt;&quot;&quot;;[.O76];0)+[.AA75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77]&lt;&gt;&quot;&quot;;MIN([.Q77:.U77]);&quot;&quot;)">
            <text:p/>
          </table:table-cell>
          <table:table-cell/>
          <table:table-cell table:formula="of:=IF([.A77]&lt;&gt;&quot;&quot;;[.A77]*[.M77];&quot;&quot;)">
            <text:p/>
          </table:table-cell>
          <table:table-cell table:formula="of:=IF([.A77]&lt;&gt;&quot;&quot;;[.AA77];&quot;&quot;)">
            <text:p/>
          </table:table-cell>
          <table:table-cell table:formula="of:=IF(AND([.$A77]&lt;&gt;&quot;&quot;;[.$A$101]=&quot;Y&quot;;[.D77]&lt;&gt;&quot;&quot;);[.D77];&quot;&quot;)">
            <text:p/>
          </table:table-cell>
          <table:table-cell table:formula="of:=IF(AND([.$A77]&lt;&gt;&quot;&quot;;[.$A$102]=&quot;Y&quot;;[.F77]&lt;&gt;&quot;&quot;);[.F77];&quot;&quot;)">
            <text:p/>
          </table:table-cell>
          <table:table-cell table:formula="of:=IF(AND([.$A77]&lt;&gt;&quot;&quot;;[.$A$103]=&quot;Y&quot;;[.H77]&lt;&gt;&quot;&quot;);[.H77];&quot;&quot;)">
            <text:p/>
          </table:table-cell>
          <table:table-cell table:formula="of:=IF(AND([.$A77]&lt;&gt;&quot;&quot;;[.$A$104]=&quot;Y&quot;;[.J77]&lt;&gt;&quot;&quot;);[.J77];&quot;&quot;)">
            <text:p/>
          </table:table-cell>
          <table:table-cell table:formula="of:=IF(AND([.$A77]&lt;&gt;&quot;&quot;;[.$A$105]=&quot;Y&quot;;[.L77]&lt;&gt;&quot;&quot;);[.L77];&quot;&quot;)">
            <text:p/>
          </table:table-cell>
          <table:table-cell table:formula="of:=IF(AND([.$A77]&lt;&gt;&quot;&quot;;[.$M77]=[.Q77]);[.$A77]*[.Q77];&quot;&quot;)">
            <text:p/>
          </table:table-cell>
          <table:table-cell table:formula="of:=IF(AND([.$A77]&lt;&gt;&quot;&quot;;[.$M77]=[.R77]);[.$A77]*[.R77];&quot;&quot;)">
            <text:p/>
          </table:table-cell>
          <table:table-cell table:formula="of:=IF(AND([.$A77]&lt;&gt;&quot;&quot;;[.$M77]=[.S77]);[.$A77]*[.S77];&quot;&quot;)">
            <text:p/>
          </table:table-cell>
          <table:table-cell table:formula="of:=IF(AND([.$A77]&lt;&gt;&quot;&quot;;[.$M77]=[.T77]);[.$A77]*[.T77];&quot;&quot;)">
            <text:p/>
          </table:table-cell>
          <table:table-cell table:formula="of:=IF(AND([.$A77]&lt;&gt;&quot;&quot;;[.$M77]=[.U77]);[.$A77]*[.U77];&quot;&quot;)">
            <text:p/>
          </table:table-cell>
          <table:table-cell table:formula="of:=IF([.O77]&lt;&gt;&quot;&quot;;[.O77];0)+[.AA76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78]&lt;&gt;&quot;&quot;;MIN([.Q78:.U78]);&quot;&quot;)">
            <text:p/>
          </table:table-cell>
          <table:table-cell/>
          <table:table-cell table:formula="of:=IF([.A78]&lt;&gt;&quot;&quot;;[.A78]*[.M78];&quot;&quot;)">
            <text:p/>
          </table:table-cell>
          <table:table-cell table:formula="of:=IF([.A78]&lt;&gt;&quot;&quot;;[.AA78];&quot;&quot;)">
            <text:p/>
          </table:table-cell>
          <table:table-cell table:formula="of:=IF(AND([.$A78]&lt;&gt;&quot;&quot;;[.$A$101]=&quot;Y&quot;;[.D78]&lt;&gt;&quot;&quot;);[.D78];&quot;&quot;)">
            <text:p/>
          </table:table-cell>
          <table:table-cell table:formula="of:=IF(AND([.$A78]&lt;&gt;&quot;&quot;;[.$A$102]=&quot;Y&quot;;[.F78]&lt;&gt;&quot;&quot;);[.F78];&quot;&quot;)">
            <text:p/>
          </table:table-cell>
          <table:table-cell table:formula="of:=IF(AND([.$A78]&lt;&gt;&quot;&quot;;[.$A$103]=&quot;Y&quot;;[.H78]&lt;&gt;&quot;&quot;);[.H78];&quot;&quot;)">
            <text:p/>
          </table:table-cell>
          <table:table-cell table:formula="of:=IF(AND([.$A78]&lt;&gt;&quot;&quot;;[.$A$104]=&quot;Y&quot;;[.J78]&lt;&gt;&quot;&quot;);[.J78];&quot;&quot;)">
            <text:p/>
          </table:table-cell>
          <table:table-cell table:formula="of:=IF(AND([.$A78]&lt;&gt;&quot;&quot;;[.$A$105]=&quot;Y&quot;;[.L78]&lt;&gt;&quot;&quot;);[.L78];&quot;&quot;)">
            <text:p/>
          </table:table-cell>
          <table:table-cell table:formula="of:=IF(AND([.$A78]&lt;&gt;&quot;&quot;;[.$M78]=[.Q78]);[.$A78]*[.Q78];&quot;&quot;)">
            <text:p/>
          </table:table-cell>
          <table:table-cell table:formula="of:=IF(AND([.$A78]&lt;&gt;&quot;&quot;;[.$M78]=[.R78]);[.$A78]*[.R78];&quot;&quot;)">
            <text:p/>
          </table:table-cell>
          <table:table-cell table:formula="of:=IF(AND([.$A78]&lt;&gt;&quot;&quot;;[.$M78]=[.S78]);[.$A78]*[.S78];&quot;&quot;)">
            <text:p/>
          </table:table-cell>
          <table:table-cell table:formula="of:=IF(AND([.$A78]&lt;&gt;&quot;&quot;;[.$M78]=[.T78]);[.$A78]*[.T78];&quot;&quot;)">
            <text:p/>
          </table:table-cell>
          <table:table-cell table:formula="of:=IF(AND([.$A78]&lt;&gt;&quot;&quot;;[.$M78]=[.U78]);[.$A78]*[.U78];&quot;&quot;)">
            <text:p/>
          </table:table-cell>
          <table:table-cell table:formula="of:=IF([.O78]&lt;&gt;&quot;&quot;;[.O78];0)+[.AA77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79]&lt;&gt;&quot;&quot;;MIN([.Q79:.U79]);&quot;&quot;)">
            <text:p/>
          </table:table-cell>
          <table:table-cell/>
          <table:table-cell table:formula="of:=IF([.A79]&lt;&gt;&quot;&quot;;[.A79]*[.M79];&quot;&quot;)">
            <text:p/>
          </table:table-cell>
          <table:table-cell table:formula="of:=IF([.A79]&lt;&gt;&quot;&quot;;[.AA79];&quot;&quot;)">
            <text:p/>
          </table:table-cell>
          <table:table-cell table:formula="of:=IF(AND([.$A79]&lt;&gt;&quot;&quot;;[.$A$101]=&quot;Y&quot;;[.D79]&lt;&gt;&quot;&quot;);[.D79];&quot;&quot;)">
            <text:p/>
          </table:table-cell>
          <table:table-cell table:formula="of:=IF(AND([.$A79]&lt;&gt;&quot;&quot;;[.$A$102]=&quot;Y&quot;;[.F79]&lt;&gt;&quot;&quot;);[.F79];&quot;&quot;)">
            <text:p/>
          </table:table-cell>
          <table:table-cell table:formula="of:=IF(AND([.$A79]&lt;&gt;&quot;&quot;;[.$A$103]=&quot;Y&quot;;[.H79]&lt;&gt;&quot;&quot;);[.H79];&quot;&quot;)">
            <text:p/>
          </table:table-cell>
          <table:table-cell table:formula="of:=IF(AND([.$A79]&lt;&gt;&quot;&quot;;[.$A$104]=&quot;Y&quot;;[.J79]&lt;&gt;&quot;&quot;);[.J79];&quot;&quot;)">
            <text:p/>
          </table:table-cell>
          <table:table-cell table:formula="of:=IF(AND([.$A79]&lt;&gt;&quot;&quot;;[.$A$105]=&quot;Y&quot;;[.L79]&lt;&gt;&quot;&quot;);[.L79];&quot;&quot;)">
            <text:p/>
          </table:table-cell>
          <table:table-cell table:formula="of:=IF(AND([.$A79]&lt;&gt;&quot;&quot;;[.$M79]=[.Q79]);[.$A79]*[.Q79];&quot;&quot;)">
            <text:p/>
          </table:table-cell>
          <table:table-cell table:formula="of:=IF(AND([.$A79]&lt;&gt;&quot;&quot;;[.$M79]=[.R79]);[.$A79]*[.R79];&quot;&quot;)">
            <text:p/>
          </table:table-cell>
          <table:table-cell table:formula="of:=IF(AND([.$A79]&lt;&gt;&quot;&quot;;[.$M79]=[.S79]);[.$A79]*[.S79];&quot;&quot;)">
            <text:p/>
          </table:table-cell>
          <table:table-cell table:formula="of:=IF(AND([.$A79]&lt;&gt;&quot;&quot;;[.$M79]=[.T79]);[.$A79]*[.T79];&quot;&quot;)">
            <text:p/>
          </table:table-cell>
          <table:table-cell table:formula="of:=IF(AND([.$A79]&lt;&gt;&quot;&quot;;[.$M79]=[.U79]);[.$A79]*[.U79];&quot;&quot;)">
            <text:p/>
          </table:table-cell>
          <table:table-cell table:formula="of:=IF([.O79]&lt;&gt;&quot;&quot;;[.O79];0)+[.AA78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80]&lt;&gt;&quot;&quot;;MIN([.Q80:.U80]);&quot;&quot;)">
            <text:p/>
          </table:table-cell>
          <table:table-cell/>
          <table:table-cell table:formula="of:=IF([.A80]&lt;&gt;&quot;&quot;;[.A80]*[.M80];&quot;&quot;)">
            <text:p/>
          </table:table-cell>
          <table:table-cell table:formula="of:=IF([.A80]&lt;&gt;&quot;&quot;;[.AA80];&quot;&quot;)">
            <text:p/>
          </table:table-cell>
          <table:table-cell table:formula="of:=IF(AND([.$A80]&lt;&gt;&quot;&quot;;[.$A$101]=&quot;Y&quot;;[.D80]&lt;&gt;&quot;&quot;);[.D80];&quot;&quot;)">
            <text:p/>
          </table:table-cell>
          <table:table-cell table:formula="of:=IF(AND([.$A80]&lt;&gt;&quot;&quot;;[.$A$102]=&quot;Y&quot;;[.F80]&lt;&gt;&quot;&quot;);[.F80];&quot;&quot;)">
            <text:p/>
          </table:table-cell>
          <table:table-cell table:formula="of:=IF(AND([.$A80]&lt;&gt;&quot;&quot;;[.$A$103]=&quot;Y&quot;;[.H80]&lt;&gt;&quot;&quot;);[.H80];&quot;&quot;)">
            <text:p/>
          </table:table-cell>
          <table:table-cell table:formula="of:=IF(AND([.$A80]&lt;&gt;&quot;&quot;;[.$A$104]=&quot;Y&quot;;[.J80]&lt;&gt;&quot;&quot;);[.J80];&quot;&quot;)">
            <text:p/>
          </table:table-cell>
          <table:table-cell table:formula="of:=IF(AND([.$A80]&lt;&gt;&quot;&quot;;[.$A$105]=&quot;Y&quot;;[.L80]&lt;&gt;&quot;&quot;);[.L80];&quot;&quot;)">
            <text:p/>
          </table:table-cell>
          <table:table-cell table:formula="of:=IF(AND([.$A80]&lt;&gt;&quot;&quot;;[.$M80]=[.Q80]);[.$A80]*[.Q80];&quot;&quot;)">
            <text:p/>
          </table:table-cell>
          <table:table-cell table:formula="of:=IF(AND([.$A80]&lt;&gt;&quot;&quot;;[.$M80]=[.R80]);[.$A80]*[.R80];&quot;&quot;)">
            <text:p/>
          </table:table-cell>
          <table:table-cell table:formula="of:=IF(AND([.$A80]&lt;&gt;&quot;&quot;;[.$M80]=[.S80]);[.$A80]*[.S80];&quot;&quot;)">
            <text:p/>
          </table:table-cell>
          <table:table-cell table:formula="of:=IF(AND([.$A80]&lt;&gt;&quot;&quot;;[.$M80]=[.T80]);[.$A80]*[.T80];&quot;&quot;)">
            <text:p/>
          </table:table-cell>
          <table:table-cell table:formula="of:=IF(AND([.$A80]&lt;&gt;&quot;&quot;;[.$M80]=[.U80]);[.$A80]*[.U80];&quot;&quot;)">
            <text:p/>
          </table:table-cell>
          <table:table-cell table:formula="of:=IF([.O80]&lt;&gt;&quot;&quot;;[.O80];0)+[.AA79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81]&lt;&gt;&quot;&quot;;MIN([.Q81:.U81]);&quot;&quot;)">
            <text:p/>
          </table:table-cell>
          <table:table-cell/>
          <table:table-cell table:formula="of:=IF([.A81]&lt;&gt;&quot;&quot;;[.A81]*[.M81];&quot;&quot;)">
            <text:p/>
          </table:table-cell>
          <table:table-cell table:formula="of:=IF([.A81]&lt;&gt;&quot;&quot;;[.AA81];&quot;&quot;)">
            <text:p/>
          </table:table-cell>
          <table:table-cell table:formula="of:=IF(AND([.$A81]&lt;&gt;&quot;&quot;;[.$A$101]=&quot;Y&quot;;[.D81]&lt;&gt;&quot;&quot;);[.D81];&quot;&quot;)">
            <text:p/>
          </table:table-cell>
          <table:table-cell table:formula="of:=IF(AND([.$A81]&lt;&gt;&quot;&quot;;[.$A$102]=&quot;Y&quot;;[.F81]&lt;&gt;&quot;&quot;);[.F81];&quot;&quot;)">
            <text:p/>
          </table:table-cell>
          <table:table-cell table:formula="of:=IF(AND([.$A81]&lt;&gt;&quot;&quot;;[.$A$103]=&quot;Y&quot;;[.H81]&lt;&gt;&quot;&quot;);[.H81];&quot;&quot;)">
            <text:p/>
          </table:table-cell>
          <table:table-cell table:formula="of:=IF(AND([.$A81]&lt;&gt;&quot;&quot;;[.$A$104]=&quot;Y&quot;;[.J81]&lt;&gt;&quot;&quot;);[.J81];&quot;&quot;)">
            <text:p/>
          </table:table-cell>
          <table:table-cell table:formula="of:=IF(AND([.$A81]&lt;&gt;&quot;&quot;;[.$A$105]=&quot;Y&quot;;[.L81]&lt;&gt;&quot;&quot;);[.L81];&quot;&quot;)">
            <text:p/>
          </table:table-cell>
          <table:table-cell table:formula="of:=IF(AND([.$A81]&lt;&gt;&quot;&quot;;[.$M81]=[.Q81]);[.$A81]*[.Q81];&quot;&quot;)">
            <text:p/>
          </table:table-cell>
          <table:table-cell table:formula="of:=IF(AND([.$A81]&lt;&gt;&quot;&quot;;[.$M81]=[.R81]);[.$A81]*[.R81];&quot;&quot;)">
            <text:p/>
          </table:table-cell>
          <table:table-cell table:formula="of:=IF(AND([.$A81]&lt;&gt;&quot;&quot;;[.$M81]=[.S81]);[.$A81]*[.S81];&quot;&quot;)">
            <text:p/>
          </table:table-cell>
          <table:table-cell table:formula="of:=IF(AND([.$A81]&lt;&gt;&quot;&quot;;[.$M81]=[.T81]);[.$A81]*[.T81];&quot;&quot;)">
            <text:p/>
          </table:table-cell>
          <table:table-cell table:formula="of:=IF(AND([.$A81]&lt;&gt;&quot;&quot;;[.$M81]=[.U81]);[.$A81]*[.U81];&quot;&quot;)">
            <text:p/>
          </table:table-cell>
          <table:table-cell table:formula="of:=IF([.O81]&lt;&gt;&quot;&quot;;[.O81];0)+[.AA80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82]&lt;&gt;&quot;&quot;;MIN([.Q82:.U82]);&quot;&quot;)">
            <text:p/>
          </table:table-cell>
          <table:table-cell/>
          <table:table-cell table:formula="of:=IF([.A82]&lt;&gt;&quot;&quot;;[.A82]*[.M82];&quot;&quot;)">
            <text:p/>
          </table:table-cell>
          <table:table-cell table:formula="of:=IF([.A82]&lt;&gt;&quot;&quot;;[.AA82];&quot;&quot;)">
            <text:p/>
          </table:table-cell>
          <table:table-cell table:formula="of:=IF(AND([.$A82]&lt;&gt;&quot;&quot;;[.$A$101]=&quot;Y&quot;;[.D82]&lt;&gt;&quot;&quot;);[.D82];&quot;&quot;)">
            <text:p/>
          </table:table-cell>
          <table:table-cell table:formula="of:=IF(AND([.$A82]&lt;&gt;&quot;&quot;;[.$A$102]=&quot;Y&quot;;[.F82]&lt;&gt;&quot;&quot;);[.F82];&quot;&quot;)">
            <text:p/>
          </table:table-cell>
          <table:table-cell table:formula="of:=IF(AND([.$A82]&lt;&gt;&quot;&quot;;[.$A$103]=&quot;Y&quot;;[.H82]&lt;&gt;&quot;&quot;);[.H82];&quot;&quot;)">
            <text:p/>
          </table:table-cell>
          <table:table-cell table:formula="of:=IF(AND([.$A82]&lt;&gt;&quot;&quot;;[.$A$104]=&quot;Y&quot;;[.J82]&lt;&gt;&quot;&quot;);[.J82];&quot;&quot;)">
            <text:p/>
          </table:table-cell>
          <table:table-cell table:formula="of:=IF(AND([.$A82]&lt;&gt;&quot;&quot;;[.$A$105]=&quot;Y&quot;;[.L82]&lt;&gt;&quot;&quot;);[.L82];&quot;&quot;)">
            <text:p/>
          </table:table-cell>
          <table:table-cell table:formula="of:=IF(AND([.$A82]&lt;&gt;&quot;&quot;;[.$M82]=[.Q82]);[.$A82]*[.Q82];&quot;&quot;)">
            <text:p/>
          </table:table-cell>
          <table:table-cell table:formula="of:=IF(AND([.$A82]&lt;&gt;&quot;&quot;;[.$M82]=[.R82]);[.$A82]*[.R82];&quot;&quot;)">
            <text:p/>
          </table:table-cell>
          <table:table-cell table:formula="of:=IF(AND([.$A82]&lt;&gt;&quot;&quot;;[.$M82]=[.S82]);[.$A82]*[.S82];&quot;&quot;)">
            <text:p/>
          </table:table-cell>
          <table:table-cell table:formula="of:=IF(AND([.$A82]&lt;&gt;&quot;&quot;;[.$M82]=[.T82]);[.$A82]*[.T82];&quot;&quot;)">
            <text:p/>
          </table:table-cell>
          <table:table-cell table:formula="of:=IF(AND([.$A82]&lt;&gt;&quot;&quot;;[.$M82]=[.U82]);[.$A82]*[.U82];&quot;&quot;)">
            <text:p/>
          </table:table-cell>
          <table:table-cell table:formula="of:=IF([.O82]&lt;&gt;&quot;&quot;;[.O82];0)+[.AA81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83]&lt;&gt;&quot;&quot;;MIN([.Q83:.U83]);&quot;&quot;)">
            <text:p/>
          </table:table-cell>
          <table:table-cell/>
          <table:table-cell table:formula="of:=IF([.A83]&lt;&gt;&quot;&quot;;[.A83]*[.M83];&quot;&quot;)">
            <text:p/>
          </table:table-cell>
          <table:table-cell table:formula="of:=IF([.A83]&lt;&gt;&quot;&quot;;[.AA83];&quot;&quot;)">
            <text:p/>
          </table:table-cell>
          <table:table-cell table:formula="of:=IF(AND([.$A83]&lt;&gt;&quot;&quot;;[.$A$101]=&quot;Y&quot;;[.D83]&lt;&gt;&quot;&quot;);[.D83];&quot;&quot;)">
            <text:p/>
          </table:table-cell>
          <table:table-cell table:formula="of:=IF(AND([.$A83]&lt;&gt;&quot;&quot;;[.$A$102]=&quot;Y&quot;;[.F83]&lt;&gt;&quot;&quot;);[.F83];&quot;&quot;)">
            <text:p/>
          </table:table-cell>
          <table:table-cell table:formula="of:=IF(AND([.$A83]&lt;&gt;&quot;&quot;;[.$A$103]=&quot;Y&quot;;[.H83]&lt;&gt;&quot;&quot;);[.H83];&quot;&quot;)">
            <text:p/>
          </table:table-cell>
          <table:table-cell table:formula="of:=IF(AND([.$A83]&lt;&gt;&quot;&quot;;[.$A$104]=&quot;Y&quot;;[.J83]&lt;&gt;&quot;&quot;);[.J83];&quot;&quot;)">
            <text:p/>
          </table:table-cell>
          <table:table-cell table:formula="of:=IF(AND([.$A83]&lt;&gt;&quot;&quot;;[.$A$105]=&quot;Y&quot;;[.L83]&lt;&gt;&quot;&quot;);[.L83];&quot;&quot;)">
            <text:p/>
          </table:table-cell>
          <table:table-cell table:formula="of:=IF(AND([.$A83]&lt;&gt;&quot;&quot;;[.$M83]=[.Q83]);[.$A83]*[.Q83];&quot;&quot;)">
            <text:p/>
          </table:table-cell>
          <table:table-cell table:formula="of:=IF(AND([.$A83]&lt;&gt;&quot;&quot;;[.$M83]=[.R83]);[.$A83]*[.R83];&quot;&quot;)">
            <text:p/>
          </table:table-cell>
          <table:table-cell table:formula="of:=IF(AND([.$A83]&lt;&gt;&quot;&quot;;[.$M83]=[.S83]);[.$A83]*[.S83];&quot;&quot;)">
            <text:p/>
          </table:table-cell>
          <table:table-cell table:formula="of:=IF(AND([.$A83]&lt;&gt;&quot;&quot;;[.$M83]=[.T83]);[.$A83]*[.T83];&quot;&quot;)">
            <text:p/>
          </table:table-cell>
          <table:table-cell table:formula="of:=IF(AND([.$A83]&lt;&gt;&quot;&quot;;[.$M83]=[.U83]);[.$A83]*[.U83];&quot;&quot;)">
            <text:p/>
          </table:table-cell>
          <table:table-cell table:formula="of:=IF([.O83]&lt;&gt;&quot;&quot;;[.O83];0)+[.AA82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84]&lt;&gt;&quot;&quot;;MIN([.Q84:.U84]);&quot;&quot;)">
            <text:p/>
          </table:table-cell>
          <table:table-cell/>
          <table:table-cell table:formula="of:=IF([.A84]&lt;&gt;&quot;&quot;;[.A84]*[.M84];&quot;&quot;)">
            <text:p/>
          </table:table-cell>
          <table:table-cell table:formula="of:=IF([.A84]&lt;&gt;&quot;&quot;;[.AA84];&quot;&quot;)">
            <text:p/>
          </table:table-cell>
          <table:table-cell table:formula="of:=IF(AND([.$A84]&lt;&gt;&quot;&quot;;[.$A$101]=&quot;Y&quot;;[.D84]&lt;&gt;&quot;&quot;);[.D84];&quot;&quot;)">
            <text:p/>
          </table:table-cell>
          <table:table-cell table:formula="of:=IF(AND([.$A84]&lt;&gt;&quot;&quot;;[.$A$102]=&quot;Y&quot;;[.F84]&lt;&gt;&quot;&quot;);[.F84];&quot;&quot;)">
            <text:p/>
          </table:table-cell>
          <table:table-cell table:formula="of:=IF(AND([.$A84]&lt;&gt;&quot;&quot;;[.$A$103]=&quot;Y&quot;;[.H84]&lt;&gt;&quot;&quot;);[.H84];&quot;&quot;)">
            <text:p/>
          </table:table-cell>
          <table:table-cell table:formula="of:=IF(AND([.$A84]&lt;&gt;&quot;&quot;;[.$A$104]=&quot;Y&quot;;[.J84]&lt;&gt;&quot;&quot;);[.J84];&quot;&quot;)">
            <text:p/>
          </table:table-cell>
          <table:table-cell table:formula="of:=IF(AND([.$A84]&lt;&gt;&quot;&quot;;[.$A$105]=&quot;Y&quot;;[.L84]&lt;&gt;&quot;&quot;);[.L84];&quot;&quot;)">
            <text:p/>
          </table:table-cell>
          <table:table-cell table:formula="of:=IF(AND([.$A84]&lt;&gt;&quot;&quot;;[.$M84]=[.Q84]);[.$A84]*[.Q84];&quot;&quot;)">
            <text:p/>
          </table:table-cell>
          <table:table-cell table:formula="of:=IF(AND([.$A84]&lt;&gt;&quot;&quot;;[.$M84]=[.R84]);[.$A84]*[.R84];&quot;&quot;)">
            <text:p/>
          </table:table-cell>
          <table:table-cell table:formula="of:=IF(AND([.$A84]&lt;&gt;&quot;&quot;;[.$M84]=[.S84]);[.$A84]*[.S84];&quot;&quot;)">
            <text:p/>
          </table:table-cell>
          <table:table-cell table:formula="of:=IF(AND([.$A84]&lt;&gt;&quot;&quot;;[.$M84]=[.T84]);[.$A84]*[.T84];&quot;&quot;)">
            <text:p/>
          </table:table-cell>
          <table:table-cell table:formula="of:=IF(AND([.$A84]&lt;&gt;&quot;&quot;;[.$M84]=[.U84]);[.$A84]*[.U84];&quot;&quot;)">
            <text:p/>
          </table:table-cell>
          <table:table-cell table:formula="of:=IF([.O84]&lt;&gt;&quot;&quot;;[.O84];0)+[.AA83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85]&lt;&gt;&quot;&quot;;MIN([.Q85:.U85]);&quot;&quot;)">
            <text:p/>
          </table:table-cell>
          <table:table-cell/>
          <table:table-cell table:formula="of:=IF([.A85]&lt;&gt;&quot;&quot;;[.A85]*[.M85];&quot;&quot;)">
            <text:p/>
          </table:table-cell>
          <table:table-cell table:formula="of:=IF([.A85]&lt;&gt;&quot;&quot;;[.AA85];&quot;&quot;)">
            <text:p/>
          </table:table-cell>
          <table:table-cell table:formula="of:=IF(AND([.$A85]&lt;&gt;&quot;&quot;;[.$A$101]=&quot;Y&quot;;[.D85]&lt;&gt;&quot;&quot;);[.D85];&quot;&quot;)">
            <text:p/>
          </table:table-cell>
          <table:table-cell table:formula="of:=IF(AND([.$A85]&lt;&gt;&quot;&quot;;[.$A$102]=&quot;Y&quot;;[.F85]&lt;&gt;&quot;&quot;);[.F85];&quot;&quot;)">
            <text:p/>
          </table:table-cell>
          <table:table-cell table:formula="of:=IF(AND([.$A85]&lt;&gt;&quot;&quot;;[.$A$103]=&quot;Y&quot;;[.H85]&lt;&gt;&quot;&quot;);[.H85];&quot;&quot;)">
            <text:p/>
          </table:table-cell>
          <table:table-cell table:formula="of:=IF(AND([.$A85]&lt;&gt;&quot;&quot;;[.$A$104]=&quot;Y&quot;;[.J85]&lt;&gt;&quot;&quot;);[.J85];&quot;&quot;)">
            <text:p/>
          </table:table-cell>
          <table:table-cell table:formula="of:=IF(AND([.$A85]&lt;&gt;&quot;&quot;;[.$A$105]=&quot;Y&quot;;[.L85]&lt;&gt;&quot;&quot;);[.L85];&quot;&quot;)">
            <text:p/>
          </table:table-cell>
          <table:table-cell table:formula="of:=IF(AND([.$A85]&lt;&gt;&quot;&quot;;[.$M85]=[.Q85]);[.$A85]*[.Q85];&quot;&quot;)">
            <text:p/>
          </table:table-cell>
          <table:table-cell table:formula="of:=IF(AND([.$A85]&lt;&gt;&quot;&quot;;[.$M85]=[.R85]);[.$A85]*[.R85];&quot;&quot;)">
            <text:p/>
          </table:table-cell>
          <table:table-cell table:formula="of:=IF(AND([.$A85]&lt;&gt;&quot;&quot;;[.$M85]=[.S85]);[.$A85]*[.S85];&quot;&quot;)">
            <text:p/>
          </table:table-cell>
          <table:table-cell table:formula="of:=IF(AND([.$A85]&lt;&gt;&quot;&quot;;[.$M85]=[.T85]);[.$A85]*[.T85];&quot;&quot;)">
            <text:p/>
          </table:table-cell>
          <table:table-cell table:formula="of:=IF(AND([.$A85]&lt;&gt;&quot;&quot;;[.$M85]=[.U85]);[.$A85]*[.U85];&quot;&quot;)">
            <text:p/>
          </table:table-cell>
          <table:table-cell table:formula="of:=IF([.O85]&lt;&gt;&quot;&quot;;[.O85];0)+[.AA84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86]&lt;&gt;&quot;&quot;;MIN([.Q86:.U86]);&quot;&quot;)">
            <text:p/>
          </table:table-cell>
          <table:table-cell/>
          <table:table-cell table:formula="of:=IF([.A86]&lt;&gt;&quot;&quot;;[.A86]*[.M86];&quot;&quot;)">
            <text:p/>
          </table:table-cell>
          <table:table-cell table:formula="of:=IF([.A86]&lt;&gt;&quot;&quot;;[.AA86];&quot;&quot;)">
            <text:p/>
          </table:table-cell>
          <table:table-cell table:formula="of:=IF(AND([.$A86]&lt;&gt;&quot;&quot;;[.$A$101]=&quot;Y&quot;;[.D86]&lt;&gt;&quot;&quot;);[.D86];&quot;&quot;)">
            <text:p/>
          </table:table-cell>
          <table:table-cell table:formula="of:=IF(AND([.$A86]&lt;&gt;&quot;&quot;;[.$A$102]=&quot;Y&quot;;[.F86]&lt;&gt;&quot;&quot;);[.F86];&quot;&quot;)">
            <text:p/>
          </table:table-cell>
          <table:table-cell table:formula="of:=IF(AND([.$A86]&lt;&gt;&quot;&quot;;[.$A$103]=&quot;Y&quot;;[.H86]&lt;&gt;&quot;&quot;);[.H86];&quot;&quot;)">
            <text:p/>
          </table:table-cell>
          <table:table-cell table:formula="of:=IF(AND([.$A86]&lt;&gt;&quot;&quot;;[.$A$104]=&quot;Y&quot;;[.J86]&lt;&gt;&quot;&quot;);[.J86];&quot;&quot;)">
            <text:p/>
          </table:table-cell>
          <table:table-cell table:formula="of:=IF(AND([.$A86]&lt;&gt;&quot;&quot;;[.$A$105]=&quot;Y&quot;;[.L86]&lt;&gt;&quot;&quot;);[.L86];&quot;&quot;)">
            <text:p/>
          </table:table-cell>
          <table:table-cell table:formula="of:=IF(AND([.$A86]&lt;&gt;&quot;&quot;;[.$M86]=[.Q86]);[.$A86]*[.Q86];&quot;&quot;)">
            <text:p/>
          </table:table-cell>
          <table:table-cell table:formula="of:=IF(AND([.$A86]&lt;&gt;&quot;&quot;;[.$M86]=[.R86]);[.$A86]*[.R86];&quot;&quot;)">
            <text:p/>
          </table:table-cell>
          <table:table-cell table:formula="of:=IF(AND([.$A86]&lt;&gt;&quot;&quot;;[.$M86]=[.S86]);[.$A86]*[.S86];&quot;&quot;)">
            <text:p/>
          </table:table-cell>
          <table:table-cell table:formula="of:=IF(AND([.$A86]&lt;&gt;&quot;&quot;;[.$M86]=[.T86]);[.$A86]*[.T86];&quot;&quot;)">
            <text:p/>
          </table:table-cell>
          <table:table-cell table:formula="of:=IF(AND([.$A86]&lt;&gt;&quot;&quot;;[.$M86]=[.U86]);[.$A86]*[.U86];&quot;&quot;)">
            <text:p/>
          </table:table-cell>
          <table:table-cell table:formula="of:=IF([.O86]&lt;&gt;&quot;&quot;;[.O86];0)+[.AA85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87]&lt;&gt;&quot;&quot;;MIN([.Q87:.U87]);&quot;&quot;)">
            <text:p/>
          </table:table-cell>
          <table:table-cell/>
          <table:table-cell table:formula="of:=IF([.A87]&lt;&gt;&quot;&quot;;[.A87]*[.M87];&quot;&quot;)">
            <text:p/>
          </table:table-cell>
          <table:table-cell table:formula="of:=IF([.A87]&lt;&gt;&quot;&quot;;[.AA87];&quot;&quot;)">
            <text:p/>
          </table:table-cell>
          <table:table-cell table:formula="of:=IF(AND([.$A87]&lt;&gt;&quot;&quot;;[.$A$101]=&quot;Y&quot;;[.D87]&lt;&gt;&quot;&quot;);[.D87];&quot;&quot;)">
            <text:p/>
          </table:table-cell>
          <table:table-cell table:formula="of:=IF(AND([.$A87]&lt;&gt;&quot;&quot;;[.$A$102]=&quot;Y&quot;;[.F87]&lt;&gt;&quot;&quot;);[.F87];&quot;&quot;)">
            <text:p/>
          </table:table-cell>
          <table:table-cell table:formula="of:=IF(AND([.$A87]&lt;&gt;&quot;&quot;;[.$A$103]=&quot;Y&quot;;[.H87]&lt;&gt;&quot;&quot;);[.H87];&quot;&quot;)">
            <text:p/>
          </table:table-cell>
          <table:table-cell table:formula="of:=IF(AND([.$A87]&lt;&gt;&quot;&quot;;[.$A$104]=&quot;Y&quot;;[.J87]&lt;&gt;&quot;&quot;);[.J87];&quot;&quot;)">
            <text:p/>
          </table:table-cell>
          <table:table-cell table:formula="of:=IF(AND([.$A87]&lt;&gt;&quot;&quot;;[.$A$105]=&quot;Y&quot;;[.L87]&lt;&gt;&quot;&quot;);[.L87];&quot;&quot;)">
            <text:p/>
          </table:table-cell>
          <table:table-cell table:formula="of:=IF(AND([.$A87]&lt;&gt;&quot;&quot;;[.$M87]=[.Q87]);[.$A87]*[.Q87];&quot;&quot;)">
            <text:p/>
          </table:table-cell>
          <table:table-cell table:formula="of:=IF(AND([.$A87]&lt;&gt;&quot;&quot;;[.$M87]=[.R87]);[.$A87]*[.R87];&quot;&quot;)">
            <text:p/>
          </table:table-cell>
          <table:table-cell table:formula="of:=IF(AND([.$A87]&lt;&gt;&quot;&quot;;[.$M87]=[.S87]);[.$A87]*[.S87];&quot;&quot;)">
            <text:p/>
          </table:table-cell>
          <table:table-cell table:formula="of:=IF(AND([.$A87]&lt;&gt;&quot;&quot;;[.$M87]=[.T87]);[.$A87]*[.T87];&quot;&quot;)">
            <text:p/>
          </table:table-cell>
          <table:table-cell table:formula="of:=IF(AND([.$A87]&lt;&gt;&quot;&quot;;[.$M87]=[.U87]);[.$A87]*[.U87];&quot;&quot;)">
            <text:p/>
          </table:table-cell>
          <table:table-cell table:formula="of:=IF([.O87]&lt;&gt;&quot;&quot;;[.O87];0)+[.AA86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88]&lt;&gt;&quot;&quot;;MIN([.Q88:.U88]);&quot;&quot;)">
            <text:p/>
          </table:table-cell>
          <table:table-cell/>
          <table:table-cell table:formula="of:=IF([.A88]&lt;&gt;&quot;&quot;;[.A88]*[.M88];&quot;&quot;)">
            <text:p/>
          </table:table-cell>
          <table:table-cell table:formula="of:=IF([.A88]&lt;&gt;&quot;&quot;;[.AA88];&quot;&quot;)">
            <text:p/>
          </table:table-cell>
          <table:table-cell table:formula="of:=IF(AND([.$A88]&lt;&gt;&quot;&quot;;[.$A$101]=&quot;Y&quot;;[.D88]&lt;&gt;&quot;&quot;);[.D88];&quot;&quot;)">
            <text:p/>
          </table:table-cell>
          <table:table-cell table:formula="of:=IF(AND([.$A88]&lt;&gt;&quot;&quot;;[.$A$102]=&quot;Y&quot;;[.F88]&lt;&gt;&quot;&quot;);[.F88];&quot;&quot;)">
            <text:p/>
          </table:table-cell>
          <table:table-cell table:formula="of:=IF(AND([.$A88]&lt;&gt;&quot;&quot;;[.$A$103]=&quot;Y&quot;;[.H88]&lt;&gt;&quot;&quot;);[.H88];&quot;&quot;)">
            <text:p/>
          </table:table-cell>
          <table:table-cell table:formula="of:=IF(AND([.$A88]&lt;&gt;&quot;&quot;;[.$A$104]=&quot;Y&quot;;[.J88]&lt;&gt;&quot;&quot;);[.J88];&quot;&quot;)">
            <text:p/>
          </table:table-cell>
          <table:table-cell table:formula="of:=IF(AND([.$A88]&lt;&gt;&quot;&quot;;[.$A$105]=&quot;Y&quot;;[.L88]&lt;&gt;&quot;&quot;);[.L88];&quot;&quot;)">
            <text:p/>
          </table:table-cell>
          <table:table-cell table:formula="of:=IF(AND([.$A88]&lt;&gt;&quot;&quot;;[.$M88]=[.Q88]);[.$A88]*[.Q88];&quot;&quot;)">
            <text:p/>
          </table:table-cell>
          <table:table-cell table:formula="of:=IF(AND([.$A88]&lt;&gt;&quot;&quot;;[.$M88]=[.R88]);[.$A88]*[.R88];&quot;&quot;)">
            <text:p/>
          </table:table-cell>
          <table:table-cell table:formula="of:=IF(AND([.$A88]&lt;&gt;&quot;&quot;;[.$M88]=[.S88]);[.$A88]*[.S88];&quot;&quot;)">
            <text:p/>
          </table:table-cell>
          <table:table-cell table:formula="of:=IF(AND([.$A88]&lt;&gt;&quot;&quot;;[.$M88]=[.T88]);[.$A88]*[.T88];&quot;&quot;)">
            <text:p/>
          </table:table-cell>
          <table:table-cell table:formula="of:=IF(AND([.$A88]&lt;&gt;&quot;&quot;;[.$M88]=[.U88]);[.$A88]*[.U88];&quot;&quot;)">
            <text:p/>
          </table:table-cell>
          <table:table-cell table:formula="of:=IF([.O88]&lt;&gt;&quot;&quot;;[.O88];0)+[.AA87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89]&lt;&gt;&quot;&quot;;MIN([.Q89:.U89]);&quot;&quot;)">
            <text:p/>
          </table:table-cell>
          <table:table-cell/>
          <table:table-cell table:formula="of:=IF([.A89]&lt;&gt;&quot;&quot;;[.A89]*[.M89];&quot;&quot;)">
            <text:p/>
          </table:table-cell>
          <table:table-cell table:formula="of:=IF([.A89]&lt;&gt;&quot;&quot;;[.AA89];&quot;&quot;)">
            <text:p/>
          </table:table-cell>
          <table:table-cell table:formula="of:=IF(AND([.$A89]&lt;&gt;&quot;&quot;;[.$A$101]=&quot;Y&quot;;[.D89]&lt;&gt;&quot;&quot;);[.D89];&quot;&quot;)">
            <text:p/>
          </table:table-cell>
          <table:table-cell table:formula="of:=IF(AND([.$A89]&lt;&gt;&quot;&quot;;[.$A$102]=&quot;Y&quot;;[.F89]&lt;&gt;&quot;&quot;);[.F89];&quot;&quot;)">
            <text:p/>
          </table:table-cell>
          <table:table-cell table:formula="of:=IF(AND([.$A89]&lt;&gt;&quot;&quot;;[.$A$103]=&quot;Y&quot;;[.H89]&lt;&gt;&quot;&quot;);[.H89];&quot;&quot;)">
            <text:p/>
          </table:table-cell>
          <table:table-cell table:formula="of:=IF(AND([.$A89]&lt;&gt;&quot;&quot;;[.$A$104]=&quot;Y&quot;;[.J89]&lt;&gt;&quot;&quot;);[.J89];&quot;&quot;)">
            <text:p/>
          </table:table-cell>
          <table:table-cell table:formula="of:=IF(AND([.$A89]&lt;&gt;&quot;&quot;;[.$A$105]=&quot;Y&quot;;[.L89]&lt;&gt;&quot;&quot;);[.L89];&quot;&quot;)">
            <text:p/>
          </table:table-cell>
          <table:table-cell table:formula="of:=IF(AND([.$A89]&lt;&gt;&quot;&quot;;[.$M89]=[.Q89]);[.$A89]*[.Q89];&quot;&quot;)">
            <text:p/>
          </table:table-cell>
          <table:table-cell table:formula="of:=IF(AND([.$A89]&lt;&gt;&quot;&quot;;[.$M89]=[.R89]);[.$A89]*[.R89];&quot;&quot;)">
            <text:p/>
          </table:table-cell>
          <table:table-cell table:formula="of:=IF(AND([.$A89]&lt;&gt;&quot;&quot;;[.$M89]=[.S89]);[.$A89]*[.S89];&quot;&quot;)">
            <text:p/>
          </table:table-cell>
          <table:table-cell table:formula="of:=IF(AND([.$A89]&lt;&gt;&quot;&quot;;[.$M89]=[.T89]);[.$A89]*[.T89];&quot;&quot;)">
            <text:p/>
          </table:table-cell>
          <table:table-cell table:formula="of:=IF(AND([.$A89]&lt;&gt;&quot;&quot;;[.$M89]=[.U89]);[.$A89]*[.U89];&quot;&quot;)">
            <text:p/>
          </table:table-cell>
          <table:table-cell table:formula="of:=IF([.O89]&lt;&gt;&quot;&quot;;[.O89];0)+[.AA88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90]&lt;&gt;&quot;&quot;;MIN([.Q90:.U90]);&quot;&quot;)">
            <text:p/>
          </table:table-cell>
          <table:table-cell/>
          <table:table-cell table:formula="of:=IF([.A90]&lt;&gt;&quot;&quot;;[.A90]*[.M90];&quot;&quot;)">
            <text:p/>
          </table:table-cell>
          <table:table-cell table:formula="of:=IF([.A90]&lt;&gt;&quot;&quot;;[.AA90];&quot;&quot;)">
            <text:p/>
          </table:table-cell>
          <table:table-cell table:formula="of:=IF(AND([.$A90]&lt;&gt;&quot;&quot;;[.$A$101]=&quot;Y&quot;;[.D90]&lt;&gt;&quot;&quot;);[.D90];&quot;&quot;)">
            <text:p/>
          </table:table-cell>
          <table:table-cell table:formula="of:=IF(AND([.$A90]&lt;&gt;&quot;&quot;;[.$A$102]=&quot;Y&quot;;[.F90]&lt;&gt;&quot;&quot;);[.F90];&quot;&quot;)">
            <text:p/>
          </table:table-cell>
          <table:table-cell table:formula="of:=IF(AND([.$A90]&lt;&gt;&quot;&quot;;[.$A$103]=&quot;Y&quot;;[.H90]&lt;&gt;&quot;&quot;);[.H90];&quot;&quot;)">
            <text:p/>
          </table:table-cell>
          <table:table-cell table:formula="of:=IF(AND([.$A90]&lt;&gt;&quot;&quot;;[.$A$104]=&quot;Y&quot;;[.J90]&lt;&gt;&quot;&quot;);[.J90];&quot;&quot;)">
            <text:p/>
          </table:table-cell>
          <table:table-cell table:formula="of:=IF(AND([.$A90]&lt;&gt;&quot;&quot;;[.$A$105]=&quot;Y&quot;;[.L90]&lt;&gt;&quot;&quot;);[.L90];&quot;&quot;)">
            <text:p/>
          </table:table-cell>
          <table:table-cell table:formula="of:=IF(AND([.$A90]&lt;&gt;&quot;&quot;;[.$M90]=[.Q90]);[.$A90]*[.Q90];&quot;&quot;)">
            <text:p/>
          </table:table-cell>
          <table:table-cell table:formula="of:=IF(AND([.$A90]&lt;&gt;&quot;&quot;;[.$M90]=[.R90]);[.$A90]*[.R90];&quot;&quot;)">
            <text:p/>
          </table:table-cell>
          <table:table-cell table:formula="of:=IF(AND([.$A90]&lt;&gt;&quot;&quot;;[.$M90]=[.S90]);[.$A90]*[.S90];&quot;&quot;)">
            <text:p/>
          </table:table-cell>
          <table:table-cell table:formula="of:=IF(AND([.$A90]&lt;&gt;&quot;&quot;;[.$M90]=[.T90]);[.$A90]*[.T90];&quot;&quot;)">
            <text:p/>
          </table:table-cell>
          <table:table-cell table:formula="of:=IF(AND([.$A90]&lt;&gt;&quot;&quot;;[.$M90]=[.U90]);[.$A90]*[.U90];&quot;&quot;)">
            <text:p/>
          </table:table-cell>
          <table:table-cell table:formula="of:=IF([.O90]&lt;&gt;&quot;&quot;;[.O90];0)+[.AA89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91]&lt;&gt;&quot;&quot;;MIN([.Q91:.U91]);&quot;&quot;)">
            <text:p/>
          </table:table-cell>
          <table:table-cell/>
          <table:table-cell table:formula="of:=IF([.A91]&lt;&gt;&quot;&quot;;[.A91]*[.M91];&quot;&quot;)">
            <text:p/>
          </table:table-cell>
          <table:table-cell table:formula="of:=IF([.A91]&lt;&gt;&quot;&quot;;[.AA91];&quot;&quot;)">
            <text:p/>
          </table:table-cell>
          <table:table-cell table:formula="of:=IF(AND([.$A91]&lt;&gt;&quot;&quot;;[.$A$101]=&quot;Y&quot;;[.D91]&lt;&gt;&quot;&quot;);[.D91];&quot;&quot;)">
            <text:p/>
          </table:table-cell>
          <table:table-cell table:formula="of:=IF(AND([.$A91]&lt;&gt;&quot;&quot;;[.$A$102]=&quot;Y&quot;;[.F91]&lt;&gt;&quot;&quot;);[.F91];&quot;&quot;)">
            <text:p/>
          </table:table-cell>
          <table:table-cell table:formula="of:=IF(AND([.$A91]&lt;&gt;&quot;&quot;;[.$A$103]=&quot;Y&quot;;[.H91]&lt;&gt;&quot;&quot;);[.H91];&quot;&quot;)">
            <text:p/>
          </table:table-cell>
          <table:table-cell table:formula="of:=IF(AND([.$A91]&lt;&gt;&quot;&quot;;[.$A$104]=&quot;Y&quot;;[.J91]&lt;&gt;&quot;&quot;);[.J91];&quot;&quot;)">
            <text:p/>
          </table:table-cell>
          <table:table-cell table:formula="of:=IF(AND([.$A91]&lt;&gt;&quot;&quot;;[.$A$105]=&quot;Y&quot;;[.L91]&lt;&gt;&quot;&quot;);[.L91];&quot;&quot;)">
            <text:p/>
          </table:table-cell>
          <table:table-cell table:formula="of:=IF(AND([.$A91]&lt;&gt;&quot;&quot;;[.$M91]=[.Q91]);[.$A91]*[.Q91];&quot;&quot;)">
            <text:p/>
          </table:table-cell>
          <table:table-cell table:formula="of:=IF(AND([.$A91]&lt;&gt;&quot;&quot;;[.$M91]=[.R91]);[.$A91]*[.R91];&quot;&quot;)">
            <text:p/>
          </table:table-cell>
          <table:table-cell table:formula="of:=IF(AND([.$A91]&lt;&gt;&quot;&quot;;[.$M91]=[.S91]);[.$A91]*[.S91];&quot;&quot;)">
            <text:p/>
          </table:table-cell>
          <table:table-cell table:formula="of:=IF(AND([.$A91]&lt;&gt;&quot;&quot;;[.$M91]=[.T91]);[.$A91]*[.T91];&quot;&quot;)">
            <text:p/>
          </table:table-cell>
          <table:table-cell table:formula="of:=IF(AND([.$A91]&lt;&gt;&quot;&quot;;[.$M91]=[.U91]);[.$A91]*[.U91];&quot;&quot;)">
            <text:p/>
          </table:table-cell>
          <table:table-cell table:formula="of:=IF([.O91]&lt;&gt;&quot;&quot;;[.O91];0)+[.AA90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92]&lt;&gt;&quot;&quot;;MIN([.Q92:.U92]);&quot;&quot;)">
            <text:p/>
          </table:table-cell>
          <table:table-cell/>
          <table:table-cell table:formula="of:=IF([.A92]&lt;&gt;&quot;&quot;;[.A92]*[.M92];&quot;&quot;)">
            <text:p/>
          </table:table-cell>
          <table:table-cell table:formula="of:=IF([.A92]&lt;&gt;&quot;&quot;;[.AA92];&quot;&quot;)">
            <text:p/>
          </table:table-cell>
          <table:table-cell table:formula="of:=IF(AND([.$A92]&lt;&gt;&quot;&quot;;[.$A$101]=&quot;Y&quot;;[.D92]&lt;&gt;&quot;&quot;);[.D92];&quot;&quot;)">
            <text:p/>
          </table:table-cell>
          <table:table-cell table:formula="of:=IF(AND([.$A92]&lt;&gt;&quot;&quot;;[.$A$102]=&quot;Y&quot;;[.F92]&lt;&gt;&quot;&quot;);[.F92];&quot;&quot;)">
            <text:p/>
          </table:table-cell>
          <table:table-cell table:formula="of:=IF(AND([.$A92]&lt;&gt;&quot;&quot;;[.$A$103]=&quot;Y&quot;;[.H92]&lt;&gt;&quot;&quot;);[.H92];&quot;&quot;)">
            <text:p/>
          </table:table-cell>
          <table:table-cell table:formula="of:=IF(AND([.$A92]&lt;&gt;&quot;&quot;;[.$A$104]=&quot;Y&quot;;[.J92]&lt;&gt;&quot;&quot;);[.J92];&quot;&quot;)">
            <text:p/>
          </table:table-cell>
          <table:table-cell table:formula="of:=IF(AND([.$A92]&lt;&gt;&quot;&quot;;[.$A$105]=&quot;Y&quot;;[.L92]&lt;&gt;&quot;&quot;);[.L92];&quot;&quot;)">
            <text:p/>
          </table:table-cell>
          <table:table-cell table:formula="of:=IF(AND([.$A92]&lt;&gt;&quot;&quot;;[.$M92]=[.Q92]);[.$A92]*[.Q92];&quot;&quot;)">
            <text:p/>
          </table:table-cell>
          <table:table-cell table:formula="of:=IF(AND([.$A92]&lt;&gt;&quot;&quot;;[.$M92]=[.R92]);[.$A92]*[.R92];&quot;&quot;)">
            <text:p/>
          </table:table-cell>
          <table:table-cell table:formula="of:=IF(AND([.$A92]&lt;&gt;&quot;&quot;;[.$M92]=[.S92]);[.$A92]*[.S92];&quot;&quot;)">
            <text:p/>
          </table:table-cell>
          <table:table-cell table:formula="of:=IF(AND([.$A92]&lt;&gt;&quot;&quot;;[.$M92]=[.T92]);[.$A92]*[.T92];&quot;&quot;)">
            <text:p/>
          </table:table-cell>
          <table:table-cell table:formula="of:=IF(AND([.$A92]&lt;&gt;&quot;&quot;;[.$M92]=[.U92]);[.$A92]*[.U92];&quot;&quot;)">
            <text:p/>
          </table:table-cell>
          <table:table-cell table:formula="of:=IF([.O92]&lt;&gt;&quot;&quot;;[.O92];0)+[.AA91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93]&lt;&gt;&quot;&quot;;MIN([.Q93:.U93]);&quot;&quot;)">
            <text:p/>
          </table:table-cell>
          <table:table-cell/>
          <table:table-cell table:formula="of:=IF([.A93]&lt;&gt;&quot;&quot;;[.A93]*[.M93];&quot;&quot;)">
            <text:p/>
          </table:table-cell>
          <table:table-cell table:formula="of:=IF([.A93]&lt;&gt;&quot;&quot;;[.AA93];&quot;&quot;)">
            <text:p/>
          </table:table-cell>
          <table:table-cell table:formula="of:=IF(AND([.$A93]&lt;&gt;&quot;&quot;;[.$A$101]=&quot;Y&quot;;[.D93]&lt;&gt;&quot;&quot;);[.D93];&quot;&quot;)">
            <text:p/>
          </table:table-cell>
          <table:table-cell table:formula="of:=IF(AND([.$A93]&lt;&gt;&quot;&quot;;[.$A$102]=&quot;Y&quot;;[.F93]&lt;&gt;&quot;&quot;);[.F93];&quot;&quot;)">
            <text:p/>
          </table:table-cell>
          <table:table-cell table:formula="of:=IF(AND([.$A93]&lt;&gt;&quot;&quot;;[.$A$103]=&quot;Y&quot;;[.H93]&lt;&gt;&quot;&quot;);[.H93];&quot;&quot;)">
            <text:p/>
          </table:table-cell>
          <table:table-cell table:formula="of:=IF(AND([.$A93]&lt;&gt;&quot;&quot;;[.$A$104]=&quot;Y&quot;;[.J93]&lt;&gt;&quot;&quot;);[.J93];&quot;&quot;)">
            <text:p/>
          </table:table-cell>
          <table:table-cell table:formula="of:=IF(AND([.$A93]&lt;&gt;&quot;&quot;;[.$A$105]=&quot;Y&quot;;[.L93]&lt;&gt;&quot;&quot;);[.L93];&quot;&quot;)">
            <text:p/>
          </table:table-cell>
          <table:table-cell table:formula="of:=IF(AND([.$A93]&lt;&gt;&quot;&quot;;[.$M93]=[.Q93]);[.$A93]*[.Q93];&quot;&quot;)">
            <text:p/>
          </table:table-cell>
          <table:table-cell table:formula="of:=IF(AND([.$A93]&lt;&gt;&quot;&quot;;[.$M93]=[.R93]);[.$A93]*[.R93];&quot;&quot;)">
            <text:p/>
          </table:table-cell>
          <table:table-cell table:formula="of:=IF(AND([.$A93]&lt;&gt;&quot;&quot;;[.$M93]=[.S93]);[.$A93]*[.S93];&quot;&quot;)">
            <text:p/>
          </table:table-cell>
          <table:table-cell table:formula="of:=IF(AND([.$A93]&lt;&gt;&quot;&quot;;[.$M93]=[.T93]);[.$A93]*[.T93];&quot;&quot;)">
            <text:p/>
          </table:table-cell>
          <table:table-cell table:formula="of:=IF(AND([.$A93]&lt;&gt;&quot;&quot;;[.$M93]=[.U93]);[.$A93]*[.U93];&quot;&quot;)">
            <text:p/>
          </table:table-cell>
          <table:table-cell table:formula="of:=IF([.O93]&lt;&gt;&quot;&quot;;[.O93];0)+[.AA92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94]&lt;&gt;&quot;&quot;;MIN([.Q94:.U94]);&quot;&quot;)">
            <text:p/>
          </table:table-cell>
          <table:table-cell/>
          <table:table-cell table:formula="of:=IF([.A94]&lt;&gt;&quot;&quot;;[.A94]*[.M94];&quot;&quot;)">
            <text:p/>
          </table:table-cell>
          <table:table-cell table:formula="of:=IF([.A94]&lt;&gt;&quot;&quot;;[.AA94];&quot;&quot;)">
            <text:p/>
          </table:table-cell>
          <table:table-cell table:formula="of:=IF(AND([.$A94]&lt;&gt;&quot;&quot;;[.$A$101]=&quot;Y&quot;;[.D94]&lt;&gt;&quot;&quot;);[.D94];&quot;&quot;)">
            <text:p/>
          </table:table-cell>
          <table:table-cell table:formula="of:=IF(AND([.$A94]&lt;&gt;&quot;&quot;;[.$A$102]=&quot;Y&quot;;[.F94]&lt;&gt;&quot;&quot;);[.F94];&quot;&quot;)">
            <text:p/>
          </table:table-cell>
          <table:table-cell table:formula="of:=IF(AND([.$A94]&lt;&gt;&quot;&quot;;[.$A$103]=&quot;Y&quot;;[.H94]&lt;&gt;&quot;&quot;);[.H94];&quot;&quot;)">
            <text:p/>
          </table:table-cell>
          <table:table-cell table:formula="of:=IF(AND([.$A94]&lt;&gt;&quot;&quot;;[.$A$104]=&quot;Y&quot;;[.J94]&lt;&gt;&quot;&quot;);[.J94];&quot;&quot;)">
            <text:p/>
          </table:table-cell>
          <table:table-cell table:formula="of:=IF(AND([.$A94]&lt;&gt;&quot;&quot;;[.$A$105]=&quot;Y&quot;;[.L94]&lt;&gt;&quot;&quot;);[.L94];&quot;&quot;)">
            <text:p/>
          </table:table-cell>
          <table:table-cell table:formula="of:=IF(AND([.$A94]&lt;&gt;&quot;&quot;;[.$M94]=[.Q94]);[.$A94]*[.Q94];&quot;&quot;)">
            <text:p/>
          </table:table-cell>
          <table:table-cell table:formula="of:=IF(AND([.$A94]&lt;&gt;&quot;&quot;;[.$M94]=[.R94]);[.$A94]*[.R94];&quot;&quot;)">
            <text:p/>
          </table:table-cell>
          <table:table-cell table:formula="of:=IF(AND([.$A94]&lt;&gt;&quot;&quot;;[.$M94]=[.S94]);[.$A94]*[.S94];&quot;&quot;)">
            <text:p/>
          </table:table-cell>
          <table:table-cell table:formula="of:=IF(AND([.$A94]&lt;&gt;&quot;&quot;;[.$M94]=[.T94]);[.$A94]*[.T94];&quot;&quot;)">
            <text:p/>
          </table:table-cell>
          <table:table-cell table:formula="of:=IF(AND([.$A94]&lt;&gt;&quot;&quot;;[.$M94]=[.U94]);[.$A94]*[.U94];&quot;&quot;)">
            <text:p/>
          </table:table-cell>
          <table:table-cell table:formula="of:=IF([.O94]&lt;&gt;&quot;&quot;;[.O94];0)+[.AA93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95]&lt;&gt;&quot;&quot;;MIN([.Q95:.U95]);&quot;&quot;)">
            <text:p/>
          </table:table-cell>
          <table:table-cell/>
          <table:table-cell table:formula="of:=IF([.A95]&lt;&gt;&quot;&quot;;[.A95]*[.M95];&quot;&quot;)">
            <text:p/>
          </table:table-cell>
          <table:table-cell table:formula="of:=IF([.A95]&lt;&gt;&quot;&quot;;[.AA95];&quot;&quot;)">
            <text:p/>
          </table:table-cell>
          <table:table-cell table:formula="of:=IF(AND([.$A95]&lt;&gt;&quot;&quot;;[.$A$101]=&quot;Y&quot;;[.D95]&lt;&gt;&quot;&quot;);[.D95];&quot;&quot;)">
            <text:p/>
          </table:table-cell>
          <table:table-cell table:formula="of:=IF(AND([.$A95]&lt;&gt;&quot;&quot;;[.$A$102]=&quot;Y&quot;;[.F95]&lt;&gt;&quot;&quot;);[.F95];&quot;&quot;)">
            <text:p/>
          </table:table-cell>
          <table:table-cell table:formula="of:=IF(AND([.$A95]&lt;&gt;&quot;&quot;;[.$A$103]=&quot;Y&quot;;[.H95]&lt;&gt;&quot;&quot;);[.H95];&quot;&quot;)">
            <text:p/>
          </table:table-cell>
          <table:table-cell table:formula="of:=IF(AND([.$A95]&lt;&gt;&quot;&quot;;[.$A$104]=&quot;Y&quot;;[.J95]&lt;&gt;&quot;&quot;);[.J95];&quot;&quot;)">
            <text:p/>
          </table:table-cell>
          <table:table-cell table:formula="of:=IF(AND([.$A95]&lt;&gt;&quot;&quot;;[.$A$105]=&quot;Y&quot;;[.L95]&lt;&gt;&quot;&quot;);[.L95];&quot;&quot;)">
            <text:p/>
          </table:table-cell>
          <table:table-cell table:formula="of:=IF(AND([.$A95]&lt;&gt;&quot;&quot;;[.$M95]=[.Q95]);[.$A95]*[.Q95];&quot;&quot;)">
            <text:p/>
          </table:table-cell>
          <table:table-cell table:formula="of:=IF(AND([.$A95]&lt;&gt;&quot;&quot;;[.$M95]=[.R95]);[.$A95]*[.R95];&quot;&quot;)">
            <text:p/>
          </table:table-cell>
          <table:table-cell table:formula="of:=IF(AND([.$A95]&lt;&gt;&quot;&quot;;[.$M95]=[.S95]);[.$A95]*[.S95];&quot;&quot;)">
            <text:p/>
          </table:table-cell>
          <table:table-cell table:formula="of:=IF(AND([.$A95]&lt;&gt;&quot;&quot;;[.$M95]=[.T95]);[.$A95]*[.T95];&quot;&quot;)">
            <text:p/>
          </table:table-cell>
          <table:table-cell table:formula="of:=IF(AND([.$A95]&lt;&gt;&quot;&quot;;[.$M95]=[.U95]);[.$A95]*[.U95];&quot;&quot;)">
            <text:p/>
          </table:table-cell>
          <table:table-cell table:formula="of:=IF([.O95]&lt;&gt;&quot;&quot;;[.O95];0)+[.AA94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96]&lt;&gt;&quot;&quot;;MIN([.Q96:.U96]);&quot;&quot;)">
            <text:p/>
          </table:table-cell>
          <table:table-cell/>
          <table:table-cell table:formula="of:=IF([.A96]&lt;&gt;&quot;&quot;;[.A96]*[.M96];&quot;&quot;)">
            <text:p/>
          </table:table-cell>
          <table:table-cell table:formula="of:=IF([.A96]&lt;&gt;&quot;&quot;;[.AA96];&quot;&quot;)">
            <text:p/>
          </table:table-cell>
          <table:table-cell table:formula="of:=IF(AND([.$A96]&lt;&gt;&quot;&quot;;[.$A$101]=&quot;Y&quot;;[.D96]&lt;&gt;&quot;&quot;);[.D96];&quot;&quot;)">
            <text:p/>
          </table:table-cell>
          <table:table-cell table:formula="of:=IF(AND([.$A96]&lt;&gt;&quot;&quot;;[.$A$102]=&quot;Y&quot;;[.F96]&lt;&gt;&quot;&quot;);[.F96];&quot;&quot;)">
            <text:p/>
          </table:table-cell>
          <table:table-cell table:formula="of:=IF(AND([.$A96]&lt;&gt;&quot;&quot;;[.$A$103]=&quot;Y&quot;;[.H96]&lt;&gt;&quot;&quot;);[.H96];&quot;&quot;)">
            <text:p/>
          </table:table-cell>
          <table:table-cell table:formula="of:=IF(AND([.$A96]&lt;&gt;&quot;&quot;;[.$A$104]=&quot;Y&quot;;[.J96]&lt;&gt;&quot;&quot;);[.J96];&quot;&quot;)">
            <text:p/>
          </table:table-cell>
          <table:table-cell table:formula="of:=IF(AND([.$A96]&lt;&gt;&quot;&quot;;[.$A$105]=&quot;Y&quot;;[.L96]&lt;&gt;&quot;&quot;);[.L96];&quot;&quot;)">
            <text:p/>
          </table:table-cell>
          <table:table-cell table:formula="of:=IF(AND([.$A96]&lt;&gt;&quot;&quot;;[.$M96]=[.Q96]);[.$A96]*[.Q96];&quot;&quot;)">
            <text:p/>
          </table:table-cell>
          <table:table-cell table:formula="of:=IF(AND([.$A96]&lt;&gt;&quot;&quot;;[.$M96]=[.R96]);[.$A96]*[.R96];&quot;&quot;)">
            <text:p/>
          </table:table-cell>
          <table:table-cell table:formula="of:=IF(AND([.$A96]&lt;&gt;&quot;&quot;;[.$M96]=[.S96]);[.$A96]*[.S96];&quot;&quot;)">
            <text:p/>
          </table:table-cell>
          <table:table-cell table:formula="of:=IF(AND([.$A96]&lt;&gt;&quot;&quot;;[.$M96]=[.T96]);[.$A96]*[.T96];&quot;&quot;)">
            <text:p/>
          </table:table-cell>
          <table:table-cell table:formula="of:=IF(AND([.$A96]&lt;&gt;&quot;&quot;;[.$M96]=[.U96]);[.$A96]*[.U96];&quot;&quot;)">
            <text:p/>
          </table:table-cell>
          <table:table-cell table:formula="of:=IF([.O96]&lt;&gt;&quot;&quot;;[.O96];0)+[.AA95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97]&lt;&gt;&quot;&quot;;MIN([.Q97:.U97]);&quot;&quot;)">
            <text:p/>
          </table:table-cell>
          <table:table-cell/>
          <table:table-cell table:formula="of:=IF([.A97]&lt;&gt;&quot;&quot;;[.A97]*[.M97];&quot;&quot;)">
            <text:p/>
          </table:table-cell>
          <table:table-cell table:formula="of:=IF([.A97]&lt;&gt;&quot;&quot;;[.AA97];&quot;&quot;)">
            <text:p/>
          </table:table-cell>
          <table:table-cell table:formula="of:=IF(AND([.$A97]&lt;&gt;&quot;&quot;;[.$A$101]=&quot;Y&quot;;[.D97]&lt;&gt;&quot;&quot;);[.D97];&quot;&quot;)">
            <text:p/>
          </table:table-cell>
          <table:table-cell table:formula="of:=IF(AND([.$A97]&lt;&gt;&quot;&quot;;[.$A$102]=&quot;Y&quot;;[.F97]&lt;&gt;&quot;&quot;);[.F97];&quot;&quot;)">
            <text:p/>
          </table:table-cell>
          <table:table-cell table:formula="of:=IF(AND([.$A97]&lt;&gt;&quot;&quot;;[.$A$103]=&quot;Y&quot;;[.H97]&lt;&gt;&quot;&quot;);[.H97];&quot;&quot;)">
            <text:p/>
          </table:table-cell>
          <table:table-cell table:formula="of:=IF(AND([.$A97]&lt;&gt;&quot;&quot;;[.$A$104]=&quot;Y&quot;;[.J97]&lt;&gt;&quot;&quot;);[.J97];&quot;&quot;)">
            <text:p/>
          </table:table-cell>
          <table:table-cell table:formula="of:=IF(AND([.$A97]&lt;&gt;&quot;&quot;;[.$A$105]=&quot;Y&quot;;[.L97]&lt;&gt;&quot;&quot;);[.L97];&quot;&quot;)">
            <text:p/>
          </table:table-cell>
          <table:table-cell table:formula="of:=IF(AND([.$A97]&lt;&gt;&quot;&quot;;[.$M97]=[.Q97]);[.$A97]*[.Q97];&quot;&quot;)">
            <text:p/>
          </table:table-cell>
          <table:table-cell table:formula="of:=IF(AND([.$A97]&lt;&gt;&quot;&quot;;[.$M97]=[.R97]);[.$A97]*[.R97];&quot;&quot;)">
            <text:p/>
          </table:table-cell>
          <table:table-cell table:formula="of:=IF(AND([.$A97]&lt;&gt;&quot;&quot;;[.$M97]=[.S97]);[.$A97]*[.S97];&quot;&quot;)">
            <text:p/>
          </table:table-cell>
          <table:table-cell table:formula="of:=IF(AND([.$A97]&lt;&gt;&quot;&quot;;[.$M97]=[.T97]);[.$A97]*[.T97];&quot;&quot;)">
            <text:p/>
          </table:table-cell>
          <table:table-cell table:formula="of:=IF(AND([.$A97]&lt;&gt;&quot;&quot;;[.$M97]=[.U97]);[.$A97]*[.U97];&quot;&quot;)">
            <text:p/>
          </table:table-cell>
          <table:table-cell table:formula="of:=IF([.O97]&lt;&gt;&quot;&quot;;[.O97];0)+[.AA96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98]&lt;&gt;&quot;&quot;;MIN([.Q98:.U98]);&quot;&quot;)">
            <text:p/>
          </table:table-cell>
          <table:table-cell/>
          <table:table-cell table:formula="of:=IF([.A98]&lt;&gt;&quot;&quot;;[.A98]*[.M98];&quot;&quot;)">
            <text:p/>
          </table:table-cell>
          <table:table-cell table:formula="of:=IF([.A98]&lt;&gt;&quot;&quot;;[.AA98];&quot;&quot;)">
            <text:p/>
          </table:table-cell>
          <table:table-cell table:formula="of:=IF(AND([.$A98]&lt;&gt;&quot;&quot;;[.$A$101]=&quot;Y&quot;;[.D98]&lt;&gt;&quot;&quot;);[.D98];&quot;&quot;)">
            <text:p/>
          </table:table-cell>
          <table:table-cell table:formula="of:=IF(AND([.$A98]&lt;&gt;&quot;&quot;;[.$A$102]=&quot;Y&quot;;[.F98]&lt;&gt;&quot;&quot;);[.F98];&quot;&quot;)">
            <text:p/>
          </table:table-cell>
          <table:table-cell table:formula="of:=IF(AND([.$A98]&lt;&gt;&quot;&quot;;[.$A$103]=&quot;Y&quot;;[.H98]&lt;&gt;&quot;&quot;);[.H98];&quot;&quot;)">
            <text:p/>
          </table:table-cell>
          <table:table-cell table:formula="of:=IF(AND([.$A98]&lt;&gt;&quot;&quot;;[.$A$104]=&quot;Y&quot;;[.J98]&lt;&gt;&quot;&quot;);[.J98];&quot;&quot;)">
            <text:p/>
          </table:table-cell>
          <table:table-cell table:formula="of:=IF(AND([.$A98]&lt;&gt;&quot;&quot;;[.$A$105]=&quot;Y&quot;;[.L98]&lt;&gt;&quot;&quot;);[.L98];&quot;&quot;)">
            <text:p/>
          </table:table-cell>
          <table:table-cell table:formula="of:=IF(AND([.$A98]&lt;&gt;&quot;&quot;;[.$M98]=[.Q98]);[.$A98]*[.Q98];&quot;&quot;)">
            <text:p/>
          </table:table-cell>
          <table:table-cell table:formula="of:=IF(AND([.$A98]&lt;&gt;&quot;&quot;;[.$M98]=[.R98]);[.$A98]*[.R98];&quot;&quot;)">
            <text:p/>
          </table:table-cell>
          <table:table-cell table:formula="of:=IF(AND([.$A98]&lt;&gt;&quot;&quot;;[.$M98]=[.S98]);[.$A98]*[.S98];&quot;&quot;)">
            <text:p/>
          </table:table-cell>
          <table:table-cell table:formula="of:=IF(AND([.$A98]&lt;&gt;&quot;&quot;;[.$M98]=[.T98]);[.$A98]*[.T98];&quot;&quot;)">
            <text:p/>
          </table:table-cell>
          <table:table-cell table:formula="of:=IF(AND([.$A98]&lt;&gt;&quot;&quot;;[.$M98]=[.U98]);[.$A98]*[.U98];&quot;&quot;)">
            <text:p/>
          </table:table-cell>
          <table:table-cell table:formula="of:=IF([.O98]&lt;&gt;&quot;&quot;;[.O98];0)+[.AA97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formula="of:=IF([.A99]&lt;&gt;&quot;&quot;;MIN([.Q99:.U99]);&quot;&quot;)">
            <text:p/>
          </table:table-cell>
          <table:table-cell/>
          <table:table-cell table:formula="of:=IF([.A99]&lt;&gt;&quot;&quot;;[.A99]*[.M99];&quot;&quot;)">
            <text:p/>
          </table:table-cell>
          <table:table-cell table:formula="of:=IF([.A99]&lt;&gt;&quot;&quot;;[.AA99];&quot;&quot;)">
            <text:p/>
          </table:table-cell>
          <table:table-cell table:formula="of:=IF(AND([.$A99]&lt;&gt;&quot;&quot;;[.$A$101]=&quot;Y&quot;;[.D99]&lt;&gt;&quot;&quot;);[.D99];&quot;&quot;)">
            <text:p/>
          </table:table-cell>
          <table:table-cell table:formula="of:=IF(AND([.$A99]&lt;&gt;&quot;&quot;;[.$A$102]=&quot;Y&quot;;[.F99]&lt;&gt;&quot;&quot;);[.F99];&quot;&quot;)">
            <text:p/>
          </table:table-cell>
          <table:table-cell table:formula="of:=IF(AND([.$A99]&lt;&gt;&quot;&quot;;[.$A$103]=&quot;Y&quot;;[.H99]&lt;&gt;&quot;&quot;);[.H99];&quot;&quot;)">
            <text:p/>
          </table:table-cell>
          <table:table-cell table:formula="of:=IF(AND([.$A99]&lt;&gt;&quot;&quot;;[.$A$104]=&quot;Y&quot;;[.J99]&lt;&gt;&quot;&quot;);[.J99];&quot;&quot;)">
            <text:p/>
          </table:table-cell>
          <table:table-cell table:formula="of:=IF(AND([.$A99]&lt;&gt;&quot;&quot;;[.$A$105]=&quot;Y&quot;;[.L99]&lt;&gt;&quot;&quot;);[.L99];&quot;&quot;)">
            <text:p/>
          </table:table-cell>
          <table:table-cell table:formula="of:=IF(AND([.$A99]&lt;&gt;&quot;&quot;;[.$M99]=[.Q99]);[.$A99]*[.Q99];&quot;&quot;)">
            <text:p/>
          </table:table-cell>
          <table:table-cell table:formula="of:=IF(AND([.$A99]&lt;&gt;&quot;&quot;;[.$M99]=[.R99]);[.$A99]*[.R99];&quot;&quot;)">
            <text:p/>
          </table:table-cell>
          <table:table-cell table:formula="of:=IF(AND([.$A99]&lt;&gt;&quot;&quot;;[.$M99]=[.S99]);[.$A99]*[.S99];&quot;&quot;)">
            <text:p/>
          </table:table-cell>
          <table:table-cell table:formula="of:=IF(AND([.$A99]&lt;&gt;&quot;&quot;;[.$M99]=[.T99]);[.$A99]*[.T99];&quot;&quot;)">
            <text:p/>
          </table:table-cell>
          <table:table-cell table:formula="of:=IF(AND([.$A99]&lt;&gt;&quot;&quot;;[.$M99]=[.U99]);[.$A99]*[.U99];&quot;&quot;)">
            <text:p/>
          </table:table-cell>
          <table:table-cell table:formula="of:=IF([.O99]&lt;&gt;&quot;&quot;;[.O99];0)+[.AA98]" office:value-type="currency" office:currency="USD" office:value="8.14977777777778">
            <text:p>$8.15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Enabled?</text:p>
          </table:table-cell>
          <table:table-cell table:style-name="ce3"/>
          <table:table-cell table:style-name="ce10"/>
          <table:table-cell table:style-name="ce15" office:value-type="string">
            <text:p>SubTotal</text:p>
          </table:table-cell>
          <table:table-cell table:style-name="ce18"/>
          <table:table-cell table:style-name="ce15" office:value-type="string">
            <text:p>Tax</text:p>
          </table:table-cell>
          <table:table-cell table:style-name="ce18"/>
          <table:table-cell table:style-name="ce15" office:value-type="string">
            <text:p>Shipping</text:p>
          </table:table-cell>
          <table:table-cell table:style-name="ce18"/>
          <table:table-cell table:style-name="ce15"/>
          <table:table-cell table:style-name="ce18"/>
          <table:table-cell table:style-name="ce15" table:number-columns-repeated="3"/>
          <table:table-cell table:style-name="ce15" office:value-type="string">
            <text:p>Total</text:p>
          </table:table-cell>
          <table:table-cell table:style-name="ce15" office:value-type="string">
            <text:p>Running</text:p>
          </table:table-cell>
          <table:table-cell table:style-name="ce21" table:number-columns-repeated="12"/>
          <table:table-cell table:style-name="ce23" table:number-columns-repeated="995"/>
          <table:table-cell/>
        </table:table-row>
        <table:table-row table:style-name="ro2">
          <table:table-cell table:style-name="ce2"/>
          <table:table-cell table:style-name="ce7" office:value-type="string">
            <text:p>Jameco</text:p>
          </table:table-cell>
          <table:table-cell table:style-name="ce11"/>
          <table:table-cell table:formula="of:=IF([.A101]=&quot;Y&quot;;SUM([.V2:.V99]);&quot;&quot;)">
            <text:p/>
          </table:table-cell>
          <table:table-cell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 table:number-columns-repeated="2"/>
          <table:table-cell/>
          <table:table-cell table:formula="of:=IF([.A101]=&quot;Y&quot;;SUM([.D101:.M101]);&quot;&quot;)">
            <text:p/>
          </table:table-cell>
          <table:table-cell table:formula="of:=IF([.A101]=&quot;Y&quot;;[.Q101];&quot;&quot;)">
            <text:p/>
          </table:table-cell>
          <table:table-cell table:formula="of:=IF([.O101]&lt;&gt;&quot;&quot;;[.O101];0)" office:value-type="currency" office:currency="USD" office:value="0">
            <text:p>$0.0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7" office:value-type="string">
            <text:p>Mouser</text:p>
          </table:table-cell>
          <table:table-cell table:style-name="ce11"/>
          <table:table-cell table:formula="of:=IF([.A102]=&quot;Y&quot;;SUM([.W2:.W99]);&quot;&quot;)">
            <text:p/>
          </table:table-cell>
          <table:table-cell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 table:number-columns-repeated="2"/>
          <table:table-cell/>
          <table:table-cell table:formula="of:=IF([.A102]=&quot;Y&quot;;SUM([.D102:.M102]);&quot;&quot;)">
            <text:p/>
          </table:table-cell>
          <table:table-cell table:formula="of:=IF([.A102]=&quot;Y&quot;;[.Q102];&quot;&quot;)">
            <text:p/>
          </table:table-cell>
          <table:table-cell table:formula="of:=IF([.O102]=&quot;&quot;;[.Q101];[.Q101]+[.O102])" office:value-type="currency" office:currency="USD" office:value="0">
            <text:p>$0.00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7" office:value-type="string">
            <text:p>Adafruit</text:p>
          </table:table-cell>
          <table:table-cell table:style-name="ce11"/>
          <table:table-cell table:formula="of:=IF([.A103]=&quot;Y&quot;;SUM([.$X2:.$X99]);&quot;&quot;)">
            <text:p/>
          </table:table-cell>
          <table:table-cell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 table:number-columns-repeated="2"/>
          <table:table-cell/>
          <table:table-cell table:formula="of:=IF([.A103]=&quot;Y&quot;;SUM([.D103:.M103]);&quot;&quot;)">
            <text:p/>
          </table:table-cell>
          <table:table-cell table:formula="of:=IF([.A103]=&quot;Y&quot;;[.Q103];&quot;&quot;)">
            <text:p/>
          </table:table-cell>
          <table:table-cell table:formula="of:=IF([.O103]=&quot;&quot;;[.Q102];[.Q102]+[.O103])" office:value-type="currency" office:currency="USD" office:value="0">
            <text:p>$0.00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Y</text:p>
          </table:table-cell>
          <table:table-cell table:style-name="ce7" office:value-type="string">
            <text:p>Digikey</text:p>
          </table:table-cell>
          <table:table-cell table:style-name="ce11"/>
          <table:table-cell table:formula="of:=IF([.A104]=&quot;Y&quot;;SUM([.Y2:.Y99]);&quot;&quot;)" office:value-type="currency" office:currency="USD" office:value="1.61377777777778">
            <text:p>$1.61</text:p>
          </table:table-cell>
          <table:table-cell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 table:number-columns-repeated="2"/>
          <table:table-cell/>
          <table:table-cell table:formula="of:=IF([.A104]=&quot;Y&quot;;SUM([.D104:.M104]);&quot;&quot;)" office:value-type="currency" office:currency="USD" office:value="1.61377777777778">
            <text:p>$1.61</text:p>
          </table:table-cell>
          <table:table-cell table:formula="of:=IF([.A104]=&quot;Y&quot;;[.Q104];&quot;&quot;)" office:value-type="currency" office:currency="USD" office:value="1.61377777777778">
            <text:p>$1.61</text:p>
          </table:table-cell>
          <table:table-cell table:formula="of:=IF([.O104]=&quot;&quot;;[.Q103];[.Q103]+[.O104])" office:value-type="currency" office:currency="USD" office:value="1.61377777777778">
            <text:p>$1.61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Y</text:p>
          </table:table-cell>
          <table:table-cell table:style-name="ce7" office:value-type="string">
            <text:p>Newark</text:p>
          </table:table-cell>
          <table:table-cell table:style-name="ce11"/>
          <table:table-cell table:formula="of:=IF([.A105]=&quot;Y&quot;;SUM([.Z2:.Z99]);&quot;&quot;)" office:value-type="currency" office:currency="USD" office:value="6.536">
            <text:p>$6.54</text:p>
          </table:table-cell>
          <table:table-cell/>
          <table:table-cell table:style-name="ce14"/>
          <table:table-cell table:style-name="ce17"/>
          <table:table-cell table:style-name="ce14"/>
          <table:table-cell table:style-name="ce17"/>
          <table:table-cell table:style-name="ce14"/>
          <table:table-cell table:style-name="ce17"/>
          <table:table-cell table:style-name="ce14" table:number-columns-repeated="2"/>
          <table:table-cell/>
          <table:table-cell table:formula="of:=IF([.A105]=&quot;Y&quot;;SUM([.D105:.M105]);&quot;&quot;)" office:value-type="currency" office:currency="USD" office:value="6.536">
            <text:p>$6.54</text:p>
          </table:table-cell>
          <table:table-cell table:formula="of:=IF([.A105]=&quot;Y&quot;;[.Q105];&quot;&quot;)" office:value-type="currency" office:currency="USD" office:value="8.14977777777778">
            <text:p>$8.15</text:p>
          </table:table-cell>
          <table:table-cell table:formula="of:=IF([.O105]=&quot;&quot;;[.Q104];[.Q104]+[.O105])" office:value-type="currency" office:currency="USD" office:value="8.14977777777778">
            <text:p>$8.15</text:p>
          </table:table-cell>
          <table:table-cell table:number-columns-repeated="1007"/>
        </table:table-row>
        <table:table-row table:style-name="ro1" table:number-rows-repeated="94">
          <table:table-cell table:number-columns-repeated="1024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1022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7">00/00/0000</text:date>, <text:time style:data-style-name="N2" text:time-value="0000-00-00T20:43:2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7:00:31</meta:creation-date>
    <dc:date>2014-08-17T21:35:53</dc:date>
    <meta:editing-duration>P1DT31M59S</meta:editing-duration>
    <meta:editing-cycles>12</meta:editing-cycles>
    <meta:generator>LibreOffice/3.6$Linux_X86_64 LibreOffice_project/360m1$Build-2</meta:generator>
    <meta:document-statistic meta:table-count="1" meta:cell-count="2086" meta:object-count="0"/>
  </office:meta>
</office:document-meta>
</file>